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57.997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5.9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e_example-kavr24-p12-oe_example-oe_example-memo-1-slnSeq-1-trace-0-AG-2024-06-04-10-04-2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\delta(us)</text:p>
          </table:table-cell>
          <table:table-cell table:style-name="ce1" office:value-type="percentage" office:value="0.9" calcext:value-type="percentage">
            <text:p>90.00%</text:p>
          </table:table-cell>
          <table:table-cell office:value-type="string" calcext:value-type="string">
            <text:p>OE</text:p>
          </table:table-cell>
          <table:table-cell table:style-name="Default" office:value-type="string" calcext:value-type="string">
            <text:p>PCT</text:p>
          </table:table-cell>
          <table:table-cell office:value-type="string" calcext:value-type="string">
            <text:p>Demand(us)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C.Runtime(s)</text:p>
          </table:table-cell>
          <table:table-cell office:value-type="string" calcext:value-type="string">
            <text:p>M(#)</text:p>
          </table:table-cell>
          <table:table-cell office:value-type="string" calcext:value-type="string">
            <text:p>W(RPM)</text:p>
          </table:table-cell>
          <table:table-cell office:value-type="string" calcext:value-type="string">
            <text:p>C(us)</text:p>
          </table:table-cell>
          <table:table-cell office:value-type="string" calcext:value-type="string">
            <text:p>A(RPM^2)</text:p>
          </table:table-cell>
          <table:table-cell office:value-type="string" calcext:value-type="string">
            <text:p>DELTA_SET(us)</text:p>
          </table:table-cell>
          <table:table-cell office:value-type="string" calcext:value-type="string">
            <text:p>PRECISION(#)</text:p>
          </table:table-cell>
          <table:table-cell office:value-type="string" calcext:value-type="string">
            <text:p>MAX RAM(bytes)</text:p>
          </table:table-cell>
          <table:table-cell office:value-type="string" calcext:value-type="string">
            <text:p>e_r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e_f</text:p>
          </table:table-cell>
          <table:table-cell office:value-type="string" calcext:value-type="string">
            <text:p>1-E</text:p>
          </table:table-cell>
          <table:table-cell office:value-type="string" calcext:value-type="string">
            <text:p>Sln Multiplier</text:p>
          </table:table-cell>
          <table:table-cell office:value-type="string" calcext:value-type="string">
            <text:p>Log time(YYYY-MM-DD-HH-MN-S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2]*0.9" office:value-type="float" office:value="9000" calcext:value-type="float">
            <text:p>9000</text:p>
          </table:table-cell>
          <table:table-cell table:formula="of:=[.B2]/[.E2]" office:value-type="string" office:string-value="" calcext:value-type="error">
            <text:p>#DIV/0!</text:p>
          </table:table-cell>
          <table:table-cell table:formula="of:=([.C2]-1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000316445999487769" calcext:value-type="float">
            <text:p>0.000316445999487769</text:p>
          </table:table-cell>
          <table:table-cell office:value-type="float" office:value="0.00138156799948774" calcext:value-type="float">
            <text:p>0.00138156799948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3]*0.9" office:value-type="float" office:value="18000" calcext:value-type="float">
            <text:p>18000</text:p>
          </table:table-cell>
          <table:table-cell table:formula="of:=[.B3]/[.E3]" office:value-type="float" office:value="30" calcext:value-type="float">
            <text:p>30</text:p>
          </table:table-cell>
          <table:table-cell table:formula="of:=([.C3]-1)" office:value-type="percentage" office:value="29" calcext:value-type="percentage">
            <text:p>2900.00%</text:p>
          </table:table-cell>
          <table:table-cell office:value-type="float" office:value="600" calcext:value-type="float">
            <text:p>600</text:p>
          </table:table-cell>
          <table:table-cell office:value-type="float" office:value="0.00025700100013637" calcext:value-type="float">
            <text:p>0.00025700100013637</text:p>
          </table:table-cell>
          <table:table-cell office:value-type="float" office:value="0.00164806800057704" calcext:value-type="float">
            <text:p>0.00164806800057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4]*0.9" office:value-type="float" office:value="27000" calcext:value-type="float">
            <text:p>27000</text:p>
          </table:table-cell>
          <table:table-cell table:formula="of:=[.B4]/[.E4]" office:value-type="float" office:value="45" calcext:value-type="float">
            <text:p>45</text:p>
          </table:table-cell>
          <table:table-cell table:formula="of:=([.C4]-1)" office:value-type="percentage" office:value="44" calcext:value-type="percentage">
            <text:p>4400.00%</text:p>
          </table:table-cell>
          <table:table-cell office:value-type="float" office:value="600" calcext:value-type="float">
            <text:p>600</text:p>
          </table:table-cell>
          <table:table-cell office:value-type="float" office:value="0.000306386000374914" calcext:value-type="float">
            <text:p>0.000306386000374914</text:p>
          </table:table-cell>
          <table:table-cell office:value-type="float" office:value="0.00196243100072024" calcext:value-type="float">
            <text:p>0.0019624310007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5]*0.9" office:value-type="float" office:value="36000" calcext:value-type="float">
            <text:p>36000</text:p>
          </table:table-cell>
          <table:table-cell table:formula="of:=[.B5]/[.E5]" office:value-type="float" office:value="30" calcext:value-type="float">
            <text:p>30</text:p>
          </table:table-cell>
          <table:table-cell table:formula="of:=([.C5]-1)" office:value-type="percentage" office:value="29" calcext:value-type="percentage">
            <text:p>2900.00%</text:p>
          </table:table-cell>
          <table:table-cell office:value-type="float" office:value="1200" calcext:value-type="float">
            <text:p>1200</text:p>
          </table:table-cell>
          <table:table-cell office:value-type="float" office:value="0.00112851800076896" calcext:value-type="float">
            <text:p>0.00112851800076896</text:p>
          </table:table-cell>
          <table:table-cell office:value-type="float" office:value="0.00310032500055968" calcext:value-type="float">
            <text:p>0.00310032500055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6]*0.9" office:value-type="float" office:value="45000" calcext:value-type="float">
            <text:p>45000</text:p>
          </table:table-cell>
          <table:table-cell table:formula="of:=[.B6]/[.E6]" office:value-type="float" office:value="37.5" calcext:value-type="float">
            <text:p>37.5</text:p>
          </table:table-cell>
          <table:table-cell table:formula="of:=([.C6]-1)" office:value-type="percentage" office:value="36.5" calcext:value-type="percentage">
            <text:p>3650.00%</text:p>
          </table:table-cell>
          <table:table-cell office:value-type="float" office:value="1200" calcext:value-type="float">
            <text:p>1200</text:p>
          </table:table-cell>
          <table:table-cell office:value-type="float" office:value="0.000317943000482046" calcext:value-type="float">
            <text:p>0.000317943000482046</text:p>
          </table:table-cell>
          <table:table-cell office:value-type="float" office:value="0.00342593499954091" calcext:value-type="float">
            <text:p>0.00342593499954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A7]*0.9" office:value-type="float" office:value="54000" calcext:value-type="float">
            <text:p>54000</text:p>
          </table:table-cell>
          <table:table-cell table:formula="of:=[.B7]/[.E7]" office:value-type="float" office:value="30" calcext:value-type="float">
            <text:p>30</text:p>
          </table:table-cell>
          <table:table-cell table:formula="of:=([.C7]-1)" office:value-type="percentage" office:value="29" calcext:value-type="percentage">
            <text:p>2900.00%</text:p>
          </table:table-cell>
          <table:table-cell office:value-type="float" office:value="1800" calcext:value-type="float">
            <text:p>1800</text:p>
          </table:table-cell>
          <table:table-cell office:value-type="float" office:value="0.00044586799958779" calcext:value-type="float">
            <text:p>0.00044586799958779</text:p>
          </table:table-cell>
          <table:table-cell office:value-type="float" office:value="0.00387853199936217" calcext:value-type="float">
            <text:p>0.00387853199936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[.A8]*0.9" office:value-type="float" office:value="63000" calcext:value-type="float">
            <text:p>63000</text:p>
          </table:table-cell>
          <table:table-cell table:formula="of:=[.B8]/[.E8]" office:value-type="float" office:value="35" calcext:value-type="float">
            <text:p>35</text:p>
          </table:table-cell>
          <table:table-cell table:formula="of:=([.C8]-1)" office:value-type="percentage" office:value="34" calcext:value-type="percentage">
            <text:p>3400.00%</text:p>
          </table:table-cell>
          <table:table-cell office:value-type="float" office:value="1800" calcext:value-type="float">
            <text:p>1800</text:p>
          </table:table-cell>
          <table:table-cell office:value-type="float" office:value="0.000463593998574652" calcext:value-type="float">
            <text:p>0.000463593998574652</text:p>
          </table:table-cell>
          <table:table-cell office:value-type="float" office:value="0.00434893499914324" calcext:value-type="float">
            <text:p>0.00434893499914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[.A9]*0.9" office:value-type="float" office:value="72000" calcext:value-type="float">
            <text:p>72000</text:p>
          </table:table-cell>
          <table:table-cell table:formula="of:=[.B9]/[.E9]" office:value-type="float" office:value="30" calcext:value-type="float">
            <text:p>30</text:p>
          </table:table-cell>
          <table:table-cell table:formula="of:=([.C9]-1)" office:value-type="percentage" office:value="29" calcext:value-type="percentage">
            <text:p>2900.00%</text:p>
          </table:table-cell>
          <table:table-cell office:value-type="float" office:value="2400" calcext:value-type="float">
            <text:p>2400</text:p>
          </table:table-cell>
          <table:table-cell office:value-type="float" office:value="0.000497093999001663" calcext:value-type="float">
            <text:p>0.000497093999001663</text:p>
          </table:table-cell>
          <table:table-cell office:value-type="float" office:value="0.00485289199968975" calcext:value-type="float">
            <text:p>0.00485289199968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[.A10]*0.9" office:value-type="float" office:value="81000" calcext:value-type="float">
            <text:p>81000</text:p>
          </table:table-cell>
          <table:table-cell table:formula="of:=[.B10]/[.E10]" office:value-type="float" office:value="33.75" calcext:value-type="float">
            <text:p>33.75</text:p>
          </table:table-cell>
          <table:table-cell table:formula="of:=([.C10]-1)" office:value-type="percentage" office:value="32.75" calcext:value-type="percentage">
            <text:p>3275.00%</text:p>
          </table:table-cell>
          <table:table-cell office:value-type="float" office:value="2400" calcext:value-type="float">
            <text:p>2400</text:p>
          </table:table-cell>
          <table:table-cell office:value-type="float" office:value="0.000477530000352999" calcext:value-type="float">
            <text:p>0.000477530000352999</text:p>
          </table:table-cell>
          <table:table-cell office:value-type="float" office:value="0.00533750400063582" calcext:value-type="float">
            <text:p>0.00533750400063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11]*0.9" office:value-type="float" office:value="90000" calcext:value-type="float">
            <text:p>90000</text:p>
          </table:table-cell>
          <table:table-cell table:formula="of:=[.B11]/[.E11]" office:value-type="float" office:value="1" calcext:value-type="float">
            <text:p>1</text:p>
          </table:table-cell>
          <table:table-cell table:formula="of:=([.C11]-1)" office:value-type="percentage" office:value="0" calcext:value-type="percentage">
            <text:p>0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0770569999076542" calcext:value-type="float">
            <text:p>0.000770569999076542</text:p>
          </table:table-cell>
          <table:table-cell office:value-type="float" office:value="0.00611415799903625" calcext:value-type="float">
            <text:p>0.00611415799903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formula="of:=[.A12]*0.9" office:value-type="float" office:value="99000" calcext:value-type="float">
            <text:p>99000</text:p>
          </table:table-cell>
          <table:table-cell table:formula="of:=[.B12]/[.E12]" office:value-type="float" office:value="1.1" calcext:value-type="float">
            <text:p>1.1</text:p>
          </table:table-cell>
          <table:table-cell table:formula="of:=([.C12]-1)" office:value-type="percentage" office:value="0.1" calcext:value-type="percentage">
            <text:p>10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110395599949698" calcext:value-type="float">
            <text:p>0.00110395599949698</text:p>
          </table:table-cell>
          <table:table-cell office:value-type="float" office:value="0.00722629499978211" calcext:value-type="float">
            <text:p>0.00722629499978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[.A13]*0.9" office:value-type="float" office:value="108000" calcext:value-type="float">
            <text:p>108000</text:p>
          </table:table-cell>
          <table:table-cell table:formula="of:=[.B13]/[.E13]" office:value-type="float" office:value="1.2" calcext:value-type="float">
            <text:p>1.2</text:p>
          </table:table-cell>
          <table:table-cell table:formula="of:=([.C13]-1)" office:value-type="percentage" office:value="0.2" calcext:value-type="percentage">
            <text:p>20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116791399887006" calcext:value-type="float">
            <text:p>0.00116791399887006</text:p>
          </table:table-cell>
          <table:table-cell office:value-type="float" office:value="0.00840169599905494" calcext:value-type="float">
            <text:p>0.00840169599905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table:formula="of:=[.A14]*0.9" office:value-type="float" office:value="117000" calcext:value-type="float">
            <text:p>117000</text:p>
          </table:table-cell>
          <table:table-cell table:formula="of:=[.B14]/[.E14]" office:value-type="float" office:value="1.3" calcext:value-type="float">
            <text:p>1.3</text:p>
          </table:table-cell>
          <table:table-cell table:formula="of:=([.C14]-1)" office:value-type="percentage" office:value="0.3" calcext:value-type="percentage">
            <text:p>30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107328900048742" calcext:value-type="float">
            <text:p>0.00107328900048742</text:p>
          </table:table-cell>
          <table:table-cell office:value-type="float" office:value="0.00948357500055863" calcext:value-type="float">
            <text:p>0.00948357500055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table:formula="of:=[.A15]*0.9" office:value-type="float" office:value="126000" calcext:value-type="float">
            <text:p>126000</text:p>
          </table:table-cell>
          <table:table-cell table:formula="of:=[.B15]/[.E15]" office:value-type="float" office:value="1.4" calcext:value-type="float">
            <text:p>1.4</text:p>
          </table:table-cell>
          <table:table-cell table:formula="of:=([.C15]-1)" office:value-type="percentage" office:value="0.4" calcext:value-type="percentage">
            <text:p>40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12162149996584" calcext:value-type="float">
            <text:p>0.0012162149996584</text:p>
          </table:table-cell>
          <table:table-cell office:value-type="float" office:value="0.0107072959999641" calcext:value-type="float">
            <text:p>0.0107072959999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[.A16]*0.9" office:value-type="float" office:value="135000" calcext:value-type="float">
            <text:p>135000</text:p>
          </table:table-cell>
          <table:table-cell table:formula="of:=[.B16]/[.E16]" office:value-type="float" office:value="1.49006622516556" calcext:value-type="float">
            <text:p>1.49006622516556</text:p>
          </table:table-cell>
          <table:table-cell table:formula="of:=([.C16]-1)" office:value-type="percentage" office:value="0.490066225165563" calcext:value-type="percentage">
            <text:p>49.01%</text:p>
          </table:table-cell>
          <table:table-cell office:value-type="float" office:value="90600" calcext:value-type="float">
            <text:p>90600</text:p>
          </table:table-cell>
          <table:table-cell office:value-type="float" office:value="0.00175057900014508" calcext:value-type="float">
            <text:p>0.00175057900014508</text:p>
          </table:table-cell>
          <table:table-cell office:value-type="float" office:value="0.0124661539994122" calcext:value-type="float">
            <text:p>0.0124661539994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table:formula="of:=[.A17]*0.9" office:value-type="float" office:value="144000" calcext:value-type="float">
            <text:p>144000</text:p>
          </table:table-cell>
          <table:table-cell table:formula="of:=[.B17]/[.E17]" office:value-type="float" office:value="1.58940397350993" calcext:value-type="float">
            <text:p>1.58940397350993</text:p>
          </table:table-cell>
          <table:table-cell table:formula="of:=([.C17]-1)" office:value-type="percentage" office:value="0.589403973509934" calcext:value-type="percentage">
            <text:p>58.94%</text:p>
          </table:table-cell>
          <table:table-cell office:value-type="float" office:value="90600" calcext:value-type="float">
            <text:p>90600</text:p>
          </table:table-cell>
          <table:table-cell office:value-type="float" office:value="0.00191716900008032" calcext:value-type="float">
            <text:p>0.00191716900008032</text:p>
          </table:table-cell>
          <table:table-cell office:value-type="float" office:value="0.0143946610005514" calcext:value-type="float">
            <text:p>0.0143946610005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table:formula="of:=[.A18]*0.9" office:value-type="float" office:value="153000" calcext:value-type="float">
            <text:p>153000</text:p>
          </table:table-cell>
          <table:table-cell table:formula="of:=[.B18]/[.E18]" office:value-type="float" office:value="1.6887417218543" calcext:value-type="float">
            <text:p>1.6887417218543</text:p>
          </table:table-cell>
          <table:table-cell table:formula="of:=([.C18]-1)" office:value-type="percentage" office:value="0.688741721854305" calcext:value-type="percentage">
            <text:p>68.87%</text:p>
          </table:table-cell>
          <table:table-cell office:value-type="float" office:value="90600" calcext:value-type="float">
            <text:p>90600</text:p>
          </table:table-cell>
          <table:table-cell office:value-type="float" office:value="0.00172445200041693" calcext:value-type="float">
            <text:p>0.00172445200041693</text:p>
          </table:table-cell>
          <table:table-cell office:value-type="float" office:value="0.0161288950002927" calcext:value-type="float">
            <text:p>0.0161288950002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[.A19]*0.9" office:value-type="float" office:value="162000" calcext:value-type="float">
            <text:p>162000</text:p>
          </table:table-cell>
          <table:table-cell table:formula="of:=[.B19]/[.E19]" office:value-type="float" office:value="1.78807947019868" calcext:value-type="float">
            <text:p>1.78807947019868</text:p>
          </table:table-cell>
          <table:table-cell table:formula="of:=([.C19]-1)" office:value-type="percentage" office:value="0.788079470198676" calcext:value-type="percentage">
            <text:p>78.81%</text:p>
          </table:table-cell>
          <table:table-cell office:value-type="float" office:value="90600" calcext:value-type="float">
            <text:p>90600</text:p>
          </table:table-cell>
          <table:table-cell office:value-type="float" office:value="0.00229293200027314" calcext:value-type="float">
            <text:p>0.00229293200027314</text:p>
          </table:table-cell>
          <table:table-cell office:value-type="float" office:value="0.0184379639995313" calcext:value-type="float">
            <text:p>0.0184379639995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table:formula="of:=[.A20]*0.9" office:value-type="float" office:value="171000" calcext:value-type="float">
            <text:p>171000</text:p>
          </table:table-cell>
          <table:table-cell table:formula="of:=[.B20]/[.E20]" office:value-type="float" office:value="1.875" calcext:value-type="float">
            <text:p>1.875</text:p>
          </table:table-cell>
          <table:table-cell table:formula="of:=([.C20]-1)" office:value-type="percentage" office:value="0.875" calcext:value-type="percentage">
            <text:p>87.50%</text:p>
          </table:table-cell>
          <table:table-cell office:value-type="float" office:value="91200" calcext:value-type="float">
            <text:p>91200</text:p>
          </table:table-cell>
          <table:table-cell office:value-type="float" office:value="0.00171887000033166" calcext:value-type="float">
            <text:p>0.00171887000033166</text:p>
          </table:table-cell>
          <table:table-cell office:value-type="float" office:value="0.0201633819997369" calcext:value-type="float">
            <text:p>0.0201633819997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A21]*0.9" office:value-type="float" office:value="180000" calcext:value-type="float">
            <text:p>180000</text:p>
          </table:table-cell>
          <table:table-cell table:formula="of:=[.B21]/[.E21]" office:value-type="float" office:value="1.97368421052632" calcext:value-type="float">
            <text:p>1.97368421052632</text:p>
          </table:table-cell>
          <table:table-cell table:formula="of:=([.C21]-1)" office:value-type="percentage" office:value="0.973684210526316" calcext:value-type="percentage">
            <text:p>97.37%</text:p>
          </table:table-cell>
          <table:table-cell office:value-type="float" office:value="91200" calcext:value-type="float">
            <text:p>91200</text:p>
          </table:table-cell>
          <table:table-cell office:value-type="float" office:value="0.00231457100016996" calcext:value-type="float">
            <text:p>0.00231457100016996</text:p>
          </table:table-cell>
          <table:table-cell office:value-type="float" office:value="0.0224876619995484" calcext:value-type="float">
            <text:p>0.0224876619995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table:formula="of:=[.A22]*0.9" office:value-type="float" office:value="189000" calcext:value-type="float">
            <text:p>189000</text:p>
          </table:table-cell>
          <table:table-cell table:formula="of:=[.B22]/[.E22]" office:value-type="float" office:value="2.05882352941176" calcext:value-type="float">
            <text:p>2.05882352941176</text:p>
          </table:table-cell>
          <table:table-cell table:formula="of:=([.C22]-1)" office:value-type="percentage" office:value="1.05882352941176" calcext:value-type="percentage">
            <text:p>105.88%</text:p>
          </table:table-cell>
          <table:table-cell office:value-type="float" office:value="91800" calcext:value-type="float">
            <text:p>91800</text:p>
          </table:table-cell>
          <table:table-cell office:value-type="float" office:value="0.00239155700000992" calcext:value-type="float">
            <text:p>0.00239155700000992</text:p>
          </table:table-cell>
          <table:table-cell office:value-type="float" office:value="0.0248880020008073" calcext:value-type="float">
            <text:p>0.0248880020008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table:formula="of:=[.A23]*0.9" office:value-type="float" office:value="198000" calcext:value-type="float">
            <text:p>198000</text:p>
          </table:table-cell>
          <table:table-cell table:formula="of:=[.B23]/[.E23]" office:value-type="float" office:value="2.15686274509804" calcext:value-type="float">
            <text:p>2.15686274509804</text:p>
          </table:table-cell>
          <table:table-cell table:formula="of:=([.C23]-1)" office:value-type="percentage" office:value="1.15686274509804" calcext:value-type="percentage">
            <text:p>115.69%</text:p>
          </table:table-cell>
          <table:table-cell office:value-type="float" office:value="91800" calcext:value-type="float">
            <text:p>91800</text:p>
          </table:table-cell>
          <table:table-cell office:value-type="float" office:value="0.00295756200102915" calcext:value-type="float">
            <text:p>0.00295756200102915</text:p>
          </table:table-cell>
          <table:table-cell office:value-type="float" office:value="0.0278534890003357" calcext:value-type="float">
            <text:p>0.0278534890003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table:formula="of:=[.A24]*0.9" office:value-type="float" office:value="207000" calcext:value-type="float">
            <text:p>207000</text:p>
          </table:table-cell>
          <table:table-cell table:formula="of:=[.B24]/[.E24]" office:value-type="float" office:value="2.25490196078431" calcext:value-type="float">
            <text:p>2.25490196078431</text:p>
          </table:table-cell>
          <table:table-cell table:formula="of:=([.C24]-1)" office:value-type="percentage" office:value="1.25490196078431" calcext:value-type="percentage">
            <text:p>125.49%</text:p>
          </table:table-cell>
          <table:table-cell office:value-type="float" office:value="91800" calcext:value-type="float">
            <text:p>91800</text:p>
          </table:table-cell>
          <table:table-cell office:value-type="float" office:value="0.00127383700055361" calcext:value-type="float">
            <text:p>0.00127383700055361</text:p>
          </table:table-cell>
          <table:table-cell office:value-type="float" office:value="0.0291428529999394" calcext:value-type="float">
            <text:p>0.0291428529999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table:formula="of:=[.A25]*0.9" office:value-type="float" office:value="216000" calcext:value-type="float">
            <text:p>216000</text:p>
          </table:table-cell>
          <table:table-cell table:formula="of:=[.B25]/[.E25]" office:value-type="float" office:value="1.2" calcext:value-type="float">
            <text:p>1.2</text:p>
          </table:table-cell>
          <table:table-cell table:formula="of:=([.C25]-1)" office:value-type="percentage" office:value="0.2" calcext:value-type="percentage">
            <text:p>20.00%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0014876990007906" calcext:value-type="float">
            <text:p>0.0014876990007906</text:p>
          </table:table-cell>
          <table:table-cell office:value-type="float" office:value="0.0306361490002018" calcext:value-type="float">
            <text:p>0.030636149000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[.A26]*0.9" office:value-type="float" office:value="225000" calcext:value-type="float">
            <text:p>225000</text:p>
          </table:table-cell>
          <table:table-cell table:formula="of:=[.B26]/[.E26]" office:value-type="float" office:value="1.25" calcext:value-type="float">
            <text:p>1.25</text:p>
          </table:table-cell>
          <table:table-cell table:formula="of:=([.C26]-1)" office:value-type="percentage" office:value="0.25" calcext:value-type="percentage">
            <text:p>25.00%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00303839000116568" calcext:value-type="float">
            <text:p>0.00303839000116568</text:p>
          </table:table-cell>
          <table:table-cell office:value-type="float" office:value="0.0336823350007762" calcext:value-type="float">
            <text:p>0.0336823350007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table:formula="of:=[.A27]*0.9" office:value-type="float" office:value="234000" calcext:value-type="float">
            <text:p>234000</text:p>
          </table:table-cell>
          <table:table-cell table:formula="of:=[.B27]/[.E27]" office:value-type="float" office:value="1.3" calcext:value-type="float">
            <text:p>1.3</text:p>
          </table:table-cell>
          <table:table-cell table:formula="of:=([.C27]-1)" office:value-type="percentage" office:value="0.3" calcext:value-type="percentage">
            <text:p>30.00%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00141712999902666" calcext:value-type="float">
            <text:p>0.00141712999902666</text:p>
          </table:table-cell>
          <table:table-cell office:value-type="float" office:value="0.0351058399992326" calcext:value-type="float">
            <text:p>0.0351058399992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table:formula="of:=[.A28]*0.9" office:value-type="float" office:value="243000" calcext:value-type="float">
            <text:p>243000</text:p>
          </table:table-cell>
          <table:table-cell table:formula="of:=[.B28]/[.E28]" office:value-type="float" office:value="1.35" calcext:value-type="float">
            <text:p>1.35</text:p>
          </table:table-cell>
          <table:table-cell table:formula="of:=([.C28]-1)" office:value-type="percentage" office:value="0.35" calcext:value-type="percentage">
            <text:p>35.00%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00192654300008144" calcext:value-type="float">
            <text:p>0.00192654300008144</text:p>
          </table:table-cell>
          <table:table-cell office:value-type="float" office:value="0.0370373829991877" calcext:value-type="float">
            <text:p>0.0370373829991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table:formula="of:=[.A29]*0.9" office:value-type="float" office:value="252000" calcext:value-type="float">
            <text:p>252000</text:p>
          </table:table-cell>
          <table:table-cell table:formula="of:=[.B29]/[.E29]" office:value-type="float" office:value="1.4" calcext:value-type="float">
            <text:p>1.4</text:p>
          </table:table-cell>
          <table:table-cell table:formula="of:=([.C29]-1)" office:value-type="percentage" office:value="0.4" calcext:value-type="percentage">
            <text:p>40.00%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00162937499953841" calcext:value-type="float">
            <text:p>0.00162937499953841</text:p>
          </table:table-cell>
          <table:table-cell office:value-type="float" office:value="0.0386721329996362" calcext:value-type="float">
            <text:p>0.0386721329996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table:formula="of:=[.A30]*0.9" office:value-type="float" office:value="261000" calcext:value-type="float">
            <text:p>261000</text:p>
          </table:table-cell>
          <table:table-cell table:formula="of:=[.B30]/[.E30]" office:value-type="float" office:value="1.44518272425249" calcext:value-type="float">
            <text:p>1.44518272425249</text:p>
          </table:table-cell>
          <table:table-cell table:formula="of:=([.C30]-1)" office:value-type="percentage" office:value="0.445182724252492" calcext:value-type="percentage">
            <text:p>44.52%</text:p>
          </table:table-cell>
          <table:table-cell office:value-type="float" office:value="180600" calcext:value-type="float">
            <text:p>180600</text:p>
          </table:table-cell>
          <table:table-cell office:value-type="float" office:value="0.00329740499910258" calcext:value-type="float">
            <text:p>0.00329740499910258</text:p>
          </table:table-cell>
          <table:table-cell office:value-type="float" office:value="0.0419747079995432" calcext:value-type="float">
            <text:p>0.0419747079995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A31]*0.9" office:value-type="float" office:value="270000" calcext:value-type="float">
            <text:p>270000</text:p>
          </table:table-cell>
          <table:table-cell table:formula="of:=[.B31]/[.E31]" office:value-type="float" office:value="1.49501661129568" calcext:value-type="float">
            <text:p>1.49501661129568</text:p>
          </table:table-cell>
          <table:table-cell table:formula="of:=([.C31]-1)" office:value-type="percentage" office:value="0.495016611295681" calcext:value-type="percentage">
            <text:p>49.50%</text:p>
          </table:table-cell>
          <table:table-cell office:value-type="float" office:value="180600" calcext:value-type="float">
            <text:p>180600</text:p>
          </table:table-cell>
          <table:table-cell office:value-type="float" office:value="0.003542511998603" calcext:value-type="float">
            <text:p>0.003542511998603</text:p>
          </table:table-cell>
          <table:table-cell office:value-type="float" office:value="0.0455268339992472" calcext:value-type="float">
            <text:p>0.0455268339992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table:formula="of:=[.A32]*0.9" office:value-type="float" office:value="279000" calcext:value-type="float">
            <text:p>279000</text:p>
          </table:table-cell>
          <table:table-cell table:formula="of:=[.B32]/[.E32]" office:value-type="float" office:value="1.54485049833887" calcext:value-type="float">
            <text:p>1.54485049833887</text:p>
          </table:table-cell>
          <table:table-cell table:formula="of:=([.C32]-1)" office:value-type="percentage" office:value="0.54485049833887" calcext:value-type="percentage">
            <text:p>54.49%</text:p>
          </table:table-cell>
          <table:table-cell office:value-type="float" office:value="180600" calcext:value-type="float">
            <text:p>180600</text:p>
          </table:table-cell>
          <table:table-cell office:value-type="float" office:value="0.00336191600035818" calcext:value-type="float">
            <text:p>0.00336191600035818</text:p>
          </table:table-cell>
          <table:table-cell office:value-type="float" office:value="0.0488993899998604" calcext:value-type="float">
            <text:p>0.0488993899998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table:formula="of:=[.A33]*0.9" office:value-type="float" office:value="288000" calcext:value-type="float">
            <text:p>288000</text:p>
          </table:table-cell>
          <table:table-cell table:formula="of:=[.B33]/[.E33]" office:value-type="float" office:value="1.58940397350993" calcext:value-type="float">
            <text:p>1.58940397350993</text:p>
          </table:table-cell>
          <table:table-cell table:formula="of:=([.C33]-1)" office:value-type="percentage" office:value="0.589403973509934" calcext:value-type="percentage">
            <text:p>58.94%</text:p>
          </table:table-cell>
          <table:table-cell office:value-type="float" office:value="181200" calcext:value-type="float">
            <text:p>181200</text:p>
          </table:table-cell>
          <table:table-cell office:value-type="float" office:value="0.00346828500005358" calcext:value-type="float">
            <text:p>0.00346828500005358</text:p>
          </table:table-cell>
          <table:table-cell office:value-type="float" office:value="0.0523770279996825" calcext:value-type="float">
            <text:p>0.0523770279996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table:formula="of:=[.A34]*0.9" office:value-type="float" office:value="297000" calcext:value-type="float">
            <text:p>297000</text:p>
          </table:table-cell>
          <table:table-cell table:formula="of:=[.B34]/[.E34]" office:value-type="float" office:value="1.63907284768212" calcext:value-type="float">
            <text:p>1.63907284768212</text:p>
          </table:table-cell>
          <table:table-cell table:formula="of:=([.C34]-1)" office:value-type="percentage" office:value="0.639072847682119" calcext:value-type="percentage">
            <text:p>63.91%</text:p>
          </table:table-cell>
          <table:table-cell office:value-type="float" office:value="181200" calcext:value-type="float">
            <text:p>181200</text:p>
          </table:table-cell>
          <table:table-cell office:value-type="float" office:value="0.00235302600049181" calcext:value-type="float">
            <text:p>0.00235302600049181</text:p>
          </table:table-cell>
          <table:table-cell office:value-type="float" office:value="0.0547387509996042" calcext:value-type="float">
            <text:p>0.0547387509996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table:formula="of:=[.A35]*0.9" office:value-type="float" office:value="306000" calcext:value-type="float">
            <text:p>306000</text:p>
          </table:table-cell>
          <table:table-cell table:formula="of:=[.B35]/[.E35]" office:value-type="float" office:value="1.6887417218543" calcext:value-type="float">
            <text:p>1.6887417218543</text:p>
          </table:table-cell>
          <table:table-cell table:formula="of:=([.C35]-1)" office:value-type="percentage" office:value="0.688741721854305" calcext:value-type="percentage">
            <text:p>68.87%</text:p>
          </table:table-cell>
          <table:table-cell office:value-type="float" office:value="181200" calcext:value-type="float">
            <text:p>181200</text:p>
          </table:table-cell>
          <table:table-cell office:value-type="float" office:value="0.00246789199991326" calcext:value-type="float">
            <text:p>0.00246789199991326</text:p>
          </table:table-cell>
          <table:table-cell office:value-type="float" office:value="0.0572121349996451" calcext:value-type="float">
            <text:p>0.0572121349996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[.A36]*0.9" office:value-type="float" office:value="315000" calcext:value-type="float">
            <text:p>315000</text:p>
          </table:table-cell>
          <table:table-cell table:formula="of:=[.B36]/[.E36]" office:value-type="float" office:value="1.73267326732673" calcext:value-type="float">
            <text:p>1.73267326732673</text:p>
          </table:table-cell>
          <table:table-cell table:formula="of:=([.C36]-1)" office:value-type="percentage" office:value="0.732673267326733" calcext:value-type="percentage">
            <text:p>73.27%</text:p>
          </table:table-cell>
          <table:table-cell office:value-type="float" office:value="181800" calcext:value-type="float">
            <text:p>181800</text:p>
          </table:table-cell>
          <table:table-cell office:value-type="float" office:value="0.00246553699980723" calcext:value-type="float">
            <text:p>0.00246553699980723</text:p>
          </table:table-cell>
          <table:table-cell office:value-type="float" office:value="0.0596837199991569" calcext:value-type="float">
            <text:p>0.059683719999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table:formula="of:=[.A37]*0.9" office:value-type="float" office:value="324000" calcext:value-type="float">
            <text:p>324000</text:p>
          </table:table-cell>
          <table:table-cell table:formula="of:=[.B37]/[.E37]" office:value-type="float" office:value="1.78217821782178" calcext:value-type="float">
            <text:p>1.78217821782178</text:p>
          </table:table-cell>
          <table:table-cell table:formula="of:=([.C37]-1)" office:value-type="percentage" office:value="0.782178217821782" calcext:value-type="percentage">
            <text:p>78.22%</text:p>
          </table:table-cell>
          <table:table-cell office:value-type="float" office:value="181800" calcext:value-type="float">
            <text:p>181800</text:p>
          </table:table-cell>
          <table:table-cell office:value-type="float" office:value="0.00532645999919623" calcext:value-type="float">
            <text:p>0.00532645999919623</text:p>
          </table:table-cell>
          <table:table-cell office:value-type="float" office:value="0.0650220249990525" calcext:value-type="float">
            <text:p>0.0650220249990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table:formula="of:=[.A38]*0.9" office:value-type="float" office:value="333000" calcext:value-type="float">
            <text:p>333000</text:p>
          </table:table-cell>
          <table:table-cell table:formula="of:=[.B38]/[.E38]" office:value-type="float" office:value="1.83168316831683" calcext:value-type="float">
            <text:p>1.83168316831683</text:p>
          </table:table-cell>
          <table:table-cell table:formula="of:=([.C38]-1)" office:value-type="percentage" office:value="0.831683168316832" calcext:value-type="percentage">
            <text:p>83.17%</text:p>
          </table:table-cell>
          <table:table-cell office:value-type="float" office:value="181800" calcext:value-type="float">
            <text:p>181800</text:p>
          </table:table-cell>
          <table:table-cell office:value-type="float" office:value="0.00243085600050108" calcext:value-type="float">
            <text:p>0.00243085600050108</text:p>
          </table:table-cell>
          <table:table-cell office:value-type="float" office:value="0.0674600750007812" calcext:value-type="float">
            <text:p>0.067460075000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table:formula="of:=[.A39]*0.9" office:value-type="float" office:value="342000" calcext:value-type="float">
            <text:p>342000</text:p>
          </table:table-cell>
          <table:table-cell table:formula="of:=[.B39]/[.E39]" office:value-type="float" office:value="1.26666666666667" calcext:value-type="float">
            <text:p>1.26666666666667</text:p>
          </table:table-cell>
          <table:table-cell table:formula="of:=([.C39]-1)" office:value-type="percentage" office:value="0.266666666666667" calcext:value-type="percentage">
            <text:p>26.67%</text:p>
          </table:table-cell>
          <table:table-cell office:value-type="float" office:value="270000" calcext:value-type="float">
            <text:p>270000</text:p>
          </table:table-cell>
          <table:table-cell office:value-type="float" office:value="0.00332736500058672" calcext:value-type="float">
            <text:p>0.00332736500058672</text:p>
          </table:table-cell>
          <table:table-cell office:value-type="float" office:value="0.0707930139997188" calcext:value-type="float">
            <text:p>0.0707930139997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table:formula="of:=[.A40]*0.9" office:value-type="float" office:value="351000" calcext:value-type="float">
            <text:p>351000</text:p>
          </table:table-cell>
          <table:table-cell table:formula="of:=[.B40]/[.E40]" office:value-type="float" office:value="1.3" calcext:value-type="float">
            <text:p>1.3</text:p>
          </table:table-cell>
          <table:table-cell table:formula="of:=([.C40]-1)" office:value-type="percentage" office:value="0.3" calcext:value-type="percentage">
            <text:p>30.00%</text:p>
          </table:table-cell>
          <table:table-cell office:value-type="float" office:value="270000" calcext:value-type="float">
            <text:p>270000</text:p>
          </table:table-cell>
          <table:table-cell office:value-type="float" office:value="0.00389562999953341" calcext:value-type="float">
            <text:p>0.00389562999953341</text:p>
          </table:table-cell>
          <table:table-cell office:value-type="float" office:value="0.0746946620001836" calcext:value-type="float">
            <text:p>0.0746946620001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A41]*0.9" office:value-type="float" office:value="360000" calcext:value-type="float">
            <text:p>360000</text:p>
          </table:table-cell>
          <table:table-cell table:formula="of:=[.B41]/[.E41]" office:value-type="float" office:value="1.33333333333333" calcext:value-type="float">
            <text:p>1.33333333333333</text:p>
          </table:table-cell>
          <table:table-cell table:formula="of:=([.C41]-1)" office:value-type="percentage" office:value="0.333333333333333" calcext:value-type="percentage">
            <text:p>33.33%</text:p>
          </table:table-cell>
          <table:table-cell office:value-type="float" office:value="270000" calcext:value-type="float">
            <text:p>270000</text:p>
          </table:table-cell>
          <table:table-cell office:value-type="float" office:value="0.00597131500035175" calcext:value-type="float">
            <text:p>0.00597131500035175</text:p>
          </table:table-cell>
          <table:table-cell office:value-type="float" office:value="0.0806738549999864" calcext:value-type="float">
            <text:p>0.0806738549999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table:formula="of:=[.A42]*0.9" office:value-type="float" office:value="369000" calcext:value-type="float">
            <text:p>369000</text:p>
          </table:table-cell>
          <table:table-cell table:formula="of:=[.B42]/[.E42]" office:value-type="float" office:value="1.36666666666667" calcext:value-type="float">
            <text:p>1.36666666666667</text:p>
          </table:table-cell>
          <table:table-cell table:formula="of:=([.C42]-1)" office:value-type="percentage" office:value="0.366666666666667" calcext:value-type="percentage">
            <text:p>36.67%</text:p>
          </table:table-cell>
          <table:table-cell office:value-type="float" office:value="270000" calcext:value-type="float">
            <text:p>270000</text:p>
          </table:table-cell>
          <table:table-cell office:value-type="float" office:value="0.00512081499982742" calcext:value-type="float">
            <text:p>0.00512081499982742</text:p>
          </table:table-cell>
          <table:table-cell office:value-type="float" office:value="0.0858059069996671" calcext:value-type="float">
            <text:p>0.0858059069996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table:formula="of:=[.A43]*0.9" office:value-type="float" office:value="378000" calcext:value-type="float">
            <text:p>378000</text:p>
          </table:table-cell>
          <table:table-cell table:formula="of:=[.B43]/[.E43]" office:value-type="float" office:value="1.39689578713969" calcext:value-type="float">
            <text:p>1.39689578713969</text:p>
          </table:table-cell>
          <table:table-cell table:formula="of:=([.C43]-1)" office:value-type="percentage" office:value="0.39689578713969" calcext:value-type="percentage">
            <text:p>39.69%</text:p>
          </table:table-cell>
          <table:table-cell office:value-type="float" office:value="270600" calcext:value-type="float">
            <text:p>270600</text:p>
          </table:table-cell>
          <table:table-cell office:value-type="float" office:value="0.00220297600026242" calcext:value-type="float">
            <text:p>0.00220297600026242</text:p>
          </table:table-cell>
          <table:table-cell office:value-type="float" office:value="0.0880132620004588" calcext:value-type="float">
            <text:p>0.0880132620004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table:formula="of:=[.A44]*0.9" office:value-type="float" office:value="387000" calcext:value-type="float">
            <text:p>387000</text:p>
          </table:table-cell>
          <table:table-cell table:formula="of:=[.B44]/[.E44]" office:value-type="float" office:value="1.43015521064302" calcext:value-type="float">
            <text:p>1.43015521064302</text:p>
          </table:table-cell>
          <table:table-cell table:formula="of:=([.C44]-1)" office:value-type="percentage" office:value="0.430155210643016" calcext:value-type="percentage">
            <text:p>43.02%</text:p>
          </table:table-cell>
          <table:table-cell office:value-type="float" office:value="270600" calcext:value-type="float">
            <text:p>270600</text:p>
          </table:table-cell>
          <table:table-cell office:value-type="float" office:value="0.00248438800008444" calcext:value-type="float">
            <text:p>0.00248438800008444</text:p>
          </table:table-cell>
          <table:table-cell office:value-type="float" office:value="0.0905017990007764" calcext:value-type="float">
            <text:p>0.0905017990007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table:formula="of:=[.A45]*0.9" office:value-type="float" office:value="396000" calcext:value-type="float">
            <text:p>396000</text:p>
          </table:table-cell>
          <table:table-cell table:formula="of:=[.B45]/[.E45]" office:value-type="float" office:value="1.46341463414634" calcext:value-type="float">
            <text:p>1.46341463414634</text:p>
          </table:table-cell>
          <table:table-cell table:formula="of:=([.C45]-1)" office:value-type="percentage" office:value="0.463414634146341" calcext:value-type="percentage">
            <text:p>46.34%</text:p>
          </table:table-cell>
          <table:table-cell office:value-type="float" office:value="270600" calcext:value-type="float">
            <text:p>270600</text:p>
          </table:table-cell>
          <table:table-cell office:value-type="float" office:value="0.00312278400087962" calcext:value-type="float">
            <text:p>0.00312278400087962</text:p>
          </table:table-cell>
          <table:table-cell office:value-type="float" office:value="0.0936314570008108" calcext:value-type="float">
            <text:p>0.0936314570008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table:formula="of:=[.A46]*0.9" office:value-type="float" office:value="405000" calcext:value-type="float">
            <text:p>405000</text:p>
          </table:table-cell>
          <table:table-cell table:formula="of:=[.B46]/[.E46]" office:value-type="float" office:value="1.49667405764967" calcext:value-type="float">
            <text:p>1.49667405764967</text:p>
          </table:table-cell>
          <table:table-cell table:formula="of:=([.C46]-1)" office:value-type="percentage" office:value="0.496674057649667" calcext:value-type="percentage">
            <text:p>49.67%</text:p>
          </table:table-cell>
          <table:table-cell office:value-type="float" office:value="270600" calcext:value-type="float">
            <text:p>270600</text:p>
          </table:table-cell>
          <table:table-cell office:value-type="float" office:value="0.00223707999975886" calcext:value-type="float">
            <text:p>0.00223707999975886</text:p>
          </table:table-cell>
          <table:table-cell office:value-type="float" office:value="0.0958722420000413" calcext:value-type="float">
            <text:p>0.0958722420000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table:formula="of:=[.A47]*0.9" office:value-type="float" office:value="414000" calcext:value-type="float">
            <text:p>414000</text:p>
          </table:table-cell>
          <table:table-cell table:formula="of:=[.B47]/[.E47]" office:value-type="float" office:value="1.52654867256637" calcext:value-type="float">
            <text:p>1.52654867256637</text:p>
          </table:table-cell>
          <table:table-cell table:formula="of:=([.C47]-1)" office:value-type="percentage" office:value="0.526548672566372" calcext:value-type="percentage">
            <text:p>52.65%</text:p>
          </table:table-cell>
          <table:table-cell office:value-type="float" office:value="271200" calcext:value-type="float">
            <text:p>271200</text:p>
          </table:table-cell>
          <table:table-cell office:value-type="float" office:value="0.00182461899930786" calcext:value-type="float">
            <text:p>0.00182461899930786</text:p>
          </table:table-cell>
          <table:table-cell office:value-type="float" office:value="0.0976999279992015" calcext:value-type="float">
            <text:p>0.097699927999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table:formula="of:=[.A48]*0.9" office:value-type="float" office:value="423000" calcext:value-type="float">
            <text:p>423000</text:p>
          </table:table-cell>
          <table:table-cell table:formula="of:=[.B48]/[.E48]" office:value-type="float" office:value="1.55973451327434" calcext:value-type="float">
            <text:p>1.55973451327434</text:p>
          </table:table-cell>
          <table:table-cell table:formula="of:=([.C48]-1)" office:value-type="percentage" office:value="0.559734513274336" calcext:value-type="percentage">
            <text:p>55.97%</text:p>
          </table:table-cell>
          <table:table-cell office:value-type="float" office:value="271200" calcext:value-type="float">
            <text:p>271200</text:p>
          </table:table-cell>
          <table:table-cell office:value-type="float" office:value="0.00158800000099291" calcext:value-type="float">
            <text:p>0.00158800000099291</text:p>
          </table:table-cell>
          <table:table-cell office:value-type="float" office:value="0.0992907920008292" calcext:value-type="float">
            <text:p>0.0992907920008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table:formula="of:=[.A49]*0.9" office:value-type="float" office:value="432000" calcext:value-type="float">
            <text:p>432000</text:p>
          </table:table-cell>
          <table:table-cell table:formula="of:=[.B49]/[.E49]" office:value-type="float" office:value="1.5929203539823" calcext:value-type="float">
            <text:p>1.5929203539823</text:p>
          </table:table-cell>
          <table:table-cell table:formula="of:=([.C49]-1)" office:value-type="percentage" office:value="0.592920353982301" calcext:value-type="percentage">
            <text:p>59.29%</text:p>
          </table:table-cell>
          <table:table-cell office:value-type="float" office:value="271200" calcext:value-type="float">
            <text:p>271200</text:p>
          </table:table-cell>
          <table:table-cell office:value-type="float" office:value="0.00194724100038002" calcext:value-type="float">
            <text:p>0.00194724100038002</text:p>
          </table:table-cell>
          <table:table-cell office:value-type="float" office:value="0.101240420999602" calcext:value-type="float">
            <text:p>0.101240420999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table:formula="of:=[.A50]*0.9" office:value-type="float" office:value="441000" calcext:value-type="float">
            <text:p>441000</text:p>
          </table:table-cell>
          <table:table-cell table:formula="of:=[.B50]/[.E50]" office:value-type="float" office:value="1.62251655629139" calcext:value-type="float">
            <text:p>1.62251655629139</text:p>
          </table:table-cell>
          <table:table-cell table:formula="of:=([.C50]-1)" office:value-type="percentage" office:value="0.622516556291391" calcext:value-type="percentage">
            <text:p>62.25%</text:p>
          </table:table-cell>
          <table:table-cell office:value-type="float" office:value="271800" calcext:value-type="float">
            <text:p>271800</text:p>
          </table:table-cell>
          <table:table-cell office:value-type="float" office:value="0.00273173999994469" calcext:value-type="float">
            <text:p>0.00273173999994469</text:p>
          </table:table-cell>
          <table:table-cell office:value-type="float" office:value="0.103975404999801" calcext:value-type="float">
            <text:p>0.10397540499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51]*0.9" office:value-type="float" office:value="450000" calcext:value-type="float">
            <text:p>450000</text:p>
          </table:table-cell>
          <table:table-cell table:formula="of:=[.B51]/[.E51]" office:value-type="float" office:value="1.65562913907285" calcext:value-type="float">
            <text:p>1.65562913907285</text:p>
          </table:table-cell>
          <table:table-cell table:formula="of:=([.C51]-1)" office:value-type="percentage" office:value="0.655629139072848" calcext:value-type="percentage">
            <text:p>65.56%</text:p>
          </table:table-cell>
          <table:table-cell office:value-type="float" office:value="271800" calcext:value-type="float">
            <text:p>271800</text:p>
          </table:table-cell>
          <table:table-cell office:value-type="float" office:value="0.00337970299915469" calcext:value-type="float">
            <text:p>0.00337970299915469</text:p>
          </table:table-cell>
          <table:table-cell office:value-type="float" office:value="0.107358512999781" calcext:value-type="float">
            <text:p>0.107358512999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table:formula="of:=[.A52]*0.9" office:value-type="float" office:value="459000" calcext:value-type="float">
            <text:p>459000</text:p>
          </table:table-cell>
          <table:table-cell table:formula="of:=[.B52]/[.E52]" office:value-type="float" office:value="1.275" calcext:value-type="float">
            <text:p>1.275</text:p>
          </table:table-cell>
          <table:table-cell table:formula="of:=([.C52]-1)" office:value-type="percentage" office:value="0.275" calcext:value-type="percentage">
            <text:p>27.50%</text:p>
          </table:table-cell>
          <table:table-cell office:value-type="float" office:value="360000" calcext:value-type="float">
            <text:p>360000</text:p>
          </table:table-cell>
          <table:table-cell office:value-type="float" office:value="0.0014406059999601" calcext:value-type="float">
            <text:p>0.0014406059999601</text:p>
          </table:table-cell>
          <table:table-cell office:value-type="float" office:value="0.10880255399934" calcext:value-type="float">
            <text:p>0.10880255399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table:formula="of:=[.A53]*0.9" office:value-type="float" office:value="468000" calcext:value-type="float">
            <text:p>468000</text:p>
          </table:table-cell>
          <table:table-cell table:formula="of:=[.B53]/[.E53]" office:value-type="float" office:value="1.3" calcext:value-type="float">
            <text:p>1.3</text:p>
          </table:table-cell>
          <table:table-cell table:formula="of:=([.C53]-1)" office:value-type="percentage" office:value="0.3" calcext:value-type="percentage">
            <text:p>30.00%</text:p>
          </table:table-cell>
          <table:table-cell office:value-type="float" office:value="360000" calcext:value-type="float">
            <text:p>360000</text:p>
          </table:table-cell>
          <table:table-cell office:value-type="float" office:value="0.00213296599940804" calcext:value-type="float">
            <text:p>0.00213296599940804</text:p>
          </table:table-cell>
          <table:table-cell office:value-type="float" office:value="0.11093790599989" calcext:value-type="float">
            <text:p>0.11093790599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table:formula="of:=[.A54]*0.9" office:value-type="float" office:value="477000" calcext:value-type="float">
            <text:p>477000</text:p>
          </table:table-cell>
          <table:table-cell table:formula="of:=[.B54]/[.E54]" office:value-type="float" office:value="1.325" calcext:value-type="float">
            <text:p>1.325</text:p>
          </table:table-cell>
          <table:table-cell table:formula="of:=([.C54]-1)" office:value-type="percentage" office:value="0.325" calcext:value-type="percentage">
            <text:p>32.50%</text:p>
          </table:table-cell>
          <table:table-cell office:value-type="float" office:value="360000" calcext:value-type="float">
            <text:p>360000</text:p>
          </table:table-cell>
          <table:table-cell office:value-type="float" office:value="0.00179514500086952" calcext:value-type="float">
            <text:p>0.00179514500086952</text:p>
          </table:table-cell>
          <table:table-cell office:value-type="float" office:value="0.112735999000506" calcext:value-type="float">
            <text:p>0.112735999000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table:formula="of:=[.A55]*0.9" office:value-type="float" office:value="486000" calcext:value-type="float">
            <text:p>486000</text:p>
          </table:table-cell>
          <table:table-cell table:formula="of:=[.B55]/[.E55]" office:value-type="float" office:value="1.35" calcext:value-type="float">
            <text:p>1.35</text:p>
          </table:table-cell>
          <table:table-cell table:formula="of:=([.C55]-1)" office:value-type="percentage" office:value="0.35" calcext:value-type="percentage">
            <text:p>35.00%</text:p>
          </table:table-cell>
          <table:table-cell office:value-type="float" office:value="360000" calcext:value-type="float">
            <text:p>360000</text:p>
          </table:table-cell>
          <table:table-cell office:value-type="float" office:value="0.00130906599952141" calcext:value-type="float">
            <text:p>0.00130906599952141</text:p>
          </table:table-cell>
          <table:table-cell office:value-type="float" office:value="0.114047664999816" calcext:value-type="float">
            <text:p>0.11404766499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table:formula="of:=[.A56]*0.9" office:value-type="float" office:value="495000" calcext:value-type="float">
            <text:p>495000</text:p>
          </table:table-cell>
          <table:table-cell table:formula="of:=[.B56]/[.E56]" office:value-type="float" office:value="1.375" calcext:value-type="float">
            <text:p>1.375</text:p>
          </table:table-cell>
          <table:table-cell table:formula="of:=([.C56]-1)" office:value-type="percentage" office:value="0.375" calcext:value-type="percentage">
            <text:p>37.50%</text:p>
          </table:table-cell>
          <table:table-cell office:value-type="float" office:value="360000" calcext:value-type="float">
            <text:p>360000</text:p>
          </table:table-cell>
          <table:table-cell office:value-type="float" office:value="0.00128601200049161" calcext:value-type="float">
            <text:p>0.00128601200049161</text:p>
          </table:table-cell>
          <table:table-cell office:value-type="float" office:value="0.11533534299997" calcext:value-type="float">
            <text:p>0.11533534299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table:formula="of:=[.A57]*0.9" office:value-type="float" office:value="504000" calcext:value-type="float">
            <text:p>504000</text:p>
          </table:table-cell>
          <table:table-cell table:formula="of:=[.B57]/[.E57]" office:value-type="float" office:value="1.39767054908486" calcext:value-type="float">
            <text:p>1.39767054908486</text:p>
          </table:table-cell>
          <table:table-cell table:formula="of:=([.C57]-1)" office:value-type="percentage" office:value="0.397670549084859" calcext:value-type="percentage">
            <text:p>39.77%</text:p>
          </table:table-cell>
          <table:table-cell office:value-type="float" office:value="360600" calcext:value-type="float">
            <text:p>360600</text:p>
          </table:table-cell>
          <table:table-cell office:value-type="float" office:value="0.00147545099935087" calcext:value-type="float">
            <text:p>0.00147545099935087</text:p>
          </table:table-cell>
          <table:table-cell office:value-type="float" office:value="0.116812345999278" calcext:value-type="float">
            <text:p>0.116812345999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table:formula="of:=[.A58]*0.9" office:value-type="float" office:value="513000" calcext:value-type="float">
            <text:p>513000</text:p>
          </table:table-cell>
          <table:table-cell table:formula="of:=[.B58]/[.E58]" office:value-type="float" office:value="1.42262895174709" calcext:value-type="float">
            <text:p>1.42262895174709</text:p>
          </table:table-cell>
          <table:table-cell table:formula="of:=([.C58]-1)" office:value-type="percentage" office:value="0.422628951747088" calcext:value-type="percentage">
            <text:p>42.26%</text:p>
          </table:table-cell>
          <table:table-cell office:value-type="float" office:value="360600" calcext:value-type="float">
            <text:p>360600</text:p>
          </table:table-cell>
          <table:table-cell office:value-type="float" office:value="0.00152313900071022" calcext:value-type="float">
            <text:p>0.00152313900071022</text:p>
          </table:table-cell>
          <table:table-cell office:value-type="float" office:value="0.118337429999883" calcext:value-type="float">
            <text:p>0.118337429999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table:formula="of:=[.A59]*0.9" office:value-type="float" office:value="522000" calcext:value-type="float">
            <text:p>522000</text:p>
          </table:table-cell>
          <table:table-cell table:formula="of:=[.B59]/[.E59]" office:value-type="float" office:value="1.44758735440932" calcext:value-type="float">
            <text:p>1.44758735440932</text:p>
          </table:table-cell>
          <table:table-cell table:formula="of:=([.C59]-1)" office:value-type="percentage" office:value="0.447587354409318" calcext:value-type="percentage">
            <text:p>44.76%</text:p>
          </table:table-cell>
          <table:table-cell office:value-type="float" office:value="360600" calcext:value-type="float">
            <text:p>360600</text:p>
          </table:table-cell>
          <table:table-cell office:value-type="float" office:value="0.00146409299850347" calcext:value-type="float">
            <text:p>0.00146409299850347</text:p>
          </table:table-cell>
          <table:table-cell office:value-type="float" office:value="0.119803260999106" calcext:value-type="float">
            <text:p>0.119803260999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table:formula="of:=[.A60]*0.9" office:value-type="float" office:value="531000" calcext:value-type="float">
            <text:p>531000</text:p>
          </table:table-cell>
          <table:table-cell table:formula="of:=[.B60]/[.E60]" office:value-type="float" office:value="1.47009966777409" calcext:value-type="float">
            <text:p>1.47009966777409</text:p>
          </table:table-cell>
          <table:table-cell table:formula="of:=([.C60]-1)" office:value-type="percentage" office:value="0.470099667774086" calcext:value-type="percentage">
            <text:p>47.01%</text:p>
          </table:table-cell>
          <table:table-cell office:value-type="float" office:value="361200" calcext:value-type="float">
            <text:p>361200</text:p>
          </table:table-cell>
          <table:table-cell office:value-type="float" office:value="0.00153037599920935" calcext:value-type="float">
            <text:p>0.00153037599920935</text:p>
          </table:table-cell>
          <table:table-cell office:value-type="float" office:value="0.121334933999606" calcext:value-type="float">
            <text:p>0.121334933999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A61]*0.9" office:value-type="float" office:value="540000" calcext:value-type="float">
            <text:p>540000</text:p>
          </table:table-cell>
          <table:table-cell table:formula="of:=[.B61]/[.E61]" office:value-type="float" office:value="1.49501661129568" calcext:value-type="float">
            <text:p>1.49501661129568</text:p>
          </table:table-cell>
          <table:table-cell table:formula="of:=([.C61]-1)" office:value-type="percentage" office:value="0.495016611295681" calcext:value-type="percentage">
            <text:p>49.50%</text:p>
          </table:table-cell>
          <table:table-cell office:value-type="float" office:value="361200" calcext:value-type="float">
            <text:p>361200</text:p>
          </table:table-cell>
          <table:table-cell office:value-type="float" office:value="0.0015859739996813" calcext:value-type="float">
            <text:p>0.0015859739996813</text:p>
          </table:table-cell>
          <table:table-cell office:value-type="float" office:value="0.122922362999816" calcext:value-type="float">
            <text:p>0.12292236299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table:formula="of:=[.A62]*0.9" office:value-type="float" office:value="549000" calcext:value-type="float">
            <text:p>549000</text:p>
          </table:table-cell>
          <table:table-cell table:formula="of:=[.B62]/[.E62]" office:value-type="float" office:value="1.51993355481728" calcext:value-type="float">
            <text:p>1.51993355481728</text:p>
          </table:table-cell>
          <table:table-cell table:formula="of:=([.C62]-1)" office:value-type="percentage" office:value="0.519933554817276" calcext:value-type="percentage">
            <text:p>51.99%</text:p>
          </table:table-cell>
          <table:table-cell office:value-type="float" office:value="361200" calcext:value-type="float">
            <text:p>361200</text:p>
          </table:table-cell>
          <table:table-cell office:value-type="float" office:value="0.00140816000021005" calcext:value-type="float">
            <text:p>0.00140816000021005</text:p>
          </table:table-cell>
          <table:table-cell office:value-type="float" office:value="0.124332143999709" calcext:value-type="float">
            <text:p>0.124332143999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table:formula="of:=[.A63]*0.9" office:value-type="float" office:value="558000" calcext:value-type="float">
            <text:p>558000</text:p>
          </table:table-cell>
          <table:table-cell table:formula="of:=[.B63]/[.E63]" office:value-type="float" office:value="1.54228855721393" calcext:value-type="float">
            <text:p>1.54228855721393</text:p>
          </table:table-cell>
          <table:table-cell table:formula="of:=([.C63]-1)" office:value-type="percentage" office:value="0.54228855721393" calcext:value-type="percentage">
            <text:p>54.23%</text:p>
          </table:table-cell>
          <table:table-cell office:value-type="float" office:value="361800" calcext:value-type="float">
            <text:p>361800</text:p>
          </table:table-cell>
          <table:table-cell office:value-type="float" office:value="0.00152696299846866" calcext:value-type="float">
            <text:p>0.00152696299846866</text:p>
          </table:table-cell>
          <table:table-cell office:value-type="float" office:value="0.125860296999235" calcext:value-type="float">
            <text:p>0.125860296999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table:formula="of:=[.A64]*0.9" office:value-type="float" office:value="567000" calcext:value-type="float">
            <text:p>567000</text:p>
          </table:table-cell>
          <table:table-cell table:formula="of:=[.B64]/[.E64]" office:value-type="float" office:value="1.56716417910448" calcext:value-type="float">
            <text:p>1.56716417910448</text:p>
          </table:table-cell>
          <table:table-cell table:formula="of:=([.C64]-1)" office:value-type="percentage" office:value="0.567164179104478" calcext:value-type="percentage">
            <text:p>56.72%</text:p>
          </table:table-cell>
          <table:table-cell office:value-type="float" office:value="361800" calcext:value-type="float">
            <text:p>361800</text:p>
          </table:table-cell>
          <table:table-cell office:value-type="float" office:value="0.00163004500063835" calcext:value-type="float">
            <text:p>0.00163004500063835</text:p>
          </table:table-cell>
          <table:table-cell office:value-type="float" office:value="0.127492022000297" calcext:value-type="float">
            <text:p>0.127492022000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table:formula="of:=[.A65]*0.9" office:value-type="float" office:value="576000" calcext:value-type="float">
            <text:p>576000</text:p>
          </table:table-cell>
          <table:table-cell table:formula="of:=[.B65]/[.E65]" office:value-type="float" office:value="1.59203980099503" calcext:value-type="float">
            <text:p>1.59203980099503</text:p>
          </table:table-cell>
          <table:table-cell table:formula="of:=([.C65]-1)" office:value-type="percentage" office:value="0.592039800995025" calcext:value-type="percentage">
            <text:p>59.20%</text:p>
          </table:table-cell>
          <table:table-cell office:value-type="float" office:value="361800" calcext:value-type="float">
            <text:p>361800</text:p>
          </table:table-cell>
          <table:table-cell office:value-type="float" office:value="0.00171102899912512" calcext:value-type="float">
            <text:p>0.00171102899912512</text:p>
          </table:table-cell>
          <table:table-cell office:value-type="float" office:value="0.129204967999613" calcext:value-type="float">
            <text:p>0.129204967999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table:formula="of:=[.A66]*0.9" office:value-type="float" office:value="585000" calcext:value-type="float">
            <text:p>585000</text:p>
          </table:table-cell>
          <table:table-cell table:formula="of:=[.B66]/[.E66]" office:value-type="float" office:value="1.3" calcext:value-type="float">
            <text:p>1.3</text:p>
          </table:table-cell>
          <table:table-cell table:formula="of:=([.C66]-1)" office:value-type="percentage" office:value="0.3" calcext:value-type="percentage">
            <text:p>30.00%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154938699961349" calcext:value-type="float">
            <text:p>0.00154938699961349</text:p>
          </table:table-cell>
          <table:table-cell office:value-type="float" office:value="0.130755971000326" calcext:value-type="float">
            <text:p>0.130755971000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table:formula="of:=[.A67]*0.9" office:value-type="float" office:value="594000" calcext:value-type="float">
            <text:p>594000</text:p>
          </table:table-cell>
          <table:table-cell table:formula="of:=[.B67]/[.E67]" office:value-type="float" office:value="1.32" calcext:value-type="float">
            <text:p>1.32</text:p>
          </table:table-cell>
          <table:table-cell table:formula="of:=([.C67]-1)" office:value-type="percentage" office:value="0.32" calcext:value-type="percentage">
            <text:p>32.00%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147193100019649" calcext:value-type="float">
            <text:p>0.00147193100019649</text:p>
          </table:table-cell>
          <table:table-cell office:value-type="float" office:value="0.13222902599955" calcext:value-type="float">
            <text:p>0.13222902599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table:formula="of:=[.A68]*0.9" office:value-type="float" office:value="603000" calcext:value-type="float">
            <text:p>603000</text:p>
          </table:table-cell>
          <table:table-cell table:formula="of:=[.B68]/[.E68]" office:value-type="float" office:value="1.34" calcext:value-type="float">
            <text:p>1.34</text:p>
          </table:table-cell>
          <table:table-cell table:formula="of:=([.C68]-1)" office:value-type="percentage" office:value="0.34" calcext:value-type="percentage">
            <text:p>34.00%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146325800051272" calcext:value-type="float">
            <text:p>0.00146325800051272</text:p>
          </table:table-cell>
          <table:table-cell office:value-type="float" office:value="0.133693321000465" calcext:value-type="float">
            <text:p>0.133693321000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table:formula="of:=[.A69]*0.9" office:value-type="float" office:value="612000" calcext:value-type="float">
            <text:p>612000</text:p>
          </table:table-cell>
          <table:table-cell table:formula="of:=[.B69]/[.E69]" office:value-type="float" office:value="1.36" calcext:value-type="float">
            <text:p>1.36</text:p>
          </table:table-cell>
          <table:table-cell table:formula="of:=([.C69]-1)" office:value-type="percentage" office:value="0.36" calcext:value-type="percentage">
            <text:p>36.00%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147387899960449" calcext:value-type="float">
            <text:p>0.00147387899960449</text:p>
          </table:table-cell>
          <table:table-cell office:value-type="float" office:value="0.135168327999054" calcext:value-type="float">
            <text:p>0.135168327999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table:formula="of:=[.A70]*0.9" office:value-type="float" office:value="621000" calcext:value-type="float">
            <text:p>621000</text:p>
          </table:table-cell>
          <table:table-cell table:formula="of:=[.B70]/[.E70]" office:value-type="float" office:value="1.38" calcext:value-type="float">
            <text:p>1.38</text:p>
          </table:table-cell>
          <table:table-cell table:formula="of:=([.C70]-1)" office:value-type="percentage" office:value="0.38" calcext:value-type="percentage">
            <text:p>38.00%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168544999905862" calcext:value-type="float">
            <text:p>0.00168544999905862</text:p>
          </table:table-cell>
          <table:table-cell office:value-type="float" office:value="0.136854648999361" calcext:value-type="float">
            <text:p>0.136854648999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A71]*0.9" office:value-type="float" office:value="630000" calcext:value-type="float">
            <text:p>630000</text:p>
          </table:table-cell>
          <table:table-cell table:formula="of:=[.B71]/[.E71]" office:value-type="float" office:value="1.39813581890812" calcext:value-type="float">
            <text:p>1.39813581890812</text:p>
          </table:table-cell>
          <table:table-cell table:formula="of:=([.C71]-1)" office:value-type="percentage" office:value="0.398135818908123" calcext:value-type="percentage">
            <text:p>39.81%</text:p>
          </table:table-cell>
          <table:table-cell office:value-type="float" office:value="450600" calcext:value-type="float">
            <text:p>450600</text:p>
          </table:table-cell>
          <table:table-cell office:value-type="float" office:value="0.00157182600014494" calcext:value-type="float">
            <text:p>0.00157182600014494</text:p>
          </table:table-cell>
          <table:table-cell office:value-type="float" office:value="0.138427583000521" calcext:value-type="float">
            <text:p>0.13842758300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table:formula="of:=[.A72]*0.9" office:value-type="float" office:value="639000" calcext:value-type="float">
            <text:p>639000</text:p>
          </table:table-cell>
          <table:table-cell table:formula="of:=[.B72]/[.E72]" office:value-type="float" office:value="1.41810918774967" calcext:value-type="float">
            <text:p>1.41810918774967</text:p>
          </table:table-cell>
          <table:table-cell table:formula="of:=([.C72]-1)" office:value-type="percentage" office:value="0.418109187749667" calcext:value-type="percentage">
            <text:p>41.81%</text:p>
          </table:table-cell>
          <table:table-cell office:value-type="float" office:value="450600" calcext:value-type="float">
            <text:p>450600</text:p>
          </table:table-cell>
          <table:table-cell office:value-type="float" office:value="0.00232054799926118" calcext:value-type="float">
            <text:p>0.00232054799926118</text:p>
          </table:table-cell>
          <table:table-cell office:value-type="float" office:value="0.140749090000099" calcext:value-type="float">
            <text:p>0.14074909000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table:formula="of:=[.A73]*0.9" office:value-type="float" office:value="648000" calcext:value-type="float">
            <text:p>648000</text:p>
          </table:table-cell>
          <table:table-cell table:formula="of:=[.B73]/[.E73]" office:value-type="float" office:value="1.43808255659121" calcext:value-type="float">
            <text:p>1.43808255659121</text:p>
          </table:table-cell>
          <table:table-cell table:formula="of:=([.C73]-1)" office:value-type="percentage" office:value="0.438082556591212" calcext:value-type="percentage">
            <text:p>43.81%</text:p>
          </table:table-cell>
          <table:table-cell office:value-type="float" office:value="450600" calcext:value-type="float">
            <text:p>450600</text:p>
          </table:table-cell>
          <table:table-cell office:value-type="float" office:value="0.00258488200051943" calcext:value-type="float">
            <text:p>0.00258488200051943</text:p>
          </table:table-cell>
          <table:table-cell office:value-type="float" office:value="0.143338148000112" calcext:value-type="float">
            <text:p>0.14333814800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table:formula="of:=[.A74]*0.9" office:value-type="float" office:value="657000" calcext:value-type="float">
            <text:p>657000</text:p>
          </table:table-cell>
          <table:table-cell table:formula="of:=[.B74]/[.E74]" office:value-type="float" office:value="1.4561170212766" calcext:value-type="float">
            <text:p>1.4561170212766</text:p>
          </table:table-cell>
          <table:table-cell table:formula="of:=([.C74]-1)" office:value-type="percentage" office:value="0.456117021276596" calcext:value-type="percentage">
            <text:p>45.61%</text:p>
          </table:table-cell>
          <table:table-cell office:value-type="float" office:value="451200" calcext:value-type="float">
            <text:p>451200</text:p>
          </table:table-cell>
          <table:table-cell office:value-type="float" office:value="0.00180371699934767" calcext:value-type="float">
            <text:p>0.00180371699934767</text:p>
          </table:table-cell>
          <table:table-cell office:value-type="float" office:value="0.145143689000179" calcext:value-type="float">
            <text:p>0.145143689000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table:formula="of:=[.A75]*0.9" office:value-type="float" office:value="666000" calcext:value-type="float">
            <text:p>666000</text:p>
          </table:table-cell>
          <table:table-cell table:formula="of:=[.B75]/[.E75]" office:value-type="float" office:value="1.47606382978723" calcext:value-type="float">
            <text:p>1.47606382978723</text:p>
          </table:table-cell>
          <table:table-cell table:formula="of:=([.C75]-1)" office:value-type="percentage" office:value="0.476063829787234" calcext:value-type="percentage">
            <text:p>47.61%</text:p>
          </table:table-cell>
          <table:table-cell office:value-type="float" office:value="451200" calcext:value-type="float">
            <text:p>451200</text:p>
          </table:table-cell>
          <table:table-cell office:value-type="float" office:value="0.00183460100015509" calcext:value-type="float">
            <text:p>0.00183460100015509</text:p>
          </table:table-cell>
          <table:table-cell office:value-type="float" office:value="0.146979506000207" calcext:value-type="float">
            <text:p>0.14697950600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76]*0.9" office:value-type="float" office:value="675000" calcext:value-type="float">
            <text:p>675000</text:p>
          </table:table-cell>
          <table:table-cell table:formula="of:=[.B76]/[.E76]" office:value-type="float" office:value="1.49601063829787" calcext:value-type="float">
            <text:p>1.49601063829787</text:p>
          </table:table-cell>
          <table:table-cell table:formula="of:=([.C76]-1)" office:value-type="percentage" office:value="0.496010638297872" calcext:value-type="percentage">
            <text:p>49.60%</text:p>
          </table:table-cell>
          <table:table-cell office:value-type="float" office:value="451200" calcext:value-type="float">
            <text:p>451200</text:p>
          </table:table-cell>
          <table:table-cell office:value-type="float" office:value="0.00227833999997529" calcext:value-type="float">
            <text:p>0.00227833999997529</text:p>
          </table:table-cell>
          <table:table-cell office:value-type="float" office:value="0.149258936000479" calcext:value-type="float">
            <text:p>0.149258936000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table:formula="of:=[.A77]*0.9" office:value-type="float" office:value="684000" calcext:value-type="float">
            <text:p>684000</text:p>
          </table:table-cell>
          <table:table-cell table:formula="of:=[.B77]/[.E77]" office:value-type="float" office:value="1.51394422310757" calcext:value-type="float">
            <text:p>1.51394422310757</text:p>
          </table:table-cell>
          <table:table-cell table:formula="of:=([.C77]-1)" office:value-type="percentage" office:value="0.51394422310757" calcext:value-type="percentage">
            <text:p>51.39%</text:p>
          </table:table-cell>
          <table:table-cell office:value-type="float" office:value="451800" calcext:value-type="float">
            <text:p>451800</text:p>
          </table:table-cell>
          <table:table-cell office:value-type="float" office:value="0.00189400399904116" calcext:value-type="float">
            <text:p>0.00189400399904116</text:p>
          </table:table-cell>
          <table:table-cell office:value-type="float" office:value="0.151153979999435" calcext:value-type="float">
            <text:p>0.151153979999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table:formula="of:=[.A78]*0.9" office:value-type="float" office:value="693000" calcext:value-type="float">
            <text:p>693000</text:p>
          </table:table-cell>
          <table:table-cell table:formula="of:=[.B78]/[.E78]" office:value-type="float" office:value="1.53386454183267" calcext:value-type="float">
            <text:p>1.53386454183267</text:p>
          </table:table-cell>
          <table:table-cell table:formula="of:=([.C78]-1)" office:value-type="percentage" office:value="0.533864541832669" calcext:value-type="percentage">
            <text:p>53.39%</text:p>
          </table:table-cell>
          <table:table-cell office:value-type="float" office:value="451800" calcext:value-type="float">
            <text:p>451800</text:p>
          </table:table-cell>
          <table:table-cell office:value-type="float" office:value="0.00198844800070219" calcext:value-type="float">
            <text:p>0.00198844800070219</text:p>
          </table:table-cell>
          <table:table-cell office:value-type="float" office:value="0.153143457000624" calcext:value-type="float">
            <text:p>0.153143457000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table:formula="of:=[.A79]*0.9" office:value-type="float" office:value="702000" calcext:value-type="float">
            <text:p>702000</text:p>
          </table:table-cell>
          <table:table-cell table:formula="of:=[.B79]/[.E79]" office:value-type="float" office:value="1.55172413793103" calcext:value-type="float">
            <text:p>1.55172413793103</text:p>
          </table:table-cell>
          <table:table-cell table:formula="of:=([.C79]-1)" office:value-type="percentage" office:value="0.551724137931034" calcext:value-type="percentage">
            <text:p>55.17%</text:p>
          </table:table-cell>
          <table:table-cell office:value-type="float" office:value="452400" calcext:value-type="float">
            <text:p>452400</text:p>
          </table:table-cell>
          <table:table-cell office:value-type="float" office:value="0.00199749700004759" calcext:value-type="float">
            <text:p>0.00199749700004759</text:p>
          </table:table-cell>
          <table:table-cell office:value-type="float" office:value="0.155141991999699" calcext:value-type="float">
            <text:p>0.155141991999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table:formula="of:=[.A80]*0.9" office:value-type="float" office:value="711000" calcext:value-type="float">
            <text:p>711000</text:p>
          </table:table-cell>
          <table:table-cell table:formula="of:=[.B80]/[.E80]" office:value-type="float" office:value="1.31666666666667" calcext:value-type="float">
            <text:p>1.31666666666667</text:p>
          </table:table-cell>
          <table:table-cell table:formula="of:=([.C80]-1)" office:value-type="percentage" office:value="0.316666666666667" calcext:value-type="percentage">
            <text:p>31.67%</text:p>
          </table:table-cell>
          <table:table-cell office:value-type="float" office:value="540000" calcext:value-type="float">
            <text:p>540000</text:p>
          </table:table-cell>
          <table:table-cell office:value-type="float" office:value="0.00219468599971151" calcext:value-type="float">
            <text:p>0.00219468599971151</text:p>
          </table:table-cell>
          <table:table-cell office:value-type="float" office:value="0.157337695000024" calcext:value-type="float">
            <text:p>0.15733769500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A81]*0.9" office:value-type="float" office:value="720000" calcext:value-type="float">
            <text:p>720000</text:p>
          </table:table-cell>
          <table:table-cell table:formula="of:=[.B81]/[.E81]" office:value-type="float" office:value="1.33333333333333" calcext:value-type="float">
            <text:p>1.33333333333333</text:p>
          </table:table-cell>
          <table:table-cell table:formula="of:=([.C81]-1)" office:value-type="percentage" office:value="0.333333333333333" calcext:value-type="percentage">
            <text:p>33.33%</text:p>
          </table:table-cell>
          <table:table-cell office:value-type="float" office:value="540000" calcext:value-type="float">
            <text:p>540000</text:p>
          </table:table-cell>
          <table:table-cell office:value-type="float" office:value="0.00217847699968843" calcext:value-type="float">
            <text:p>0.00217847699968843</text:p>
          </table:table-cell>
          <table:table-cell office:value-type="float" office:value="0.159517504000178" calcext:value-type="float">
            <text:p>0.159517504000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table:formula="of:=[.A82]*0.9" office:value-type="float" office:value="729000" calcext:value-type="float">
            <text:p>729000</text:p>
          </table:table-cell>
          <table:table-cell table:formula="of:=[.B82]/[.E82]" office:value-type="float" office:value="1.35" calcext:value-type="float">
            <text:p>1.35</text:p>
          </table:table-cell>
          <table:table-cell table:formula="of:=([.C82]-1)" office:value-type="percentage" office:value="0.35" calcext:value-type="percentage">
            <text:p>35.00%</text:p>
          </table:table-cell>
          <table:table-cell office:value-type="float" office:value="540000" calcext:value-type="float">
            <text:p>540000</text:p>
          </table:table-cell>
          <table:table-cell office:value-type="float" office:value="0.00220330500087584" calcext:value-type="float">
            <text:p>0.00220330500087584</text:p>
          </table:table-cell>
          <table:table-cell office:value-type="float" office:value="0.161723664999954" calcext:value-type="float">
            <text:p>0.161723664999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table:formula="of:=[.A83]*0.9" office:value-type="float" office:value="738000" calcext:value-type="float">
            <text:p>738000</text:p>
          </table:table-cell>
          <table:table-cell table:formula="of:=[.B83]/[.E83]" office:value-type="float" office:value="1.36666666666667" calcext:value-type="float">
            <text:p>1.36666666666667</text:p>
          </table:table-cell>
          <table:table-cell table:formula="of:=([.C83]-1)" office:value-type="percentage" office:value="0.366666666666667" calcext:value-type="percentage">
            <text:p>36.67%</text:p>
          </table:table-cell>
          <table:table-cell office:value-type="float" office:value="540000" calcext:value-type="float">
            <text:p>540000</text:p>
          </table:table-cell>
          <table:table-cell office:value-type="float" office:value="0.00223926600119739" calcext:value-type="float">
            <text:p>0.00223926600119739</text:p>
          </table:table-cell>
          <table:table-cell office:value-type="float" office:value="0.163963912000327" calcext:value-type="float">
            <text:p>0.16396391200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table:formula="of:=[.A84]*0.9" office:value-type="float" office:value="747000" calcext:value-type="float">
            <text:p>747000</text:p>
          </table:table-cell>
          <table:table-cell table:formula="of:=[.B84]/[.E84]" office:value-type="float" office:value="1.38179800221976" calcext:value-type="float">
            <text:p>1.38179800221976</text:p>
          </table:table-cell>
          <table:table-cell table:formula="of:=([.C84]-1)" office:value-type="percentage" office:value="0.381798002219756" calcext:value-type="percentage">
            <text:p>38.18%</text:p>
          </table:table-cell>
          <table:table-cell office:value-type="float" office:value="540600" calcext:value-type="float">
            <text:p>540600</text:p>
          </table:table-cell>
          <table:table-cell office:value-type="float" office:value="0.00228031099868531" calcext:value-type="float">
            <text:p>0.00228031099868531</text:p>
          </table:table-cell>
          <table:table-cell office:value-type="float" office:value="0.166245259999414" calcext:value-type="float">
            <text:p>0.166245259999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table:formula="of:=[.A85]*0.9" office:value-type="float" office:value="756000" calcext:value-type="float">
            <text:p>756000</text:p>
          </table:table-cell>
          <table:table-cell table:formula="of:=[.B85]/[.E85]" office:value-type="float" office:value="1.3984461709212" calcext:value-type="float">
            <text:p>1.3984461709212</text:p>
          </table:table-cell>
          <table:table-cell table:formula="of:=([.C85]-1)" office:value-type="percentage" office:value="0.398446170921199" calcext:value-type="percentage">
            <text:p>39.84%</text:p>
          </table:table-cell>
          <table:table-cell office:value-type="float" office:value="540600" calcext:value-type="float">
            <text:p>540600</text:p>
          </table:table-cell>
          <table:table-cell office:value-type="float" office:value="0.00232617300025595" calcext:value-type="float">
            <text:p>0.00232617300025595</text:p>
          </table:table-cell>
          <table:table-cell office:value-type="float" office:value="0.168572459000643" calcext:value-type="float">
            <text:p>0.168572459000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table:formula="of:=[.A86]*0.9" office:value-type="float" office:value="765000" calcext:value-type="float">
            <text:p>765000</text:p>
          </table:table-cell>
          <table:table-cell table:formula="of:=[.B86]/[.E86]" office:value-type="float" office:value="1.41509433962264" calcext:value-type="float">
            <text:p>1.41509433962264</text:p>
          </table:table-cell>
          <table:table-cell table:formula="of:=([.C86]-1)" office:value-type="percentage" office:value="0.415094339622641" calcext:value-type="percentage">
            <text:p>41.51%</text:p>
          </table:table-cell>
          <table:table-cell office:value-type="float" office:value="540600" calcext:value-type="float">
            <text:p>540600</text:p>
          </table:table-cell>
          <table:table-cell office:value-type="float" office:value="0.00249266399987391" calcext:value-type="float">
            <text:p>0.00249266399987391</text:p>
          </table:table-cell>
          <table:table-cell office:value-type="float" office:value="0.171066146000157" calcext:value-type="float">
            <text:p>0.17106614600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table:formula="of:=[.A87]*0.9" office:value-type="float" office:value="774000" calcext:value-type="float">
            <text:p>774000</text:p>
          </table:table-cell>
          <table:table-cell table:formula="of:=[.B87]/[.E87]" office:value-type="float" office:value="1.43174250832408" calcext:value-type="float">
            <text:p>1.43174250832408</text:p>
          </table:table-cell>
          <table:table-cell table:formula="of:=([.C87]-1)" office:value-type="percentage" office:value="0.431742508324084" calcext:value-type="percentage">
            <text:p>43.17%</text:p>
          </table:table-cell>
          <table:table-cell office:value-type="float" office:value="540600" calcext:value-type="float">
            <text:p>540600</text:p>
          </table:table-cell>
          <table:table-cell office:value-type="float" office:value="0.00251412400029949" calcext:value-type="float">
            <text:p>0.00251412400029949</text:p>
          </table:table-cell>
          <table:table-cell office:value-type="float" office:value="0.173581364999336" calcext:value-type="float">
            <text:p>0.173581364999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table:formula="of:=[.A88]*0.9" office:value-type="float" office:value="783000" calcext:value-type="float">
            <text:p>783000</text:p>
          </table:table-cell>
          <table:table-cell table:formula="of:=[.B88]/[.E88]" office:value-type="float" office:value="1.44678492239468" calcext:value-type="float">
            <text:p>1.44678492239468</text:p>
          </table:table-cell>
          <table:table-cell table:formula="of:=([.C88]-1)" office:value-type="percentage" office:value="0.446784922394679" calcext:value-type="percentage">
            <text:p>44.68%</text:p>
          </table:table-cell>
          <table:table-cell office:value-type="float" office:value="541200" calcext:value-type="float">
            <text:p>541200</text:p>
          </table:table-cell>
          <table:table-cell office:value-type="float" office:value="0.00245553299828316" calcext:value-type="float">
            <text:p>0.00245553299828316</text:p>
          </table:table-cell>
          <table:table-cell office:value-type="float" office:value="0.176038182999037" calcext:value-type="float">
            <text:p>0.176038182999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table:formula="of:=[.A89]*0.9" office:value-type="float" office:value="792000" calcext:value-type="float">
            <text:p>792000</text:p>
          </table:table-cell>
          <table:table-cell table:formula="of:=[.B89]/[.E89]" office:value-type="float" office:value="1.46341463414634" calcext:value-type="float">
            <text:p>1.46341463414634</text:p>
          </table:table-cell>
          <table:table-cell table:formula="of:=([.C89]-1)" office:value-type="percentage" office:value="0.463414634146341" calcext:value-type="percentage">
            <text:p>46.34%</text:p>
          </table:table-cell>
          <table:table-cell office:value-type="float" office:value="541200" calcext:value-type="float">
            <text:p>541200</text:p>
          </table:table-cell>
          <table:table-cell office:value-type="float" office:value="0.00257967200013809" calcext:value-type="float">
            <text:p>0.00257967200013809</text:p>
          </table:table-cell>
          <table:table-cell office:value-type="float" office:value="0.178618894000465" calcext:value-type="float">
            <text:p>0.178618894000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table:formula="of:=[.A90]*0.9" office:value-type="float" office:value="801000" calcext:value-type="float">
            <text:p>801000</text:p>
          </table:table-cell>
          <table:table-cell table:formula="of:=[.B90]/[.E90]" office:value-type="float" office:value="1.480044345898" calcext:value-type="float">
            <text:p>1.480044345898</text:p>
          </table:table-cell>
          <table:table-cell table:formula="of:=([.C90]-1)" office:value-type="percentage" office:value="0.480044345898004" calcext:value-type="percentage">
            <text:p>48.00%</text:p>
          </table:table-cell>
          <table:table-cell office:value-type="float" office:value="541200" calcext:value-type="float">
            <text:p>541200</text:p>
          </table:table-cell>
          <table:table-cell office:value-type="float" office:value="0.00253838400021777" calcext:value-type="float">
            <text:p>0.00253838400021777</text:p>
          </table:table-cell>
          <table:table-cell office:value-type="float" office:value="0.181158403000154" calcext:value-type="float">
            <text:p>0.181158403000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A91]*0.9" office:value-type="float" office:value="810000" calcext:value-type="float">
            <text:p>810000</text:p>
          </table:table-cell>
          <table:table-cell table:formula="of:=[.B91]/[.E91]" office:value-type="float" office:value="1.49501661129568" calcext:value-type="float">
            <text:p>1.49501661129568</text:p>
          </table:table-cell>
          <table:table-cell table:formula="of:=([.C91]-1)" office:value-type="percentage" office:value="0.495016611295681" calcext:value-type="percentage">
            <text:p>49.50%</text:p>
          </table:table-cell>
          <table:table-cell office:value-type="float" office:value="541800" calcext:value-type="float">
            <text:p>541800</text:p>
          </table:table-cell>
          <table:table-cell office:value-type="float" office:value="0.00305391000074451" calcext:value-type="float">
            <text:p>0.00305391000074451</text:p>
          </table:table-cell>
          <table:table-cell office:value-type="float" office:value="0.184213340000497" calcext:value-type="float">
            <text:p>0.184213340000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table:formula="of:=[.A92]*0.9" office:value-type="float" office:value="819000" calcext:value-type="float">
            <text:p>819000</text:p>
          </table:table-cell>
          <table:table-cell table:formula="of:=[.B92]/[.E92]" office:value-type="float" office:value="1.51162790697674" calcext:value-type="float">
            <text:p>1.51162790697674</text:p>
          </table:table-cell>
          <table:table-cell table:formula="of:=([.C92]-1)" office:value-type="percentage" office:value="0.511627906976744" calcext:value-type="percentage">
            <text:p>51.16%</text:p>
          </table:table-cell>
          <table:table-cell office:value-type="float" office:value="541800" calcext:value-type="float">
            <text:p>541800</text:p>
          </table:table-cell>
          <table:table-cell office:value-type="float" office:value="0.00256028799958585" calcext:value-type="float">
            <text:p>0.00256028799958585</text:p>
          </table:table-cell>
          <table:table-cell office:value-type="float" office:value="0.186774777999744" calcext:value-type="float">
            <text:p>0.186774777999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table:formula="of:=[.A93]*0.9" office:value-type="float" office:value="828000" calcext:value-type="float">
            <text:p>828000</text:p>
          </table:table-cell>
          <table:table-cell table:formula="of:=[.B93]/[.E93]" office:value-type="float" office:value="1.31428571428571" calcext:value-type="float">
            <text:p>1.31428571428571</text:p>
          </table:table-cell>
          <table:table-cell table:formula="of:=([.C93]-1)" office:value-type="percentage" office:value="0.314285714285714" calcext:value-type="percentage">
            <text:p>31.43%</text:p>
          </table:table-cell>
          <table:table-cell office:value-type="float" office:value="630000" calcext:value-type="float">
            <text:p>630000</text:p>
          </table:table-cell>
          <table:table-cell office:value-type="float" office:value="0.00348384599965357" calcext:value-type="float">
            <text:p>0.00348384599965357</text:p>
          </table:table-cell>
          <table:table-cell office:value-type="float" office:value="0.190259603999948" calcext:value-type="float">
            <text:p>0.190259603999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table:formula="of:=[.A94]*0.9" office:value-type="float" office:value="837000" calcext:value-type="float">
            <text:p>837000</text:p>
          </table:table-cell>
          <table:table-cell table:formula="of:=[.B94]/[.E94]" office:value-type="float" office:value="1.32857142857143" calcext:value-type="float">
            <text:p>1.32857142857143</text:p>
          </table:table-cell>
          <table:table-cell table:formula="of:=([.C94]-1)" office:value-type="percentage" office:value="0.328571428571429" calcext:value-type="percentage">
            <text:p>32.86%</text:p>
          </table:table-cell>
          <table:table-cell office:value-type="float" office:value="630000" calcext:value-type="float">
            <text:p>630000</text:p>
          </table:table-cell>
          <table:table-cell office:value-type="float" office:value="0.00326059499820985" calcext:value-type="float">
            <text:p>0.00326059499820985</text:p>
          </table:table-cell>
          <table:table-cell office:value-type="float" office:value="0.193522436999046" calcext:value-type="float">
            <text:p>0.193522436999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table:formula="of:=[.A95]*0.9" office:value-type="float" office:value="846000" calcext:value-type="float">
            <text:p>846000</text:p>
          </table:table-cell>
          <table:table-cell table:formula="of:=[.B95]/[.E95]" office:value-type="float" office:value="1.34285714285714" calcext:value-type="float">
            <text:p>1.34285714285714</text:p>
          </table:table-cell>
          <table:table-cell table:formula="of:=([.C95]-1)" office:value-type="percentage" office:value="0.342857142857143" calcext:value-type="percentage">
            <text:p>34.29%</text:p>
          </table:table-cell>
          <table:table-cell office:value-type="float" office:value="630000" calcext:value-type="float">
            <text:p>630000</text:p>
          </table:table-cell>
          <table:table-cell office:value-type="float" office:value="0.00281384300069476" calcext:value-type="float">
            <text:p>0.00281384300069476</text:p>
          </table:table-cell>
          <table:table-cell office:value-type="float" office:value="0.196338063000439" calcext:value-type="float">
            <text:p>0.19633806300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table:formula="of:=[.A96]*0.9" office:value-type="float" office:value="855000" calcext:value-type="float">
            <text:p>855000</text:p>
          </table:table-cell>
          <table:table-cell table:formula="of:=[.B96]/[.E96]" office:value-type="float" office:value="1.35714285714286" calcext:value-type="float">
            <text:p>1.35714285714286</text:p>
          </table:table-cell>
          <table:table-cell table:formula="of:=([.C96]-1)" office:value-type="percentage" office:value="0.357142857142857" calcext:value-type="percentage">
            <text:p>35.71%</text:p>
          </table:table-cell>
          <table:table-cell office:value-type="float" office:value="630000" calcext:value-type="float">
            <text:p>630000</text:p>
          </table:table-cell>
          <table:table-cell office:value-type="float" office:value="0.00279857900022762" calcext:value-type="float">
            <text:p>0.00279857900022762</text:p>
          </table:table-cell>
          <table:table-cell office:value-type="float" office:value="0.199137655999948" calcext:value-type="float">
            <text:p>0.199137655999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table:formula="of:=[.A97]*0.9" office:value-type="float" office:value="864000" calcext:value-type="float">
            <text:p>864000</text:p>
          </table:table-cell>
          <table:table-cell table:formula="of:=[.B97]/[.E97]" office:value-type="float" office:value="1.37142857142857" calcext:value-type="float">
            <text:p>1.37142857142857</text:p>
          </table:table-cell>
          <table:table-cell table:formula="of:=([.C97]-1)" office:value-type="percentage" office:value="0.371428571428571" calcext:value-type="percentage">
            <text:p>37.14%</text:p>
          </table:table-cell>
          <table:table-cell office:value-type="float" office:value="630000" calcext:value-type="float">
            <text:p>630000</text:p>
          </table:table-cell>
          <table:table-cell office:value-type="float" office:value="0.00285727200025576" calcext:value-type="float">
            <text:p>0.00285727200025576</text:p>
          </table:table-cell>
          <table:table-cell office:value-type="float" office:value="0.2019959320005" calcext:value-type="float">
            <text:p>0.2019959320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table:formula="of:=[.A98]*0.9" office:value-type="float" office:value="873000" calcext:value-type="float">
            <text:p>873000</text:p>
          </table:table-cell>
          <table:table-cell table:formula="of:=[.B98]/[.E98]" office:value-type="float" office:value="1.38439581351094" calcext:value-type="float">
            <text:p>1.38439581351094</text:p>
          </table:table-cell>
          <table:table-cell table:formula="of:=([.C98]-1)" office:value-type="percentage" office:value="0.384395813510942" calcext:value-type="percentage">
            <text:p>38.44%</text:p>
          </table:table-cell>
          <table:table-cell office:value-type="float" office:value="630600" calcext:value-type="float">
            <text:p>630600</text:p>
          </table:table-cell>
          <table:table-cell office:value-type="float" office:value="0.00308787399990251" calcext:value-type="float">
            <text:p>0.00308787399990251</text:p>
          </table:table-cell>
          <table:table-cell office:value-type="float" office:value="0.205084704999535" calcext:value-type="float">
            <text:p>0.205084704999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table:formula="of:=[.A99]*0.9" office:value-type="float" office:value="882000" calcext:value-type="float">
            <text:p>882000</text:p>
          </table:table-cell>
          <table:table-cell table:formula="of:=[.B99]/[.E99]" office:value-type="float" office:value="1.39866793529971" calcext:value-type="float">
            <text:p>1.39866793529971</text:p>
          </table:table-cell>
          <table:table-cell table:formula="of:=([.C99]-1)" office:value-type="percentage" office:value="0.398667935299714" calcext:value-type="percentage">
            <text:p>39.87%</text:p>
          </table:table-cell>
          <table:table-cell office:value-type="float" office:value="630600" calcext:value-type="float">
            <text:p>630600</text:p>
          </table:table-cell>
          <table:table-cell office:value-type="float" office:value="0.00412577899987809" calcext:value-type="float">
            <text:p>0.00412577899987809</text:p>
          </table:table-cell>
          <table:table-cell office:value-type="float" office:value="0.209211438999773" calcext:value-type="float">
            <text:p>0.209211438999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table:formula="of:=[.A100]*0.9" office:value-type="float" office:value="891000" calcext:value-type="float">
            <text:p>891000</text:p>
          </table:table-cell>
          <table:table-cell table:formula="of:=[.B100]/[.E100]" office:value-type="float" office:value="1.41294005708849" calcext:value-type="float">
            <text:p>1.41294005708849</text:p>
          </table:table-cell>
          <table:table-cell table:formula="of:=([.C100]-1)" office:value-type="percentage" office:value="0.412940057088487" calcext:value-type="percentage">
            <text:p>41.29%</text:p>
          </table:table-cell>
          <table:table-cell office:value-type="float" office:value="630600" calcext:value-type="float">
            <text:p>630600</text:p>
          </table:table-cell>
          <table:table-cell office:value-type="float" office:value="0.00337891200069862" calcext:value-type="float">
            <text:p>0.00337891200069862</text:p>
          </table:table-cell>
          <table:table-cell office:value-type="float" office:value="0.212591729999986" calcext:value-type="float">
            <text:p>0.212591729999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101]*0.9" office:value-type="float" office:value="900000" calcext:value-type="float">
            <text:p>900000</text:p>
          </table:table-cell>
          <table:table-cell table:formula="of:=[.B101]/[.E101]" office:value-type="float" office:value="1.42585551330799" calcext:value-type="float">
            <text:p>1.42585551330799</text:p>
          </table:table-cell>
          <table:table-cell table:formula="of:=([.C101]-1)" office:value-type="percentage" office:value="0.425855513307985" calcext:value-type="percentage">
            <text:p>42.59%</text:p>
          </table:table-cell>
          <table:table-cell office:value-type="float" office:value="631200" calcext:value-type="float">
            <text:p>631200</text:p>
          </table:table-cell>
          <table:table-cell office:value-type="float" office:value="0.00365324900121777" calcext:value-type="float">
            <text:p>0.00365324900121777</text:p>
          </table:table-cell>
          <table:table-cell office:value-type="float" office:value="0.216246165000484" calcext:value-type="float">
            <text:p>0.21624616500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table:formula="of:=[.A102]*0.9" office:value-type="float" office:value="909000" calcext:value-type="float">
            <text:p>909000</text:p>
          </table:table-cell>
          <table:table-cell table:formula="of:=[.B102]/[.E102]" office:value-type="float" office:value="1.44011406844106" calcext:value-type="float">
            <text:p>1.44011406844106</text:p>
          </table:table-cell>
          <table:table-cell table:formula="of:=([.C102]-1)" office:value-type="percentage" office:value="0.440114068441065" calcext:value-type="percentage">
            <text:p>44.01%</text:p>
          </table:table-cell>
          <table:table-cell office:value-type="float" office:value="631200" calcext:value-type="float">
            <text:p>631200</text:p>
          </table:table-cell>
          <table:table-cell office:value-type="float" office:value="0.00331567399916821" calcext:value-type="float">
            <text:p>0.00331567399916821</text:p>
          </table:table-cell>
          <table:table-cell office:value-type="float" office:value="0.219563329999801" calcext:value-type="float">
            <text:p>0.21956332999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table:formula="of:=[.A103]*0.9" office:value-type="float" office:value="918000" calcext:value-type="float">
            <text:p>918000</text:p>
          </table:table-cell>
          <table:table-cell table:formula="of:=[.B103]/[.E103]" office:value-type="float" office:value="1.45437262357414" calcext:value-type="float">
            <text:p>1.45437262357414</text:p>
          </table:table-cell>
          <table:table-cell table:formula="of:=([.C103]-1)" office:value-type="percentage" office:value="0.454372623574145" calcext:value-type="percentage">
            <text:p>45.44%</text:p>
          </table:table-cell>
          <table:table-cell office:value-type="float" office:value="631200" calcext:value-type="float">
            <text:p>631200</text:p>
          </table:table-cell>
          <table:table-cell office:value-type="float" office:value="0.00414006299979519" calcext:value-type="float">
            <text:p>0.00414006299979519</text:p>
          </table:table-cell>
          <table:table-cell office:value-type="float" office:value="0.223704498999723" calcext:value-type="float">
            <text:p>0.223704498999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table:formula="of:=[.A104]*0.9" office:value-type="float" office:value="927000" calcext:value-type="float">
            <text:p>927000</text:p>
          </table:table-cell>
          <table:table-cell table:formula="of:=[.B104]/[.E104]" office:value-type="float" office:value="1.46723646723647" calcext:value-type="float">
            <text:p>1.46723646723647</text:p>
          </table:table-cell>
          <table:table-cell table:formula="of:=([.C104]-1)" office:value-type="percentage" office:value="0.467236467236467" calcext:value-type="percentage">
            <text:p>46.72%</text:p>
          </table:table-cell>
          <table:table-cell office:value-type="float" office:value="631800" calcext:value-type="float">
            <text:p>631800</text:p>
          </table:table-cell>
          <table:table-cell office:value-type="float" office:value="0.00393584899939015" calcext:value-type="float">
            <text:p>0.00393584899939015</text:p>
          </table:table-cell>
          <table:table-cell office:value-type="float" office:value="0.227642342999388" calcext:value-type="float">
            <text:p>0.227642342999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table:formula="of:=[.A105]*0.9" office:value-type="float" office:value="936000" calcext:value-type="float">
            <text:p>936000</text:p>
          </table:table-cell>
          <table:table-cell table:formula="of:=[.B105]/[.E105]" office:value-type="float" office:value="1.48148148148148" calcext:value-type="float">
            <text:p>1.48148148148148</text:p>
          </table:table-cell>
          <table:table-cell table:formula="of:=([.C105]-1)" office:value-type="percentage" office:value="0.481481481481481" calcext:value-type="percentage">
            <text:p>48.15%</text:p>
          </table:table-cell>
          <table:table-cell office:value-type="float" office:value="631800" calcext:value-type="float">
            <text:p>631800</text:p>
          </table:table-cell>
          <table:table-cell office:value-type="float" office:value="0.00395404399932886" calcext:value-type="float">
            <text:p>0.00395404399932886</text:p>
          </table:table-cell>
          <table:table-cell office:value-type="float" office:value="0.231598395999754" calcext:value-type="float">
            <text:p>0.231598395999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table:formula="of:=[.A106]*0.9" office:value-type="float" office:value="945000" calcext:value-type="float">
            <text:p>945000</text:p>
          </table:table-cell>
          <table:table-cell table:formula="of:=[.B106]/[.E106]" office:value-type="float" office:value="1.4957264957265" calcext:value-type="float">
            <text:p>1.4957264957265</text:p>
          </table:table-cell>
          <table:table-cell table:formula="of:=([.C106]-1)" office:value-type="percentage" office:value="0.495726495726496" calcext:value-type="percentage">
            <text:p>49.57%</text:p>
          </table:table-cell>
          <table:table-cell office:value-type="float" office:value="631800" calcext:value-type="float">
            <text:p>631800</text:p>
          </table:table-cell>
          <table:table-cell office:value-type="float" office:value="0.00752960799945868" calcext:value-type="float">
            <text:p>0.00752960799945868</text:p>
          </table:table-cell>
          <table:table-cell office:value-type="float" office:value="0.239130129999467" calcext:value-type="float">
            <text:p>0.239130129999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table:formula="of:=[.A107]*0.9" office:value-type="float" office:value="954000" calcext:value-type="float">
            <text:p>954000</text:p>
          </table:table-cell>
          <table:table-cell table:formula="of:=[.B107]/[.E107]" office:value-type="float" office:value="1.325" calcext:value-type="float">
            <text:p>1.325</text:p>
          </table:table-cell>
          <table:table-cell table:formula="of:=([.C107]-1)" office:value-type="percentage" office:value="0.325" calcext:value-type="percentage">
            <text:p>32.50%</text:p>
          </table:table-cell>
          <table:table-cell office:value-type="float" office:value="720000" calcext:value-type="float">
            <text:p>720000</text:p>
          </table:table-cell>
          <table:table-cell office:value-type="float" office:value="0.00676705700061575" calcext:value-type="float">
            <text:p>0.00676705700061575</text:p>
          </table:table-cell>
          <table:table-cell office:value-type="float" office:value="0.245899342000484" calcext:value-type="float">
            <text:p>0.24589934200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table:formula="of:=[.A108]*0.9" office:value-type="float" office:value="963000" calcext:value-type="float">
            <text:p>963000</text:p>
          </table:table-cell>
          <table:table-cell table:formula="of:=[.B108]/[.E108]" office:value-type="float" office:value="1.3375" calcext:value-type="float">
            <text:p>1.3375</text:p>
          </table:table-cell>
          <table:table-cell table:formula="of:=([.C108]-1)" office:value-type="percentage" office:value="0.3375" calcext:value-type="percentage">
            <text:p>33.75%</text:p>
          </table:table-cell>
          <table:table-cell office:value-type="float" office:value="720000" calcext:value-type="float">
            <text:p>720000</text:p>
          </table:table-cell>
          <table:table-cell office:value-type="float" office:value="0.00532967999970424" calcext:value-type="float">
            <text:p>0.00532967999970424</text:p>
          </table:table-cell>
          <table:table-cell office:value-type="float" office:value="0.251234893999936" calcext:value-type="float">
            <text:p>0.251234893999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table:formula="of:=[.A109]*0.9" office:value-type="float" office:value="972000" calcext:value-type="float">
            <text:p>972000</text:p>
          </table:table-cell>
          <table:table-cell table:formula="of:=[.B109]/[.E109]" office:value-type="float" office:value="1.35" calcext:value-type="float">
            <text:p>1.35</text:p>
          </table:table-cell>
          <table:table-cell table:formula="of:=([.C109]-1)" office:value-type="percentage" office:value="0.35" calcext:value-type="percentage">
            <text:p>35.00%</text:p>
          </table:table-cell>
          <table:table-cell office:value-type="float" office:value="720000" calcext:value-type="float">
            <text:p>720000</text:p>
          </table:table-cell>
          <table:table-cell office:value-type="float" office:value="0.00424038999881304" calcext:value-type="float">
            <text:p>0.00424038999881304</text:p>
          </table:table-cell>
          <table:table-cell office:value-type="float" office:value="0.255477926999447" calcext:value-type="float">
            <text:p>0.255477926999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table:formula="of:=[.A110]*0.9" office:value-type="float" office:value="981000" calcext:value-type="float">
            <text:p>981000</text:p>
          </table:table-cell>
          <table:table-cell table:formula="of:=[.B110]/[.E110]" office:value-type="float" office:value="1.3625" calcext:value-type="float">
            <text:p>1.3625</text:p>
          </table:table-cell>
          <table:table-cell table:formula="of:=([.C110]-1)" office:value-type="percentage" office:value="0.3625" calcext:value-type="percentage">
            <text:p>36.25%</text:p>
          </table:table-cell>
          <table:table-cell office:value-type="float" office:value="720000" calcext:value-type="float">
            <text:p>720000</text:p>
          </table:table-cell>
          <table:table-cell office:value-type="float" office:value="0.0111602019987913" calcext:value-type="float">
            <text:p>0.0111602019987913</text:p>
          </table:table-cell>
          <table:table-cell office:value-type="float" office:value="0.266639383999063" calcext:value-type="float">
            <text:p>0.266639383999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A111]*0.9" office:value-type="float" office:value="990000" calcext:value-type="float">
            <text:p>990000</text:p>
          </table:table-cell>
          <table:table-cell table:formula="of:=[.B111]/[.E111]" office:value-type="float" office:value="1.37385512073272" calcext:value-type="float">
            <text:p>1.37385512073272</text:p>
          </table:table-cell>
          <table:table-cell table:formula="of:=([.C111]-1)" office:value-type="percentage" office:value="0.373855120732723" calcext:value-type="percentage">
            <text:p>37.39%</text:p>
          </table:table-cell>
          <table:table-cell office:value-type="float" office:value="720600" calcext:value-type="float">
            <text:p>720600</text:p>
          </table:table-cell>
          <table:table-cell office:value-type="float" office:value="0.00743266800054698" calcext:value-type="float">
            <text:p>0.00743266800054698</text:p>
          </table:table-cell>
          <table:table-cell office:value-type="float" office:value="0.274075211000309" calcext:value-type="float">
            <text:p>0.274075211000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table:formula="of:=[.A112]*0.9" office:value-type="float" office:value="999000" calcext:value-type="float">
            <text:p>999000</text:p>
          </table:table-cell>
          <table:table-cell table:formula="of:=[.B112]/[.E112]" office:value-type="float" office:value="1.38634471273938" calcext:value-type="float">
            <text:p>1.38634471273938</text:p>
          </table:table-cell>
          <table:table-cell table:formula="of:=([.C112]-1)" office:value-type="percentage" office:value="0.386344712739384" calcext:value-type="percentage">
            <text:p>38.63%</text:p>
          </table:table-cell>
          <table:table-cell office:value-type="float" office:value="720600" calcext:value-type="float">
            <text:p>720600</text:p>
          </table:table-cell>
          <table:table-cell office:value-type="float" office:value="0.01066339099998" calcext:value-type="float">
            <text:p>0.01066339099998</text:p>
          </table:table-cell>
          <table:table-cell office:value-type="float" office:value="0.28474030399957" calcext:value-type="float">
            <text:p>0.28474030399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20000" calcext:value-type="float">
            <text:p>1120000</text:p>
          </table:table-cell>
          <table:table-cell table:formula="of:=[.A113]*0.9" office:value-type="float" office:value="1008000" calcext:value-type="float">
            <text:p>1008000</text:p>
          </table:table-cell>
          <table:table-cell table:formula="of:=[.B113]/[.E113]" office:value-type="float" office:value="1.39883430474605" calcext:value-type="float">
            <text:p>1.39883430474605</text:p>
          </table:table-cell>
          <table:table-cell table:formula="of:=([.C113]-1)" office:value-type="percentage" office:value="0.398834304746045" calcext:value-type="percentage">
            <text:p>39.88%</text:p>
          </table:table-cell>
          <table:table-cell office:value-type="float" office:value="720600" calcext:value-type="float">
            <text:p>720600</text:p>
          </table:table-cell>
          <table:table-cell office:value-type="float" office:value="0.00669746799940185" calcext:value-type="float">
            <text:p>0.00669746799940185</text:p>
          </table:table-cell>
          <table:table-cell office:value-type="float" office:value="0.291440258999501" calcext:value-type="float">
            <text:p>0.291440258999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30000" calcext:value-type="float">
            <text:p>1130000</text:p>
          </table:table-cell>
          <table:table-cell table:formula="of:=[.A114]*0.9" office:value-type="float" office:value="1017000" calcext:value-type="float">
            <text:p>1017000</text:p>
          </table:table-cell>
          <table:table-cell table:formula="of:=[.B114]/[.E114]" office:value-type="float" office:value="1.41132389675271" calcext:value-type="float">
            <text:p>1.41132389675271</text:p>
          </table:table-cell>
          <table:table-cell table:formula="of:=([.C114]-1)" office:value-type="percentage" office:value="0.411323896752706" calcext:value-type="percentage">
            <text:p>41.13%</text:p>
          </table:table-cell>
          <table:table-cell office:value-type="float" office:value="720600" calcext:value-type="float">
            <text:p>720600</text:p>
          </table:table-cell>
          <table:table-cell office:value-type="float" office:value="0.0123686690003524" calcext:value-type="float">
            <text:p>0.0123686690003524</text:p>
          </table:table-cell>
          <table:table-cell office:value-type="float" office:value="0.303812213000128" calcext:value-type="float">
            <text:p>0.3038122130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40000" calcext:value-type="float">
            <text:p>1140000</text:p>
          </table:table-cell>
          <table:table-cell table:formula="of:=[.A115]*0.9" office:value-type="float" office:value="1026000" calcext:value-type="float">
            <text:p>1026000</text:p>
          </table:table-cell>
          <table:table-cell table:formula="of:=[.B115]/[.E115]" office:value-type="float" office:value="1.42262895174709" calcext:value-type="float">
            <text:p>1.42262895174709</text:p>
          </table:table-cell>
          <table:table-cell table:formula="of:=([.C115]-1)" office:value-type="percentage" office:value="0.422628951747088" calcext:value-type="percentage">
            <text:p>42.26%</text:p>
          </table:table-cell>
          <table:table-cell office:value-type="float" office:value="721200" calcext:value-type="float">
            <text:p>721200</text:p>
          </table:table-cell>
          <table:table-cell office:value-type="float" office:value="0.00912973099912051" calcext:value-type="float">
            <text:p>0.00912973099912051</text:p>
          </table:table-cell>
          <table:table-cell office:value-type="float" office:value="0.312944122999397" calcext:value-type="float">
            <text:p>0.312944122999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table:formula="of:=[.A116]*0.9" office:value-type="float" office:value="1035000" calcext:value-type="float">
            <text:p>1035000</text:p>
          </table:table-cell>
          <table:table-cell table:formula="of:=[.B116]/[.E116]" office:value-type="float" office:value="1.4351081530782" calcext:value-type="float">
            <text:p>1.4351081530782</text:p>
          </table:table-cell>
          <table:table-cell table:formula="of:=([.C116]-1)" office:value-type="percentage" office:value="0.435108153078203" calcext:value-type="percentage">
            <text:p>43.51%</text:p>
          </table:table-cell>
          <table:table-cell office:value-type="float" office:value="721200" calcext:value-type="float">
            <text:p>721200</text:p>
          </table:table-cell>
          <table:table-cell office:value-type="float" office:value="0.00553828900046938" calcext:value-type="float">
            <text:p>0.00553828900046938</text:p>
          </table:table-cell>
          <table:table-cell office:value-type="float" office:value="0.318485181000142" calcext:value-type="float">
            <text:p>0.31848518100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60000" calcext:value-type="float">
            <text:p>1160000</text:p>
          </table:table-cell>
          <table:table-cell table:formula="of:=[.A117]*0.9" office:value-type="float" office:value="1044000" calcext:value-type="float">
            <text:p>1044000</text:p>
          </table:table-cell>
          <table:table-cell table:formula="of:=[.B117]/[.E117]" office:value-type="float" office:value="1.44758735440932" calcext:value-type="float">
            <text:p>1.44758735440932</text:p>
          </table:table-cell>
          <table:table-cell table:formula="of:=([.C117]-1)" office:value-type="percentage" office:value="0.447587354409318" calcext:value-type="percentage">
            <text:p>44.76%</text:p>
          </table:table-cell>
          <table:table-cell office:value-type="float" office:value="721200" calcext:value-type="float">
            <text:p>721200</text:p>
          </table:table-cell>
          <table:table-cell office:value-type="float" office:value="0.00567194799987192" calcext:value-type="float">
            <text:p>0.00567194799987192</text:p>
          </table:table-cell>
          <table:table-cell office:value-type="float" office:value="0.32415895899976" calcext:value-type="float">
            <text:p>0.32415895899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70000" calcext:value-type="float">
            <text:p>1170000</text:p>
          </table:table-cell>
          <table:table-cell table:formula="of:=[.A118]*0.9" office:value-type="float" office:value="1053000" calcext:value-type="float">
            <text:p>1053000</text:p>
          </table:table-cell>
          <table:table-cell table:formula="of:=[.B118]/[.E118]" office:value-type="float" office:value="1.45885286783042" calcext:value-type="float">
            <text:p>1.45885286783042</text:p>
          </table:table-cell>
          <table:table-cell table:formula="of:=([.C118]-1)" office:value-type="percentage" office:value="0.458852867830424" calcext:value-type="percentage">
            <text:p>45.89%</text:p>
          </table:table-cell>
          <table:table-cell office:value-type="float" office:value="721800" calcext:value-type="float">
            <text:p>721800</text:p>
          </table:table-cell>
          <table:table-cell office:value-type="float" office:value="0.0103894189996936" calcext:value-type="float">
            <text:p>0.0103894189996936</text:p>
          </table:table-cell>
          <table:table-cell office:value-type="float" office:value="0.334550858999137" calcext:value-type="float">
            <text:p>0.334550858999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80000" calcext:value-type="float">
            <text:p>1180000</text:p>
          </table:table-cell>
          <table:table-cell table:formula="of:=[.A119]*0.9" office:value-type="float" office:value="1062000" calcext:value-type="float">
            <text:p>1062000</text:p>
          </table:table-cell>
          <table:table-cell table:formula="of:=[.B119]/[.E119]" office:value-type="float" office:value="1.4713216957606" calcext:value-type="float">
            <text:p>1.4713216957606</text:p>
          </table:table-cell>
          <table:table-cell table:formula="of:=([.C119]-1)" office:value-type="percentage" office:value="0.471321695760599" calcext:value-type="percentage">
            <text:p>47.13%</text:p>
          </table:table-cell>
          <table:table-cell office:value-type="float" office:value="721800" calcext:value-type="float">
            <text:p>721800</text:p>
          </table:table-cell>
          <table:table-cell office:value-type="float" office:value="0.00666814899886958" calcext:value-type="float">
            <text:p>0.00666814899886958</text:p>
          </table:table-cell>
          <table:table-cell office:value-type="float" office:value="0.34122094399936" calcext:value-type="float">
            <text:p>0.34122094399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190000" calcext:value-type="float">
            <text:p>1190000</text:p>
          </table:table-cell>
          <table:table-cell table:formula="of:=[.A120]*0.9" office:value-type="float" office:value="1071000" calcext:value-type="float">
            <text:p>1071000</text:p>
          </table:table-cell>
          <table:table-cell table:formula="of:=[.B120]/[.E120]" office:value-type="float" office:value="1.32222222222222" calcext:value-type="float">
            <text:p>1.32222222222222</text:p>
          </table:table-cell>
          <table:table-cell table:formula="of:=([.C120]-1)" office:value-type="percentage" office:value="0.322222222222222" calcext:value-type="percentage">
            <text:p>32.22%</text:p>
          </table:table-cell>
          <table:table-cell office:value-type="float" office:value="810000" calcext:value-type="float">
            <text:p>810000</text:p>
          </table:table-cell>
          <table:table-cell office:value-type="float" office:value="0.00939807100075996" calcext:value-type="float">
            <text:p>0.00939807100075996</text:p>
          </table:table-cell>
          <table:table-cell office:value-type="float" office:value="0.350621547000628" calcext:value-type="float">
            <text:p>0.350621547000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A121]*0.9" office:value-type="float" office:value="1080000" calcext:value-type="float">
            <text:p>1080000</text:p>
          </table:table-cell>
          <table:table-cell table:formula="of:=[.B121]/[.E121]" office:value-type="float" office:value="1.33333333333333" calcext:value-type="float">
            <text:p>1.33333333333333</text:p>
          </table:table-cell>
          <table:table-cell table:formula="of:=([.C121]-1)" office:value-type="percentage" office:value="0.333333333333333" calcext:value-type="percentage">
            <text:p>33.33%</text:p>
          </table:table-cell>
          <table:table-cell office:value-type="float" office:value="810000" calcext:value-type="float">
            <text:p>810000</text:p>
          </table:table-cell>
          <table:table-cell office:value-type="float" office:value="0.0056577670002298" calcext:value-type="float">
            <text:p>0.0056577670002298</text:p>
          </table:table-cell>
          <table:table-cell office:value-type="float" office:value="0.356281947000753" calcext:value-type="float">
            <text:p>0.35628194700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10000" calcext:value-type="float">
            <text:p>1210000</text:p>
          </table:table-cell>
          <table:table-cell table:formula="of:=[.A122]*0.9" office:value-type="float" office:value="1089000" calcext:value-type="float">
            <text:p>1089000</text:p>
          </table:table-cell>
          <table:table-cell table:formula="of:=[.B122]/[.E122]" office:value-type="float" office:value="1.34444444444444" calcext:value-type="float">
            <text:p>1.34444444444444</text:p>
          </table:table-cell>
          <table:table-cell table:formula="of:=([.C122]-1)" office:value-type="percentage" office:value="0.344444444444445" calcext:value-type="percentage">
            <text:p>34.44%</text:p>
          </table:table-cell>
          <table:table-cell office:value-type="float" office:value="810000" calcext:value-type="float">
            <text:p>810000</text:p>
          </table:table-cell>
          <table:table-cell office:value-type="float" office:value="0.00987895400066918" calcext:value-type="float">
            <text:p>0.00987895400066918</text:p>
          </table:table-cell>
          <table:table-cell office:value-type="float" office:value="0.366163221000534" calcext:value-type="float">
            <text:p>0.366163221000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20000" calcext:value-type="float">
            <text:p>1220000</text:p>
          </table:table-cell>
          <table:table-cell table:formula="of:=[.A123]*0.9" office:value-type="float" office:value="1098000" calcext:value-type="float">
            <text:p>1098000</text:p>
          </table:table-cell>
          <table:table-cell table:formula="of:=[.B123]/[.E123]" office:value-type="float" office:value="1.35555555555556" calcext:value-type="float">
            <text:p>1.35555555555556</text:p>
          </table:table-cell>
          <table:table-cell table:formula="of:=([.C123]-1)" office:value-type="percentage" office:value="0.355555555555556" calcext:value-type="percentage">
            <text:p>35.56%</text:p>
          </table:table-cell>
          <table:table-cell office:value-type="float" office:value="810000" calcext:value-type="float">
            <text:p>810000</text:p>
          </table:table-cell>
          <table:table-cell office:value-type="float" office:value="0.00537936600085232" calcext:value-type="float">
            <text:p>0.00537936600085232</text:p>
          </table:table-cell>
          <table:table-cell office:value-type="float" office:value="0.371547280999948" calcext:value-type="float">
            <text:p>0.371547280999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30000" calcext:value-type="float">
            <text:p>1230000</text:p>
          </table:table-cell>
          <table:table-cell table:formula="of:=[.A124]*0.9" office:value-type="float" office:value="1107000" calcext:value-type="float">
            <text:p>1107000</text:p>
          </table:table-cell>
          <table:table-cell table:formula="of:=[.B124]/[.E124]" office:value-type="float" office:value="1.36666666666667" calcext:value-type="float">
            <text:p>1.36666666666667</text:p>
          </table:table-cell>
          <table:table-cell table:formula="of:=([.C124]-1)" office:value-type="percentage" office:value="0.366666666666667" calcext:value-type="percentage">
            <text:p>36.67%</text:p>
          </table:table-cell>
          <table:table-cell office:value-type="float" office:value="810000" calcext:value-type="float">
            <text:p>810000</text:p>
          </table:table-cell>
          <table:table-cell office:value-type="float" office:value="0.010814304001542" calcext:value-type="float">
            <text:p>0.010814304001542</text:p>
          </table:table-cell>
          <table:table-cell office:value-type="float" office:value="0.382363295000687" calcext:value-type="float">
            <text:p>0.382363295000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40000" calcext:value-type="float">
            <text:p>1240000</text:p>
          </table:table-cell>
          <table:table-cell table:formula="of:=[.A125]*0.9" office:value-type="float" office:value="1116000" calcext:value-type="float">
            <text:p>1116000</text:p>
          </table:table-cell>
          <table:table-cell table:formula="of:=[.B125]/[.E125]" office:value-type="float" office:value="1.37675795706884" calcext:value-type="float">
            <text:p>1.37675795706884</text:p>
          </table:table-cell>
          <table:table-cell table:formula="of:=([.C125]-1)" office:value-type="percentage" office:value="0.376757957068838" calcext:value-type="percentage">
            <text:p>37.68%</text:p>
          </table:table-cell>
          <table:table-cell office:value-type="float" office:value="810600" calcext:value-type="float">
            <text:p>810600</text:p>
          </table:table-cell>
          <table:table-cell office:value-type="float" office:value="0.00668545699954848" calcext:value-type="float">
            <text:p>0.00668545699954848</text:p>
          </table:table-cell>
          <table:table-cell office:value-type="float" office:value="0.389053494000109" calcext:value-type="float">
            <text:p>0.389053494000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126]*0.9" office:value-type="float" office:value="1125000" calcext:value-type="float">
            <text:p>1125000</text:p>
          </table:table-cell>
          <table:table-cell table:formula="of:=[.B126]/[.E126]" office:value-type="float" office:value="1.38786084381939" calcext:value-type="float">
            <text:p>1.38786084381939</text:p>
          </table:table-cell>
          <table:table-cell table:formula="of:=([.C126]-1)" office:value-type="percentage" office:value="0.387860843819393" calcext:value-type="percentage">
            <text:p>38.79%</text:p>
          </table:table-cell>
          <table:table-cell office:value-type="float" office:value="810600" calcext:value-type="float">
            <text:p>810600</text:p>
          </table:table-cell>
          <table:table-cell office:value-type="float" office:value="0.0114699759997166" calcext:value-type="float">
            <text:p>0.0114699759997166</text:p>
          </table:table-cell>
          <table:table-cell office:value-type="float" office:value="0.400525306999043" calcext:value-type="float">
            <text:p>0.400525306999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60000" calcext:value-type="float">
            <text:p>1260000</text:p>
          </table:table-cell>
          <table:table-cell table:formula="of:=[.A127]*0.9" office:value-type="float" office:value="1134000" calcext:value-type="float">
            <text:p>1134000</text:p>
          </table:table-cell>
          <table:table-cell table:formula="of:=[.B127]/[.E127]" office:value-type="float" office:value="1.39896373056995" calcext:value-type="float">
            <text:p>1.39896373056995</text:p>
          </table:table-cell>
          <table:table-cell table:formula="of:=([.C127]-1)" office:value-type="percentage" office:value="0.398963730569948" calcext:value-type="percentage">
            <text:p>39.90%</text:p>
          </table:table-cell>
          <table:table-cell office:value-type="float" office:value="810600" calcext:value-type="float">
            <text:p>810600</text:p>
          </table:table-cell>
          <table:table-cell office:value-type="float" office:value="0.00601194299997587" calcext:value-type="float">
            <text:p>0.00601194299997587</text:p>
          </table:table-cell>
          <table:table-cell office:value-type="float" office:value="0.406543347999104" calcext:value-type="float">
            <text:p>0.406543347999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70000" calcext:value-type="float">
            <text:p>1270000</text:p>
          </table:table-cell>
          <table:table-cell table:formula="of:=[.A128]*0.9" office:value-type="float" office:value="1143000" calcext:value-type="float">
            <text:p>1143000</text:p>
          </table:table-cell>
          <table:table-cell table:formula="of:=[.B128]/[.E128]" office:value-type="float" office:value="1.40902366863905" calcext:value-type="float">
            <text:p>1.40902366863905</text:p>
          </table:table-cell>
          <table:table-cell table:formula="of:=([.C128]-1)" office:value-type="percentage" office:value="0.409023668639053" calcext:value-type="percentage">
            <text:p>40.90%</text:p>
          </table:table-cell>
          <table:table-cell office:value-type="float" office:value="811200" calcext:value-type="float">
            <text:p>811200</text:p>
          </table:table-cell>
          <table:table-cell office:value-type="float" office:value="0.0108007449998695" calcext:value-type="float">
            <text:p>0.0108007449998695</text:p>
          </table:table-cell>
          <table:table-cell office:value-type="float" office:value="0.417346349999207" calcext:value-type="float">
            <text:p>0.417346349999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table:formula="of:=[.A129]*0.9" office:value-type="float" office:value="1152000" calcext:value-type="float">
            <text:p>1152000</text:p>
          </table:table-cell>
          <table:table-cell table:formula="of:=[.B129]/[.E129]" office:value-type="float" office:value="1.42011834319527" calcext:value-type="float">
            <text:p>1.42011834319527</text:p>
          </table:table-cell>
          <table:table-cell table:formula="of:=([.C129]-1)" office:value-type="percentage" office:value="0.420118343195266" calcext:value-type="percentage">
            <text:p>42.01%</text:p>
          </table:table-cell>
          <table:table-cell office:value-type="float" office:value="811200" calcext:value-type="float">
            <text:p>811200</text:p>
          </table:table-cell>
          <table:table-cell office:value-type="float" office:value="0.00771741300013673" calcext:value-type="float">
            <text:p>0.00771741300013673</text:p>
          </table:table-cell>
          <table:table-cell office:value-type="float" office:value="0.425069126000381" calcext:value-type="float">
            <text:p>0.425069126000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table:formula="of:=[.A130]*0.9" office:value-type="float" office:value="1161000" calcext:value-type="float">
            <text:p>1161000</text:p>
          </table:table-cell>
          <table:table-cell table:formula="of:=[.B130]/[.E130]" office:value-type="float" office:value="1.43121301775148" calcext:value-type="float">
            <text:p>1.43121301775148</text:p>
          </table:table-cell>
          <table:table-cell table:formula="of:=([.C130]-1)" office:value-type="percentage" office:value="0.431213017751479" calcext:value-type="percentage">
            <text:p>43.12%</text:p>
          </table:table-cell>
          <table:table-cell office:value-type="float" office:value="811200" calcext:value-type="float">
            <text:p>811200</text:p>
          </table:table-cell>
          <table:table-cell office:value-type="float" office:value="0.0121196389991383" calcext:value-type="float">
            <text:p>0.0121196389991383</text:p>
          </table:table-cell>
          <table:table-cell office:value-type="float" office:value="0.43719437999971" calcext:value-type="float">
            <text:p>0.43719437999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A131]*0.9" office:value-type="float" office:value="1170000" calcext:value-type="float">
            <text:p>1170000</text:p>
          </table:table-cell>
          <table:table-cell table:formula="of:=[.B131]/[.E131]" office:value-type="float" office:value="1.44124168514412" calcext:value-type="float">
            <text:p>1.44124168514412</text:p>
          </table:table-cell>
          <table:table-cell table:formula="of:=([.C131]-1)" office:value-type="percentage" office:value="0.441241685144124" calcext:value-type="percentage">
            <text:p>44.12%</text:p>
          </table:table-cell>
          <table:table-cell office:value-type="float" office:value="811800" calcext:value-type="float">
            <text:p>811800</text:p>
          </table:table-cell>
          <table:table-cell office:value-type="float" office:value="0.0107861429987679" calcext:value-type="float">
            <text:p>0.0107861429987679</text:p>
          </table:table-cell>
          <table:table-cell office:value-type="float" office:value="0.447982703999514" calcext:value-type="float">
            <text:p>0.447982703999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10000" calcext:value-type="float">
            <text:p>1310000</text:p>
          </table:table-cell>
          <table:table-cell table:formula="of:=[.A132]*0.9" office:value-type="float" office:value="1179000" calcext:value-type="float">
            <text:p>1179000</text:p>
          </table:table-cell>
          <table:table-cell table:formula="of:=[.B132]/[.E132]" office:value-type="float" office:value="1.45232815964523" calcext:value-type="float">
            <text:p>1.45232815964523</text:p>
          </table:table-cell>
          <table:table-cell table:formula="of:=([.C132]-1)" office:value-type="percentage" office:value="0.452328159645233" calcext:value-type="percentage">
            <text:p>45.23%</text:p>
          </table:table-cell>
          <table:table-cell office:value-type="float" office:value="811800" calcext:value-type="float">
            <text:p>811800</text:p>
          </table:table-cell>
          <table:table-cell office:value-type="float" office:value="0.00708019599915133" calcext:value-type="float">
            <text:p>0.00708019599915133</text:p>
          </table:table-cell>
          <table:table-cell office:value-type="float" office:value="0.455065743999512" calcext:value-type="float">
            <text:p>0.455065743999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20000" calcext:value-type="float">
            <text:p>1320000</text:p>
          </table:table-cell>
          <table:table-cell table:formula="of:=[.A133]*0.9" office:value-type="float" office:value="1188000" calcext:value-type="float">
            <text:p>1188000</text:p>
          </table:table-cell>
          <table:table-cell table:formula="of:=[.B133]/[.E133]" office:value-type="float" office:value="1.46341463414634" calcext:value-type="float">
            <text:p>1.46341463414634</text:p>
          </table:table-cell>
          <table:table-cell table:formula="of:=([.C133]-1)" office:value-type="percentage" office:value="0.463414634146341" calcext:value-type="percentage">
            <text:p>46.34%</text:p>
          </table:table-cell>
          <table:table-cell office:value-type="float" office:value="811800" calcext:value-type="float">
            <text:p>811800</text:p>
          </table:table-cell>
          <table:table-cell office:value-type="float" office:value="0.0109307229995466" calcext:value-type="float">
            <text:p>0.0109307229995466</text:p>
          </table:table-cell>
          <table:table-cell office:value-type="float" office:value="0.465998378000222" calcext:value-type="float">
            <text:p>0.465998378000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30000" calcext:value-type="float">
            <text:p>1330000</text:p>
          </table:table-cell>
          <table:table-cell table:formula="of:=[.A134]*0.9" office:value-type="float" office:value="1197000" calcext:value-type="float">
            <text:p>1197000</text:p>
          </table:table-cell>
          <table:table-cell table:formula="of:=[.B134]/[.E134]" office:value-type="float" office:value="1.33" calcext:value-type="float">
            <text:p>1.33</text:p>
          </table:table-cell>
          <table:table-cell table:formula="of:=([.C134]-1)" office:value-type="percentage" office:value="0.33" calcext:value-type="percentage">
            <text:p>33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0776598099946568" calcext:value-type="float">
            <text:p>0.00776598099946568</text:p>
          </table:table-cell>
          <table:table-cell office:value-type="float" office:value="0.473768326999561" calcext:value-type="float">
            <text:p>0.473768326999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40000" calcext:value-type="float">
            <text:p>1340000</text:p>
          </table:table-cell>
          <table:table-cell table:formula="of:=[.A135]*0.9" office:value-type="float" office:value="1206000" calcext:value-type="float">
            <text:p>1206000</text:p>
          </table:table-cell>
          <table:table-cell table:formula="of:=[.B135]/[.E135]" office:value-type="float" office:value="1.34" calcext:value-type="float">
            <text:p>1.34</text:p>
          </table:table-cell>
          <table:table-cell table:formula="of:=([.C135]-1)" office:value-type="percentage" office:value="0.34" calcext:value-type="percentage">
            <text:p>34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138466289990902" calcext:value-type="float">
            <text:p>0.0138466289990902</text:p>
          </table:table-cell>
          <table:table-cell office:value-type="float" office:value="0.487617024999054" calcext:value-type="float">
            <text:p>0.487617024999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table:formula="of:=[.A136]*0.9" office:value-type="float" office:value="1215000" calcext:value-type="float">
            <text:p>1215000</text:p>
          </table:table-cell>
          <table:table-cell table:formula="of:=[.B136]/[.E136]" office:value-type="float" office:value="1.35" calcext:value-type="float">
            <text:p>1.35</text:p>
          </table:table-cell>
          <table:table-cell table:formula="of:=([.C136]-1)" office:value-type="percentage" office:value="0.35" calcext:value-type="percentage">
            <text:p>35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173894830004429" calcext:value-type="float">
            <text:p>0.0173894830004429</text:p>
          </table:table-cell>
          <table:table-cell office:value-type="float" office:value="0.505008940999687" calcext:value-type="float">
            <text:p>0.505008940999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60000" calcext:value-type="float">
            <text:p>1360000</text:p>
          </table:table-cell>
          <table:table-cell table:formula="of:=[.A137]*0.9" office:value-type="float" office:value="1224000" calcext:value-type="float">
            <text:p>1224000</text:p>
          </table:table-cell>
          <table:table-cell table:formula="of:=[.B137]/[.E137]" office:value-type="float" office:value="1.36" calcext:value-type="float">
            <text:p>1.36</text:p>
          </table:table-cell>
          <table:table-cell table:formula="of:=([.C137]-1)" office:value-type="percentage" office:value="0.36" calcext:value-type="percentage">
            <text:p>36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123918999997841" calcext:value-type="float">
            <text:p>0.0123918999997841</text:p>
          </table:table-cell>
          <table:table-cell office:value-type="float" office:value="0.517403305999324" calcext:value-type="float">
            <text:p>0.517403305999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70000" calcext:value-type="float">
            <text:p>1370000</text:p>
          </table:table-cell>
          <table:table-cell table:formula="of:=[.A138]*0.9" office:value-type="float" office:value="1233000" calcext:value-type="float">
            <text:p>1233000</text:p>
          </table:table-cell>
          <table:table-cell table:formula="of:=[.B138]/[.E138]" office:value-type="float" office:value="1.37" calcext:value-type="float">
            <text:p>1.37</text:p>
          </table:table-cell>
          <table:table-cell table:formula="of:=([.C138]-1)" office:value-type="percentage" office:value="0.37" calcext:value-type="percentage">
            <text:p>37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0788308399933158" calcext:value-type="float">
            <text:p>0.00788308399933158</text:p>
          </table:table-cell>
          <table:table-cell office:value-type="float" office:value="0.525293176999185" calcext:value-type="float">
            <text:p>0.525293176999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80000" calcext:value-type="float">
            <text:p>1380000</text:p>
          </table:table-cell>
          <table:table-cell table:formula="of:=[.A139]*0.9" office:value-type="float" office:value="1242000" calcext:value-type="float">
            <text:p>1242000</text:p>
          </table:table-cell>
          <table:table-cell table:formula="of:=[.B139]/[.E139]" office:value-type="float" office:value="1.37908061292472" calcext:value-type="float">
            <text:p>1.37908061292472</text:p>
          </table:table-cell>
          <table:table-cell table:formula="of:=([.C139]-1)" office:value-type="percentage" office:value="0.379080612924717" calcext:value-type="percentage">
            <text:p>37.91%</text:p>
          </table:table-cell>
          <table:table-cell office:value-type="float" office:value="900600" calcext:value-type="float">
            <text:p>900600</text:p>
          </table:table-cell>
          <table:table-cell office:value-type="float" office:value="0.0141691339995305" calcext:value-type="float">
            <text:p>0.0141691339995305</text:p>
          </table:table-cell>
          <table:table-cell office:value-type="float" office:value="0.539465023999583" calcext:value-type="float">
            <text:p>0.539465023999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390000" calcext:value-type="float">
            <text:p>1390000</text:p>
          </table:table-cell>
          <table:table-cell table:formula="of:=[.A140]*0.9" office:value-type="float" office:value="1251000" calcext:value-type="float">
            <text:p>1251000</text:p>
          </table:table-cell>
          <table:table-cell table:formula="of:=[.B140]/[.E140]" office:value-type="float" office:value="1.38907395069953" calcext:value-type="float">
            <text:p>1.38907395069953</text:p>
          </table:table-cell>
          <table:table-cell table:formula="of:=([.C140]-1)" office:value-type="percentage" office:value="0.389073950699534" calcext:value-type="percentage">
            <text:p>38.91%</text:p>
          </table:table-cell>
          <table:table-cell office:value-type="float" office:value="900600" calcext:value-type="float">
            <text:p>900600</text:p>
          </table:table-cell>
          <table:table-cell office:value-type="float" office:value="0.0113575819996186" calcext:value-type="float">
            <text:p>0.0113575819996186</text:p>
          </table:table-cell>
          <table:table-cell office:value-type="float" office:value="0.550825734999307" calcext:value-type="float">
            <text:p>0.550825734999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table:formula="of:=[.A141]*0.9" office:value-type="float" office:value="1260000" calcext:value-type="float">
            <text:p>1260000</text:p>
          </table:table-cell>
          <table:table-cell table:formula="of:=[.B141]/[.E141]" office:value-type="float" office:value="1.39906728847435" calcext:value-type="float">
            <text:p>1.39906728847435</text:p>
          </table:table-cell>
          <table:table-cell table:formula="of:=([.C141]-1)" office:value-type="percentage" office:value="0.39906728847435" calcext:value-type="percentage">
            <text:p>39.91%</text:p>
          </table:table-cell>
          <table:table-cell office:value-type="float" office:value="900600" calcext:value-type="float">
            <text:p>900600</text:p>
          </table:table-cell>
          <table:table-cell office:value-type="float" office:value="0.0111922780015448" calcext:value-type="float">
            <text:p>0.0111922780015448</text:p>
          </table:table-cell>
          <table:table-cell office:value-type="float" office:value="0.562024041000768" calcext:value-type="float">
            <text:p>0.562024041000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10000" calcext:value-type="float">
            <text:p>1410000</text:p>
          </table:table-cell>
          <table:table-cell table:formula="of:=[.A142]*0.9" office:value-type="float" office:value="1269000" calcext:value-type="float">
            <text:p>1269000</text:p>
          </table:table-cell>
          <table:table-cell table:formula="of:=[.B142]/[.E142]" office:value-type="float" office:value="1.40812250332889" calcext:value-type="float">
            <text:p>1.40812250332889</text:p>
          </table:table-cell>
          <table:table-cell table:formula="of:=([.C142]-1)" office:value-type="percentage" office:value="0.408122503328895" calcext:value-type="percentage">
            <text:p>40.81%</text:p>
          </table:table-cell>
          <table:table-cell office:value-type="float" office:value="901200" calcext:value-type="float">
            <text:p>901200</text:p>
          </table:table-cell>
          <table:table-cell office:value-type="float" office:value="0.0305738180013577" calcext:value-type="float">
            <text:p>0.0305738180013577</text:p>
          </table:table-cell>
          <table:table-cell office:value-type="float" office:value="0.592609601000731" calcext:value-type="float">
            <text:p>0.592609601000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20000" calcext:value-type="float">
            <text:p>1420000</text:p>
          </table:table-cell>
          <table:table-cell table:formula="of:=[.A143]*0.9" office:value-type="float" office:value="1278000" calcext:value-type="float">
            <text:p>1278000</text:p>
          </table:table-cell>
          <table:table-cell table:formula="of:=[.B143]/[.E143]" office:value-type="float" office:value="1.41810918774967" calcext:value-type="float">
            <text:p>1.41810918774967</text:p>
          </table:table-cell>
          <table:table-cell table:formula="of:=([.C143]-1)" office:value-type="percentage" office:value="0.418109187749667" calcext:value-type="percentage">
            <text:p>41.81%</text:p>
          </table:table-cell>
          <table:table-cell office:value-type="float" office:value="901200" calcext:value-type="float">
            <text:p>901200</text:p>
          </table:table-cell>
          <table:table-cell office:value-type="float" office:value="0.0115968609989068" calcext:value-type="float">
            <text:p>0.0115968609989068</text:p>
          </table:table-cell>
          <table:table-cell office:value-type="float" office:value="0.604214238999703" calcext:value-type="float">
            <text:p>0.604214238999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30000" calcext:value-type="float">
            <text:p>1430000</text:p>
          </table:table-cell>
          <table:table-cell table:formula="of:=[.A144]*0.9" office:value-type="float" office:value="1287000" calcext:value-type="float">
            <text:p>1287000</text:p>
          </table:table-cell>
          <table:table-cell table:formula="of:=[.B144]/[.E144]" office:value-type="float" office:value="1.42809587217044" calcext:value-type="float">
            <text:p>1.42809587217044</text:p>
          </table:table-cell>
          <table:table-cell table:formula="of:=([.C144]-1)" office:value-type="percentage" office:value="0.428095872170439" calcext:value-type="percentage">
            <text:p>42.81%</text:p>
          </table:table-cell>
          <table:table-cell office:value-type="float" office:value="901200" calcext:value-type="float">
            <text:p>901200</text:p>
          </table:table-cell>
          <table:table-cell office:value-type="float" office:value="0.0110055909990479" calcext:value-type="float">
            <text:p>0.0110055909990479</text:p>
          </table:table-cell>
          <table:table-cell office:value-type="float" office:value="0.615222047999851" calcext:value-type="float">
            <text:p>0.615222047999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40000" calcext:value-type="float">
            <text:p>1440000</text:p>
          </table:table-cell>
          <table:table-cell table:formula="of:=[.A145]*0.9" office:value-type="float" office:value="1296000" calcext:value-type="float">
            <text:p>1296000</text:p>
          </table:table-cell>
          <table:table-cell table:formula="of:=[.B145]/[.E145]" office:value-type="float" office:value="1.43712574850299" calcext:value-type="float">
            <text:p>1.43712574850299</text:p>
          </table:table-cell>
          <table:table-cell table:formula="of:=([.C145]-1)" office:value-type="percentage" office:value="0.437125748502994" calcext:value-type="percentage">
            <text:p>43.71%</text:p>
          </table:table-cell>
          <table:table-cell office:value-type="float" office:value="901800" calcext:value-type="float">
            <text:p>901800</text:p>
          </table:table-cell>
          <table:table-cell office:value-type="float" office:value="0.00800817600065784" calcext:value-type="float">
            <text:p>0.00800817600065784</text:p>
          </table:table-cell>
          <table:table-cell office:value-type="float" office:value="0.623233819000234" calcext:value-type="float">
            <text:p>0.62323381900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table:formula="of:=[.A146]*0.9" office:value-type="float" office:value="1305000" calcext:value-type="float">
            <text:p>1305000</text:p>
          </table:table-cell>
          <table:table-cell table:formula="of:=[.B146]/[.E146]" office:value-type="float" office:value="1.44710578842315" calcext:value-type="float">
            <text:p>1.44710578842315</text:p>
          </table:table-cell>
          <table:table-cell table:formula="of:=([.C146]-1)" office:value-type="percentage" office:value="0.447105788423154" calcext:value-type="percentage">
            <text:p>44.71%</text:p>
          </table:table-cell>
          <table:table-cell office:value-type="float" office:value="901800" calcext:value-type="float">
            <text:p>901800</text:p>
          </table:table-cell>
          <table:table-cell office:value-type="float" office:value="0.0117103079992376" calcext:value-type="float">
            <text:p>0.0117103079992376</text:p>
          </table:table-cell>
          <table:table-cell office:value-type="float" office:value="0.634946054999091" calcext:value-type="float">
            <text:p>0.634946054999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60000" calcext:value-type="float">
            <text:p>1460000</text:p>
          </table:table-cell>
          <table:table-cell table:formula="of:=[.A147]*0.9" office:value-type="float" office:value="1314000" calcext:value-type="float">
            <text:p>1314000</text:p>
          </table:table-cell>
          <table:table-cell table:formula="of:=[.B147]/[.E147]" office:value-type="float" office:value="1.45708582834331" calcext:value-type="float">
            <text:p>1.45708582834331</text:p>
          </table:table-cell>
          <table:table-cell table:formula="of:=([.C147]-1)" office:value-type="percentage" office:value="0.457085828343313" calcext:value-type="percentage">
            <text:p>45.71%</text:p>
          </table:table-cell>
          <table:table-cell office:value-type="float" office:value="901800" calcext:value-type="float">
            <text:p>901800</text:p>
          </table:table-cell>
          <table:table-cell office:value-type="float" office:value="0.0130334449986549" calcext:value-type="float">
            <text:p>0.0130334449986549</text:p>
          </table:table-cell>
          <table:table-cell office:value-type="float" office:value="0.647981734999121" calcext:value-type="float">
            <text:p>0.647981734999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70000" calcext:value-type="float">
            <text:p>1470000</text:p>
          </table:table-cell>
          <table:table-cell table:formula="of:=[.A148]*0.9" office:value-type="float" office:value="1323000" calcext:value-type="float">
            <text:p>1323000</text:p>
          </table:table-cell>
          <table:table-cell table:formula="of:=[.B148]/[.E148]" office:value-type="float" office:value="1.33636363636364" calcext:value-type="float">
            <text:p>1.33636363636364</text:p>
          </table:table-cell>
          <table:table-cell table:formula="of:=([.C148]-1)" office:value-type="percentage" office:value="0.336363636363636" calcext:value-type="percentage">
            <text:p>33.64%</text:p>
          </table:table-cell>
          <table:table-cell office:value-type="float" office:value="990000" calcext:value-type="float">
            <text:p>990000</text:p>
          </table:table-cell>
          <table:table-cell office:value-type="float" office:value="0.00881795899840654" calcext:value-type="float">
            <text:p>0.00881795899840654</text:p>
          </table:table-cell>
          <table:table-cell office:value-type="float" office:value="0.656803186999241" calcext:value-type="float">
            <text:p>0.65680318699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80000" calcext:value-type="float">
            <text:p>1480000</text:p>
          </table:table-cell>
          <table:table-cell table:formula="of:=[.A149]*0.9" office:value-type="float" office:value="1332000" calcext:value-type="float">
            <text:p>1332000</text:p>
          </table:table-cell>
          <table:table-cell table:formula="of:=[.B149]/[.E149]" office:value-type="float" office:value="1.34545454545455" calcext:value-type="float">
            <text:p>1.34545454545455</text:p>
          </table:table-cell>
          <table:table-cell table:formula="of:=([.C149]-1)" office:value-type="percentage" office:value="0.345454545454545" calcext:value-type="percentage">
            <text:p>34.55%</text:p>
          </table:table-cell>
          <table:table-cell office:value-type="float" office:value="990000" calcext:value-type="float">
            <text:p>990000</text:p>
          </table:table-cell>
          <table:table-cell office:value-type="float" office:value="0.0123206699990988" calcext:value-type="float">
            <text:p>0.0123206699990988</text:p>
          </table:table-cell>
          <table:table-cell office:value-type="float" office:value="0.669126110999059" calcext:value-type="float">
            <text:p>0.669126110999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490000" calcext:value-type="float">
            <text:p>1490000</text:p>
          </table:table-cell>
          <table:table-cell table:formula="of:=[.A150]*0.9" office:value-type="float" office:value="1341000" calcext:value-type="float">
            <text:p>1341000</text:p>
          </table:table-cell>
          <table:table-cell table:formula="of:=[.B150]/[.E150]" office:value-type="float" office:value="1.35454545454545" calcext:value-type="float">
            <text:p>1.35454545454545</text:p>
          </table:table-cell>
          <table:table-cell table:formula="of:=([.C150]-1)" office:value-type="percentage" office:value="0.354545454545454" calcext:value-type="percentage">
            <text:p>35.45%</text:p>
          </table:table-cell>
          <table:table-cell office:value-type="float" office:value="990000" calcext:value-type="float">
            <text:p>990000</text:p>
          </table:table-cell>
          <table:table-cell office:value-type="float" office:value="0.0114643850010907" calcext:value-type="float">
            <text:p>0.0114643850010907</text:p>
          </table:table-cell>
          <table:table-cell office:value-type="float" office:value="0.680592709000848" calcext:value-type="float">
            <text:p>0.680592709000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151]*0.9" office:value-type="float" office:value="1350000" calcext:value-type="float">
            <text:p>1350000</text:p>
          </table:table-cell>
          <table:table-cell table:formula="of:=[.B151]/[.E151]" office:value-type="float" office:value="1.36363636363636" calcext:value-type="float">
            <text:p>1.36363636363636</text:p>
          </table:table-cell>
          <table:table-cell table:formula="of:=([.C151]-1)" office:value-type="percentage" office:value="0.363636363636364" calcext:value-type="percentage">
            <text:p>36.36%</text:p>
          </table:table-cell>
          <table:table-cell office:value-type="float" office:value="990000" calcext:value-type="float">
            <text:p>990000</text:p>
          </table:table-cell>
          <table:table-cell office:value-type="float" office:value="0.00921066699993389" calcext:value-type="float">
            <text:p>0.00921066699993389</text:p>
          </table:table-cell>
          <table:table-cell office:value-type="float" office:value="0.689809346000402" calcext:value-type="float">
            <text:p>0.68980934600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10000" calcext:value-type="float">
            <text:p>1510000</text:p>
          </table:table-cell>
          <table:table-cell table:formula="of:=[.A152]*0.9" office:value-type="float" office:value="1359000" calcext:value-type="float">
            <text:p>1359000</text:p>
          </table:table-cell>
          <table:table-cell table:formula="of:=[.B152]/[.E152]" office:value-type="float" office:value="1.37189582071472" calcext:value-type="float">
            <text:p>1.37189582071472</text:p>
          </table:table-cell>
          <table:table-cell table:formula="of:=([.C152]-1)" office:value-type="percentage" office:value="0.371895820714718" calcext:value-type="percentage">
            <text:p>37.19%</text:p>
          </table:table-cell>
          <table:table-cell office:value-type="float" office:value="990600" calcext:value-type="float">
            <text:p>990600</text:p>
          </table:table-cell>
          <table:table-cell office:value-type="float" office:value="0.0120683050008665" calcext:value-type="float">
            <text:p>0.0120683050008665</text:p>
          </table:table-cell>
          <table:table-cell office:value-type="float" office:value="0.70187978300055" calcext:value-type="float">
            <text:p>0.7018797830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20000" calcext:value-type="float">
            <text:p>1520000</text:p>
          </table:table-cell>
          <table:table-cell table:formula="of:=[.A153]*0.9" office:value-type="float" office:value="1368000" calcext:value-type="float">
            <text:p>1368000</text:p>
          </table:table-cell>
          <table:table-cell table:formula="of:=[.B153]/[.E153]" office:value-type="float" office:value="1.38098122350091" calcext:value-type="float">
            <text:p>1.38098122350091</text:p>
          </table:table-cell>
          <table:table-cell table:formula="of:=([.C153]-1)" office:value-type="percentage" office:value="0.380981223500908" calcext:value-type="percentage">
            <text:p>38.10%</text:p>
          </table:table-cell>
          <table:table-cell office:value-type="float" office:value="990600" calcext:value-type="float">
            <text:p>990600</text:p>
          </table:table-cell>
          <table:table-cell office:value-type="float" office:value="0.0149044249992585" calcext:value-type="float">
            <text:p>0.0149044249992585</text:p>
          </table:table-cell>
          <table:table-cell office:value-type="float" office:value="0.716786728999068" calcext:value-type="float">
            <text:p>0.716786728999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30000" calcext:value-type="float">
            <text:p>1530000</text:p>
          </table:table-cell>
          <table:table-cell table:formula="of:=[.A154]*0.9" office:value-type="float" office:value="1377000" calcext:value-type="float">
            <text:p>1377000</text:p>
          </table:table-cell>
          <table:table-cell table:formula="of:=[.B154]/[.E154]" office:value-type="float" office:value="1.3900666262871" calcext:value-type="float">
            <text:p>1.3900666262871</text:p>
          </table:table-cell>
          <table:table-cell table:formula="of:=([.C154]-1)" office:value-type="percentage" office:value="0.390066626287099" calcext:value-type="percentage">
            <text:p>39.01%</text:p>
          </table:table-cell>
          <table:table-cell office:value-type="float" office:value="990600" calcext:value-type="float">
            <text:p>990600</text:p>
          </table:table-cell>
          <table:table-cell office:value-type="float" office:value="0.0117988500005595" calcext:value-type="float">
            <text:p>0.0117988500005595</text:p>
          </table:table-cell>
          <table:table-cell office:value-type="float" office:value="0.728592090999882" calcext:value-type="float">
            <text:p>0.72859209099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40000" calcext:value-type="float">
            <text:p>1540000</text:p>
          </table:table-cell>
          <table:table-cell table:formula="of:=[.A155]*0.9" office:value-type="float" office:value="1386000" calcext:value-type="float">
            <text:p>1386000</text:p>
          </table:table-cell>
          <table:table-cell table:formula="of:=[.B155]/[.E155]" office:value-type="float" office:value="1.39915202907329" calcext:value-type="float">
            <text:p>1.39915202907329</text:p>
          </table:table-cell>
          <table:table-cell table:formula="of:=([.C155]-1)" office:value-type="percentage" office:value="0.399152029073289" calcext:value-type="percentage">
            <text:p>39.92%</text:p>
          </table:table-cell>
          <table:table-cell office:value-type="float" office:value="990600" calcext:value-type="float">
            <text:p>990600</text:p>
          </table:table-cell>
          <table:table-cell office:value-type="float" office:value="0.01137686400034" calcext:value-type="float">
            <text:p>0.01137686400034</text:p>
          </table:table-cell>
          <table:table-cell office:value-type="float" office:value="0.739974242000244" calcext:value-type="float">
            <text:p>0.739974242000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50000" calcext:value-type="float">
            <text:p>1550000</text:p>
          </table:table-cell>
          <table:table-cell table:formula="of:=[.A156]*0.9" office:value-type="float" office:value="1395000" calcext:value-type="float">
            <text:p>1395000</text:p>
          </table:table-cell>
          <table:table-cell table:formula="of:=[.B156]/[.E156]" office:value-type="float" office:value="1.40738498789346" calcext:value-type="float">
            <text:p>1.40738498789346</text:p>
          </table:table-cell>
          <table:table-cell table:formula="of:=([.C156]-1)" office:value-type="percentage" office:value="0.407384987893463" calcext:value-type="percentage">
            <text:p>40.74%</text:p>
          </table:table-cell>
          <table:table-cell office:value-type="float" office:value="991200" calcext:value-type="float">
            <text:p>991200</text:p>
          </table:table-cell>
          <table:table-cell office:value-type="float" office:value="0.0181004719997873" calcext:value-type="float">
            <text:p>0.0181004719997873</text:p>
          </table:table-cell>
          <table:table-cell office:value-type="float" office:value="0.758077656999376" calcext:value-type="float">
            <text:p>0.758077656999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60000" calcext:value-type="float">
            <text:p>1560000</text:p>
          </table:table-cell>
          <table:table-cell table:formula="of:=[.A157]*0.9" office:value-type="float" office:value="1404000" calcext:value-type="float">
            <text:p>1404000</text:p>
          </table:table-cell>
          <table:table-cell table:formula="of:=[.B157]/[.E157]" office:value-type="float" office:value="1.41646489104116" calcext:value-type="float">
            <text:p>1.41646489104116</text:p>
          </table:table-cell>
          <table:table-cell table:formula="of:=([.C157]-1)" office:value-type="percentage" office:value="0.416464891041162" calcext:value-type="percentage">
            <text:p>41.65%</text:p>
          </table:table-cell>
          <table:table-cell office:value-type="float" office:value="991200" calcext:value-type="float">
            <text:p>991200</text:p>
          </table:table-cell>
          <table:table-cell office:value-type="float" office:value="0.0167006810006569" calcext:value-type="float">
            <text:p>0.0167006810006569</text:p>
          </table:table-cell>
          <table:table-cell office:value-type="float" office:value="0.77478144700035" calcext:value-type="float">
            <text:p>0.77478144700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70000" calcext:value-type="float">
            <text:p>1570000</text:p>
          </table:table-cell>
          <table:table-cell table:formula="of:=[.A158]*0.9" office:value-type="float" office:value="1413000" calcext:value-type="float">
            <text:p>1413000</text:p>
          </table:table-cell>
          <table:table-cell table:formula="of:=[.B158]/[.E158]" office:value-type="float" office:value="1.42554479418886" calcext:value-type="float">
            <text:p>1.42554479418886</text:p>
          </table:table-cell>
          <table:table-cell table:formula="of:=([.C158]-1)" office:value-type="percentage" office:value="0.425544794188862" calcext:value-type="percentage">
            <text:p>42.55%</text:p>
          </table:table-cell>
          <table:table-cell office:value-type="float" office:value="991200" calcext:value-type="float">
            <text:p>991200</text:p>
          </table:table-cell>
          <table:table-cell office:value-type="float" office:value="0.013069947999611" calcext:value-type="float">
            <text:p>0.013069947999611</text:p>
          </table:table-cell>
          <table:table-cell office:value-type="float" office:value="0.787855141999899" calcext:value-type="float">
            <text:p>0.787855141999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80000" calcext:value-type="float">
            <text:p>1580000</text:p>
          </table:table-cell>
          <table:table-cell table:formula="of:=[.A159]*0.9" office:value-type="float" office:value="1422000" calcext:value-type="float">
            <text:p>1422000</text:p>
          </table:table-cell>
          <table:table-cell table:formula="of:=[.B159]/[.E159]" office:value-type="float" office:value="1.43375680580762" calcext:value-type="float">
            <text:p>1.43375680580762</text:p>
          </table:table-cell>
          <table:table-cell table:formula="of:=([.C159]-1)" office:value-type="percentage" office:value="0.433756805807622" calcext:value-type="percentage">
            <text:p>43.38%</text:p>
          </table:table-cell>
          <table:table-cell office:value-type="float" office:value="991800" calcext:value-type="float">
            <text:p>991800</text:p>
          </table:table-cell>
          <table:table-cell office:value-type="float" office:value="0.0169599079999898" calcext:value-type="float">
            <text:p>0.0169599079999898</text:p>
          </table:table-cell>
          <table:table-cell office:value-type="float" office:value="0.804817246000312" calcext:value-type="float">
            <text:p>0.804817246000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table:formula="of:=[.A160]*0.9" office:value-type="float" office:value="1431000" calcext:value-type="float">
            <text:p>1431000</text:p>
          </table:table-cell>
          <table:table-cell table:formula="of:=[.B160]/[.E160]" office:value-type="float" office:value="1.44283121597096" calcext:value-type="float">
            <text:p>1.44283121597096</text:p>
          </table:table-cell>
          <table:table-cell table:formula="of:=([.C160]-1)" office:value-type="percentage" office:value="0.442831215970962" calcext:value-type="percentage">
            <text:p>44.28%</text:p>
          </table:table-cell>
          <table:table-cell office:value-type="float" office:value="991800" calcext:value-type="float">
            <text:p>991800</text:p>
          </table:table-cell>
          <table:table-cell office:value-type="float" office:value="0.0130652970001393" calcext:value-type="float">
            <text:p>0.0130652970001393</text:p>
          </table:table-cell>
          <table:table-cell office:value-type="float" office:value="0.817884903999584" calcext:value-type="float">
            <text:p>0.817884903999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table:formula="of:=[.A161]*0.9" office:value-type="float" office:value="1440000" calcext:value-type="float">
            <text:p>1440000</text:p>
          </table:table-cell>
          <table:table-cell table:formula="of:=[.B161]/[.E161]" office:value-type="float" office:value="1.33333333333333" calcext:value-type="float">
            <text:p>1.33333333333333</text:p>
          </table:table-cell>
          <table:table-cell table:formula="of:=([.C161]-1)" office:value-type="percentage" office:value="0.333333333333333" calcext:value-type="percentage">
            <text:p>33.33%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154752680009551" calcext:value-type="float">
            <text:p>0.0154752680009551</text:p>
          </table:table-cell>
          <table:table-cell office:value-type="float" office:value="0.833363693000138" calcext:value-type="float">
            <text:p>0.833363693000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10000" calcext:value-type="float">
            <text:p>1610000</text:p>
          </table:table-cell>
          <table:table-cell table:formula="of:=[.A162]*0.9" office:value-type="float" office:value="1449000" calcext:value-type="float">
            <text:p>1449000</text:p>
          </table:table-cell>
          <table:table-cell table:formula="of:=[.B162]/[.E162]" office:value-type="float" office:value="1.34166666666667" calcext:value-type="float">
            <text:p>1.34166666666667</text:p>
          </table:table-cell>
          <table:table-cell table:formula="of:=([.C162]-1)" office:value-type="percentage" office:value="0.341666666666667" calcext:value-type="percentage">
            <text:p>34.17%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126277439994738" calcext:value-type="float">
            <text:p>0.0126277439994738</text:p>
          </table:table-cell>
          <table:table-cell office:value-type="float" office:value="0.845993831999294" calcext:value-type="float">
            <text:p>0.845993831999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20000" calcext:value-type="float">
            <text:p>1620000</text:p>
          </table:table-cell>
          <table:table-cell table:formula="of:=[.A163]*0.9" office:value-type="float" office:value="1458000" calcext:value-type="float">
            <text:p>1458000</text:p>
          </table:table-cell>
          <table:table-cell table:formula="of:=[.B163]/[.E163]" office:value-type="float" office:value="1.35" calcext:value-type="float">
            <text:p>1.35</text:p>
          </table:table-cell>
          <table:table-cell table:formula="of:=([.C163]-1)" office:value-type="percentage" office:value="0.35" calcext:value-type="percentage">
            <text:p>35.00%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156066239997017" calcext:value-type="float">
            <text:p>0.0156066239997017</text:p>
          </table:table-cell>
          <table:table-cell office:value-type="float" office:value="0.861605760999737" calcext:value-type="float">
            <text:p>0.861605760999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30000" calcext:value-type="float">
            <text:p>1630000</text:p>
          </table:table-cell>
          <table:table-cell table:formula="of:=[.A164]*0.9" office:value-type="float" office:value="1467000" calcext:value-type="float">
            <text:p>1467000</text:p>
          </table:table-cell>
          <table:table-cell table:formula="of:=[.B164]/[.E164]" office:value-type="float" office:value="1.35833333333333" calcext:value-type="float">
            <text:p>1.35833333333333</text:p>
          </table:table-cell>
          <table:table-cell table:formula="of:=([.C164]-1)" office:value-type="percentage" office:value="0.358333333333333" calcext:value-type="percentage">
            <text:p>35.83%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111867720006558" calcext:value-type="float">
            <text:p>0.0111867720006558</text:p>
          </table:table-cell>
          <table:table-cell office:value-type="float" office:value="0.872803008000119" calcext:value-type="float">
            <text:p>0.872803008000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40000" calcext:value-type="float">
            <text:p>1640000</text:p>
          </table:table-cell>
          <table:table-cell table:formula="of:=[.A165]*0.9" office:value-type="float" office:value="1476000" calcext:value-type="float">
            <text:p>1476000</text:p>
          </table:table-cell>
          <table:table-cell table:formula="of:=[.B165]/[.E165]" office:value-type="float" office:value="1.36666666666667" calcext:value-type="float">
            <text:p>1.36666666666667</text:p>
          </table:table-cell>
          <table:table-cell table:formula="of:=([.C165]-1)" office:value-type="percentage" office:value="0.366666666666667" calcext:value-type="percentage">
            <text:p>36.67%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141917900000408" calcext:value-type="float">
            <text:p>0.0141917900000408</text:p>
          </table:table-cell>
          <table:table-cell office:value-type="float" office:value="0.886997175999568" calcext:value-type="float">
            <text:p>0.886997175999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table:formula="of:=[.A166]*0.9" office:value-type="float" office:value="1485000" calcext:value-type="float">
            <text:p>1485000</text:p>
          </table:table-cell>
          <table:table-cell table:formula="of:=[.B166]/[.E166]" office:value-type="float" office:value="1.37423653525819" calcext:value-type="float">
            <text:p>1.37423653525819</text:p>
          </table:table-cell>
          <table:table-cell table:formula="of:=([.C166]-1)" office:value-type="percentage" office:value="0.37423653525819" calcext:value-type="percentage">
            <text:p>37.42%</text:p>
          </table:table-cell>
          <table:table-cell office:value-type="float" office:value="1080600" calcext:value-type="float">
            <text:p>1080600</text:p>
          </table:table-cell>
          <table:table-cell office:value-type="float" office:value="0.0187093770000502" calcext:value-type="float">
            <text:p>0.0187093770000502</text:p>
          </table:table-cell>
          <table:table-cell office:value-type="float" office:value="0.905708832000528" calcext:value-type="float">
            <text:p>0.905708832000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60000" calcext:value-type="float">
            <text:p>1660000</text:p>
          </table:table-cell>
          <table:table-cell table:formula="of:=[.A167]*0.9" office:value-type="float" office:value="1494000" calcext:value-type="float">
            <text:p>1494000</text:p>
          </table:table-cell>
          <table:table-cell table:formula="of:=[.B167]/[.E167]" office:value-type="float" office:value="1.38256524153248" calcext:value-type="float">
            <text:p>1.38256524153248</text:p>
          </table:table-cell>
          <table:table-cell table:formula="of:=([.C167]-1)" office:value-type="percentage" office:value="0.382565241532482" calcext:value-type="percentage">
            <text:p>38.26%</text:p>
          </table:table-cell>
          <table:table-cell office:value-type="float" office:value="1080600" calcext:value-type="float">
            <text:p>1080600</text:p>
          </table:table-cell>
          <table:table-cell office:value-type="float" office:value="0.0176134909997927" calcext:value-type="float">
            <text:p>0.0176134909997927</text:p>
          </table:table-cell>
          <table:table-cell office:value-type="float" office:value="0.923326039999665" calcext:value-type="float">
            <text:p>0.923326039999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70000" calcext:value-type="float">
            <text:p>1670000</text:p>
          </table:table-cell>
          <table:table-cell table:formula="of:=[.A168]*0.9" office:value-type="float" office:value="1503000" calcext:value-type="float">
            <text:p>1503000</text:p>
          </table:table-cell>
          <table:table-cell table:formula="of:=[.B168]/[.E168]" office:value-type="float" office:value="1.39089394780677" calcext:value-type="float">
            <text:p>1.39089394780677</text:p>
          </table:table-cell>
          <table:table-cell table:formula="of:=([.C168]-1)" office:value-type="percentage" office:value="0.390893947806774" calcext:value-type="percentage">
            <text:p>39.09%</text:p>
          </table:table-cell>
          <table:table-cell office:value-type="float" office:value="1080600" calcext:value-type="float">
            <text:p>1080600</text:p>
          </table:table-cell>
          <table:table-cell office:value-type="float" office:value="0.0171663540004374" calcext:value-type="float">
            <text:p>0.0171663540004374</text:p>
          </table:table-cell>
          <table:table-cell office:value-type="float" office:value="0.940495868000653" calcext:value-type="float">
            <text:p>0.940495868000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80000" calcext:value-type="float">
            <text:p>1680000</text:p>
          </table:table-cell>
          <table:table-cell table:formula="of:=[.A169]*0.9" office:value-type="float" office:value="1512000" calcext:value-type="float">
            <text:p>1512000</text:p>
          </table:table-cell>
          <table:table-cell table:formula="of:=[.B169]/[.E169]" office:value-type="float" office:value="1.3984461709212" calcext:value-type="float">
            <text:p>1.3984461709212</text:p>
          </table:table-cell>
          <table:table-cell table:formula="of:=([.C169]-1)" office:value-type="percentage" office:value="0.398446170921199" calcext:value-type="percentage">
            <text:p>39.84%</text:p>
          </table:table-cell>
          <table:table-cell office:value-type="float" office:value="1081200" calcext:value-type="float">
            <text:p>1081200</text:p>
          </table:table-cell>
          <table:table-cell office:value-type="float" office:value="0.0169406500008336" calcext:value-type="float">
            <text:p>0.0169406500008336</text:p>
          </table:table-cell>
          <table:table-cell office:value-type="float" office:value="0.957438883000577" calcext:value-type="float">
            <text:p>0.957438883000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690000" calcext:value-type="float">
            <text:p>1690000</text:p>
          </table:table-cell>
          <table:table-cell table:formula="of:=[.A170]*0.9" office:value-type="float" office:value="1521000" calcext:value-type="float">
            <text:p>1521000</text:p>
          </table:table-cell>
          <table:table-cell table:formula="of:=[.B170]/[.E170]" office:value-type="float" office:value="1.40677025527192" calcext:value-type="float">
            <text:p>1.40677025527192</text:p>
          </table:table-cell>
          <table:table-cell table:formula="of:=([.C170]-1)" office:value-type="percentage" office:value="0.40677025527192" calcext:value-type="percentage">
            <text:p>40.68%</text:p>
          </table:table-cell>
          <table:table-cell office:value-type="float" office:value="1081200" calcext:value-type="float">
            <text:p>1081200</text:p>
          </table:table-cell>
          <table:table-cell office:value-type="float" office:value="0.0160541179993743" calcext:value-type="float">
            <text:p>0.0160541179993743</text:p>
          </table:table-cell>
          <table:table-cell office:value-type="float" office:value="0.97349517099974" calcext:value-type="float">
            <text:p>0.97349517099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table:formula="of:=[.A171]*0.9" office:value-type="float" office:value="1530000" calcext:value-type="float">
            <text:p>1530000</text:p>
          </table:table-cell>
          <table:table-cell table:formula="of:=[.B171]/[.E171]" office:value-type="float" office:value="1.41509433962264" calcext:value-type="float">
            <text:p>1.41509433962264</text:p>
          </table:table-cell>
          <table:table-cell table:formula="of:=([.C171]-1)" office:value-type="percentage" office:value="0.415094339622641" calcext:value-type="percentage">
            <text:p>41.51%</text:p>
          </table:table-cell>
          <table:table-cell office:value-type="float" office:value="1081200" calcext:value-type="float">
            <text:p>1081200</text:p>
          </table:table-cell>
          <table:table-cell office:value-type="float" office:value="0.0162227450000501" calcext:value-type="float">
            <text:p>0.0162227450000501</text:p>
          </table:table-cell>
          <table:table-cell office:value-type="float" office:value="0.989720030000171" calcext:value-type="float">
            <text:p>0.989720030000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10000" calcext:value-type="float">
            <text:p>1710000</text:p>
          </table:table-cell>
          <table:table-cell table:formula="of:=[.A172]*0.9" office:value-type="float" office:value="1539000" calcext:value-type="float">
            <text:p>1539000</text:p>
          </table:table-cell>
          <table:table-cell table:formula="of:=[.B172]/[.E172]" office:value-type="float" office:value="1.42262895174709" calcext:value-type="float">
            <text:p>1.42262895174709</text:p>
          </table:table-cell>
          <table:table-cell table:formula="of:=([.C172]-1)" office:value-type="percentage" office:value="0.422628951747088" calcext:value-type="percentage">
            <text:p>42.26%</text:p>
          </table:table-cell>
          <table:table-cell office:value-type="float" office:value="1081800" calcext:value-type="float">
            <text:p>1081800</text:p>
          </table:table-cell>
          <table:table-cell office:value-type="float" office:value="0.0181556640000053" calcext:value-type="float">
            <text:p>0.0181556640000053</text:p>
          </table:table-cell>
          <table:table-cell office:value-type="float" office:value="1.00787886199942" calcext:value-type="float">
            <text:p>1.0078788619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20000" calcext:value-type="float">
            <text:p>1720000</text:p>
          </table:table-cell>
          <table:table-cell table:formula="of:=[.A173]*0.9" office:value-type="float" office:value="1548000" calcext:value-type="float">
            <text:p>1548000</text:p>
          </table:table-cell>
          <table:table-cell table:formula="of:=[.B173]/[.E173]" office:value-type="float" office:value="1.43094841930116" calcext:value-type="float">
            <text:p>1.43094841930116</text:p>
          </table:table-cell>
          <table:table-cell table:formula="of:=([.C173]-1)" office:value-type="percentage" office:value="0.430948419301165" calcext:value-type="percentage">
            <text:p>43.09%</text:p>
          </table:table-cell>
          <table:table-cell office:value-type="float" office:value="1081800" calcext:value-type="float">
            <text:p>1081800</text:p>
          </table:table-cell>
          <table:table-cell office:value-type="float" office:value="0.0158765059986763" calcext:value-type="float">
            <text:p>0.0158765059986763</text:p>
          </table:table-cell>
          <table:table-cell office:value-type="float" office:value="1.02375769699938" calcext:value-type="float">
            <text:p>1.02375769699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30000" calcext:value-type="float">
            <text:p>1730000</text:p>
          </table:table-cell>
          <table:table-cell table:formula="of:=[.A174]*0.9" office:value-type="float" office:value="1557000" calcext:value-type="float">
            <text:p>1557000</text:p>
          </table:table-cell>
          <table:table-cell table:formula="of:=[.B174]/[.E174]" office:value-type="float" office:value="1.43926788685524" calcext:value-type="float">
            <text:p>1.43926788685524</text:p>
          </table:table-cell>
          <table:table-cell table:formula="of:=([.C174]-1)" office:value-type="percentage" office:value="0.439267886855241" calcext:value-type="percentage">
            <text:p>43.93%</text:p>
          </table:table-cell>
          <table:table-cell office:value-type="float" office:value="1081800" calcext:value-type="float">
            <text:p>1081800</text:p>
          </table:table-cell>
          <table:table-cell office:value-type="float" office:value="0.0225861279996025" calcext:value-type="float">
            <text:p>0.0225861279996025</text:p>
          </table:table-cell>
          <table:table-cell office:value-type="float" office:value="1.04634637100025" calcext:value-type="float">
            <text:p>1.04634637100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40000" calcext:value-type="float">
            <text:p>1740000</text:p>
          </table:table-cell>
          <table:table-cell table:formula="of:=[.A175]*0.9" office:value-type="float" office:value="1566000" calcext:value-type="float">
            <text:p>1566000</text:p>
          </table:table-cell>
          <table:table-cell table:formula="of:=[.B175]/[.E175]" office:value-type="float" office:value="1.33846153846154" calcext:value-type="float">
            <text:p>1.33846153846154</text:p>
          </table:table-cell>
          <table:table-cell table:formula="of:=([.C175]-1)" office:value-type="percentage" office:value="0.338461538461538" calcext:value-type="percentage">
            <text:p>33.85%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0.0121023030005745" calcext:value-type="float">
            <text:p>0.0121023030005745</text:p>
          </table:table-cell>
          <table:table-cell office:value-type="float" office:value="1.05845411200062" calcext:value-type="float">
            <text:p>1.05845411200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176]*0.9" office:value-type="float" office:value="1575000" calcext:value-type="float">
            <text:p>1575000</text:p>
          </table:table-cell>
          <table:table-cell table:formula="of:=[.B176]/[.E176]" office:value-type="float" office:value="1.34615384615385" calcext:value-type="float">
            <text:p>1.34615384615385</text:p>
          </table:table-cell>
          <table:table-cell table:formula="of:=([.C176]-1)" office:value-type="percentage" office:value="0.346153846153846" calcext:value-type="percentage">
            <text:p>34.62%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0.0109883539989823" calcext:value-type="float">
            <text:p>0.0109883539989823</text:p>
          </table:table-cell>
          <table:table-cell office:value-type="float" office:value="1.06944453399956" calcext:value-type="float">
            <text:p>1.06944453399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60000" calcext:value-type="float">
            <text:p>1760000</text:p>
          </table:table-cell>
          <table:table-cell table:formula="of:=[.A177]*0.9" office:value-type="float" office:value="1584000" calcext:value-type="float">
            <text:p>1584000</text:p>
          </table:table-cell>
          <table:table-cell table:formula="of:=[.B177]/[.E177]" office:value-type="float" office:value="1.35384615384615" calcext:value-type="float">
            <text:p>1.35384615384615</text:p>
          </table:table-cell>
          <table:table-cell table:formula="of:=([.C177]-1)" office:value-type="percentage" office:value="0.353846153846154" calcext:value-type="percentage">
            <text:p>35.38%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0.0126765229997545" calcext:value-type="float">
            <text:p>0.0126765229997545</text:p>
          </table:table-cell>
          <table:table-cell office:value-type="float" office:value="1.08212286299931" calcext:value-type="float">
            <text:p>1.08212286299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70000" calcext:value-type="float">
            <text:p>1770000</text:p>
          </table:table-cell>
          <table:table-cell table:formula="of:=[.A178]*0.9" office:value-type="float" office:value="1593000" calcext:value-type="float">
            <text:p>1593000</text:p>
          </table:table-cell>
          <table:table-cell table:formula="of:=[.B178]/[.E178]" office:value-type="float" office:value="1.36153846153846" calcext:value-type="float">
            <text:p>1.36153846153846</text:p>
          </table:table-cell>
          <table:table-cell table:formula="of:=([.C178]-1)" office:value-type="percentage" office:value="0.361538461538462" calcext:value-type="percentage">
            <text:p>36.15%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0.013347944999623" calcext:value-type="float">
            <text:p>0.013347944999623</text:p>
          </table:table-cell>
          <table:table-cell office:value-type="float" office:value="1.09547280799961" calcext:value-type="float">
            <text:p>1.09547280799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80000" calcext:value-type="float">
            <text:p>1780000</text:p>
          </table:table-cell>
          <table:table-cell table:formula="of:=[.A179]*0.9" office:value-type="float" office:value="1602000" calcext:value-type="float">
            <text:p>1602000</text:p>
          </table:table-cell>
          <table:table-cell table:formula="of:=[.B179]/[.E179]" office:value-type="float" office:value="1.36852895950794" calcext:value-type="float">
            <text:p>1.36852895950794</text:p>
          </table:table-cell>
          <table:table-cell table:formula="of:=([.C179]-1)" office:value-type="percentage" office:value="0.368528959507945" calcext:value-type="percentage">
            <text:p>36.85%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0.0126367309985653" calcext:value-type="float">
            <text:p>0.0126367309985653</text:p>
          </table:table-cell>
          <table:table-cell office:value-type="float" office:value="1.10811149899928" calcext:value-type="float">
            <text:p>1.10811149899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790000" calcext:value-type="float">
            <text:p>1790000</text:p>
          </table:table-cell>
          <table:table-cell table:formula="of:=[.A180]*0.9" office:value-type="float" office:value="1611000" calcext:value-type="float">
            <text:p>1611000</text:p>
          </table:table-cell>
          <table:table-cell table:formula="of:=[.B180]/[.E180]" office:value-type="float" office:value="1.376217324449" calcext:value-type="float">
            <text:p>1.376217324449</text:p>
          </table:table-cell>
          <table:table-cell table:formula="of:=([.C180]-1)" office:value-type="percentage" office:value="0.376217324449001" calcext:value-type="percentage">
            <text:p>37.62%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0.0116938720002509" calcext:value-type="float">
            <text:p>0.0116938720002509</text:p>
          </table:table-cell>
          <table:table-cell office:value-type="float" office:value="1.11980783900071" calcext:value-type="float">
            <text:p>1.11980783900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table:formula="of:=[.A181]*0.9" office:value-type="float" office:value="1620000" calcext:value-type="float">
            <text:p>1620000</text:p>
          </table:table-cell>
          <table:table-cell table:formula="of:=[.B181]/[.E181]" office:value-type="float" office:value="1.38390568939006" calcext:value-type="float">
            <text:p>1.38390568939006</text:p>
          </table:table-cell>
          <table:table-cell table:formula="of:=([.C181]-1)" office:value-type="percentage" office:value="0.383905689390056" calcext:value-type="percentage">
            <text:p>38.39%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0.0126418669988198" calcext:value-type="float">
            <text:p>0.0126418669988198</text:p>
          </table:table-cell>
          <table:table-cell office:value-type="float" office:value="1.13245194499905" calcext:value-type="float">
            <text:p>1.13245194499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10000" calcext:value-type="float">
            <text:p>1810000</text:p>
          </table:table-cell>
          <table:table-cell table:formula="of:=[.A182]*0.9" office:value-type="float" office:value="1629000" calcext:value-type="float">
            <text:p>1629000</text:p>
          </table:table-cell>
          <table:table-cell table:formula="of:=[.B182]/[.E182]" office:value-type="float" office:value="1.39159405433111" calcext:value-type="float">
            <text:p>1.39159405433111</text:p>
          </table:table-cell>
          <table:table-cell table:formula="of:=([.C182]-1)" office:value-type="percentage" office:value="0.391594054331112" calcext:value-type="percentage">
            <text:p>39.16%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0.0125505609994434" calcext:value-type="float">
            <text:p>0.0125505609994434</text:p>
          </table:table-cell>
          <table:table-cell office:value-type="float" office:value="1.14500490799946" calcext:value-type="float">
            <text:p>1.14500490799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20000" calcext:value-type="float">
            <text:p>1820000</text:p>
          </table:table-cell>
          <table:table-cell table:formula="of:=[.A183]*0.9" office:value-type="float" office:value="1638000" calcext:value-type="float">
            <text:p>1638000</text:p>
          </table:table-cell>
          <table:table-cell table:formula="of:=[.B183]/[.E183]" office:value-type="float" office:value="1.39856557377049" calcext:value-type="float">
            <text:p>1.39856557377049</text:p>
          </table:table-cell>
          <table:table-cell table:formula="of:=([.C183]-1)" office:value-type="percentage" office:value="0.398565573770492" calcext:value-type="percentage">
            <text:p>39.86%</text:p>
          </table:table-cell>
          <table:table-cell office:value-type="float" office:value="1171200" calcext:value-type="float">
            <text:p>1171200</text:p>
          </table:table-cell>
          <table:table-cell office:value-type="float" office:value="0.0365174379985547" calcext:value-type="float">
            <text:p>0.0365174379985547</text:p>
          </table:table-cell>
          <table:table-cell office:value-type="float" office:value="1.18152424099935" calcext:value-type="float">
            <text:p>1.18152424099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30000" calcext:value-type="float">
            <text:p>1830000</text:p>
          </table:table-cell>
          <table:table-cell table:formula="of:=[.A184]*0.9" office:value-type="float" office:value="1647000" calcext:value-type="float">
            <text:p>1647000</text:p>
          </table:table-cell>
          <table:table-cell table:formula="of:=[.B184]/[.E184]" office:value-type="float" office:value="1.40625" calcext:value-type="float">
            <text:p>1.40625</text:p>
          </table:table-cell>
          <table:table-cell table:formula="of:=([.C184]-1)" office:value-type="percentage" office:value="0.40625" calcext:value-type="percentage">
            <text:p>40.63%</text:p>
          </table:table-cell>
          <table:table-cell office:value-type="float" office:value="1171200" calcext:value-type="float">
            <text:p>1171200</text:p>
          </table:table-cell>
          <table:table-cell office:value-type="float" office:value="0.0130574730010267" calcext:value-type="float">
            <text:p>0.0130574730010267</text:p>
          </table:table-cell>
          <table:table-cell office:value-type="float" office:value="1.19458488400051" calcext:value-type="float">
            <text:p>1.1945848840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40000" calcext:value-type="float">
            <text:p>1840000</text:p>
          </table:table-cell>
          <table:table-cell table:formula="of:=[.A185]*0.9" office:value-type="float" office:value="1656000" calcext:value-type="float">
            <text:p>1656000</text:p>
          </table:table-cell>
          <table:table-cell table:formula="of:=[.B185]/[.E185]" office:value-type="float" office:value="1.41393442622951" calcext:value-type="float">
            <text:p>1.41393442622951</text:p>
          </table:table-cell>
          <table:table-cell table:formula="of:=([.C185]-1)" office:value-type="percentage" office:value="0.413934426229508" calcext:value-type="percentage">
            <text:p>41.39%</text:p>
          </table:table-cell>
          <table:table-cell office:value-type="float" office:value="1171200" calcext:value-type="float">
            <text:p>1171200</text:p>
          </table:table-cell>
          <table:table-cell office:value-type="float" office:value="0.0128726879993337" calcext:value-type="float">
            <text:p>0.0128726879993337</text:p>
          </table:table-cell>
          <table:table-cell office:value-type="float" office:value="1.20746002899978" calcext:value-type="float">
            <text:p>1.20746002899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50000" calcext:value-type="float">
            <text:p>1850000</text:p>
          </table:table-cell>
          <table:table-cell table:formula="of:=[.A186]*0.9" office:value-type="float" office:value="1665000" calcext:value-type="float">
            <text:p>1665000</text:p>
          </table:table-cell>
          <table:table-cell table:formula="of:=[.B186]/[.E186]" office:value-type="float" office:value="1.42089093701997" calcext:value-type="float">
            <text:p>1.42089093701997</text:p>
          </table:table-cell>
          <table:table-cell table:formula="of:=([.C186]-1)" office:value-type="percentage" office:value="0.420890937019969" calcext:value-type="percentage">
            <text:p>42.09%</text:p>
          </table:table-cell>
          <table:table-cell office:value-type="float" office:value="1171800" calcext:value-type="float">
            <text:p>1171800</text:p>
          </table:table-cell>
          <table:table-cell office:value-type="float" office:value="0.0131422480008041" calcext:value-type="float">
            <text:p>0.0131422480008041</text:p>
          </table:table-cell>
          <table:table-cell office:value-type="float" office:value="1.22060486000009" calcext:value-type="float">
            <text:p>1.22060486000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60000" calcext:value-type="float">
            <text:p>1860000</text:p>
          </table:table-cell>
          <table:table-cell table:formula="of:=[.A187]*0.9" office:value-type="float" office:value="1674000" calcext:value-type="float">
            <text:p>1674000</text:p>
          </table:table-cell>
          <table:table-cell table:formula="of:=[.B187]/[.E187]" office:value-type="float" office:value="1.42857142857143" calcext:value-type="float">
            <text:p>1.42857142857143</text:p>
          </table:table-cell>
          <table:table-cell table:formula="of:=([.C187]-1)" office:value-type="percentage" office:value="0.428571428571429" calcext:value-type="percentage">
            <text:p>42.86%</text:p>
          </table:table-cell>
          <table:table-cell office:value-type="float" office:value="1171800" calcext:value-type="float">
            <text:p>1171800</text:p>
          </table:table-cell>
          <table:table-cell office:value-type="float" office:value="0.0132746980016236" calcext:value-type="float">
            <text:p>0.0132746980016236</text:p>
          </table:table-cell>
          <table:table-cell office:value-type="float" office:value="1.2338812880007" calcext:value-type="float">
            <text:p>1.2338812880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70000" calcext:value-type="float">
            <text:p>1870000</text:p>
          </table:table-cell>
          <table:table-cell table:formula="of:=[.A188]*0.9" office:value-type="float" office:value="1683000" calcext:value-type="float">
            <text:p>1683000</text:p>
          </table:table-cell>
          <table:table-cell table:formula="of:=[.B188]/[.E188]" office:value-type="float" office:value="1.43551688843398" calcext:value-type="float">
            <text:p>1.43551688843398</text:p>
          </table:table-cell>
          <table:table-cell table:formula="of:=([.C188]-1)" office:value-type="percentage" office:value="0.435516888433981" calcext:value-type="percentage">
            <text:p>43.55%</text:p>
          </table:table-cell>
          <table:table-cell office:value-type="float" office:value="1172400" calcext:value-type="float">
            <text:p>1172400</text:p>
          </table:table-cell>
          <table:table-cell office:value-type="float" office:value="0.0140854510009376" calcext:value-type="float">
            <text:p>0.0140854510009376</text:p>
          </table:table-cell>
          <table:table-cell office:value-type="float" office:value="1.24797035700067" calcext:value-type="float">
            <text:p>1.2479703570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80000" calcext:value-type="float">
            <text:p>1880000</text:p>
          </table:table-cell>
          <table:table-cell table:formula="of:=[.A189]*0.9" office:value-type="float" office:value="1692000" calcext:value-type="float">
            <text:p>1692000</text:p>
          </table:table-cell>
          <table:table-cell table:formula="of:=[.B189]/[.E189]" office:value-type="float" office:value="1.34285714285714" calcext:value-type="float">
            <text:p>1.34285714285714</text:p>
          </table:table-cell>
          <table:table-cell table:formula="of:=([.C189]-1)" office:value-type="percentage" office:value="0.342857142857143" calcext:value-type="percentage">
            <text:p>34.29%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0.014826507998805" calcext:value-type="float">
            <text:p>0.014826507998805</text:p>
          </table:table-cell>
          <table:table-cell office:value-type="float" office:value="1.2627987399992" calcext:value-type="float">
            <text:p>1.2627987399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table:formula="of:=[.A190]*0.9" office:value-type="float" office:value="1701000" calcext:value-type="float">
            <text:p>1701000</text:p>
          </table:table-cell>
          <table:table-cell table:formula="of:=[.B190]/[.E190]" office:value-type="float" office:value="1.35" calcext:value-type="float">
            <text:p>1.35</text:p>
          </table:table-cell>
          <table:table-cell table:formula="of:=([.C190]-1)" office:value-type="percentage" office:value="0.35" calcext:value-type="percentage">
            <text:p>35.00%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0.0144429829997534" calcext:value-type="float">
            <text:p>0.0144429829997534</text:p>
          </table:table-cell>
          <table:table-cell office:value-type="float" office:value="1.27724372699959" calcext:value-type="float">
            <text:p>1.27724372699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table:formula="of:=[.A191]*0.9" office:value-type="float" office:value="1710000" calcext:value-type="float">
            <text:p>1710000</text:p>
          </table:table-cell>
          <table:table-cell table:formula="of:=[.B191]/[.E191]" office:value-type="float" office:value="1.35714285714286" calcext:value-type="float">
            <text:p>1.35714285714286</text:p>
          </table:table-cell>
          <table:table-cell table:formula="of:=([.C191]-1)" office:value-type="percentage" office:value="0.357142857142857" calcext:value-type="percentage">
            <text:p>35.71%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0.0136854739994305" calcext:value-type="float">
            <text:p>0.0136854739994305</text:p>
          </table:table-cell>
          <table:table-cell office:value-type="float" office:value="1.29093238099995" calcext:value-type="float">
            <text:p>1.29093238099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10000" calcext:value-type="float">
            <text:p>1910000</text:p>
          </table:table-cell>
          <table:table-cell table:formula="of:=[.A192]*0.9" office:value-type="float" office:value="1719000" calcext:value-type="float">
            <text:p>1719000</text:p>
          </table:table-cell>
          <table:table-cell table:formula="of:=[.B192]/[.E192]" office:value-type="float" office:value="1.36428571428571" calcext:value-type="float">
            <text:p>1.36428571428571</text:p>
          </table:table-cell>
          <table:table-cell table:formula="of:=([.C192]-1)" office:value-type="percentage" office:value="0.364285714285714" calcext:value-type="percentage">
            <text:p>36.43%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0.0142747690006217" calcext:value-type="float">
            <text:p>0.0142747690006217</text:p>
          </table:table-cell>
          <table:table-cell office:value-type="float" office:value="1.3052091160007" calcext:value-type="float">
            <text:p>1.3052091160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20000" calcext:value-type="float">
            <text:p>1920000</text:p>
          </table:table-cell>
          <table:table-cell table:formula="of:=[.A193]*0.9" office:value-type="float" office:value="1728000" calcext:value-type="float">
            <text:p>1728000</text:p>
          </table:table-cell>
          <table:table-cell table:formula="of:=[.B193]/[.E193]" office:value-type="float" office:value="1.3707758210376" calcext:value-type="float">
            <text:p>1.3707758210376</text:p>
          </table:table-cell>
          <table:table-cell table:formula="of:=([.C193]-1)" office:value-type="percentage" office:value="0.370775821037601" calcext:value-type="percentage">
            <text:p>37.08%</text:p>
          </table:table-cell>
          <table:table-cell office:value-type="float" office:value="1260600" calcext:value-type="float">
            <text:p>1260600</text:p>
          </table:table-cell>
          <table:table-cell office:value-type="float" office:value="0.0147190099996806" calcext:value-type="float">
            <text:p>0.0147190099996806</text:p>
          </table:table-cell>
          <table:table-cell office:value-type="float" office:value="1.31993022399911" calcext:value-type="float">
            <text:p>1.31993022399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30000" calcext:value-type="float">
            <text:p>1930000</text:p>
          </table:table-cell>
          <table:table-cell table:formula="of:=[.A194]*0.9" office:value-type="float" office:value="1737000" calcext:value-type="float">
            <text:p>1737000</text:p>
          </table:table-cell>
          <table:table-cell table:formula="of:=[.B194]/[.E194]" office:value-type="float" office:value="1.37791527843884" calcext:value-type="float">
            <text:p>1.37791527843884</text:p>
          </table:table-cell>
          <table:table-cell table:formula="of:=([.C194]-1)" office:value-type="percentage" office:value="0.377915278438839" calcext:value-type="percentage">
            <text:p>37.79%</text:p>
          </table:table-cell>
          <table:table-cell office:value-type="float" office:value="1260600" calcext:value-type="float">
            <text:p>1260600</text:p>
          </table:table-cell>
          <table:table-cell office:value-type="float" office:value="0.0160765359996731" calcext:value-type="float">
            <text:p>0.0160765359996731</text:p>
          </table:table-cell>
          <table:table-cell office:value-type="float" office:value="1.33600894099982" calcext:value-type="float">
            <text:p>1.33600894099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40000" calcext:value-type="float">
            <text:p>1940000</text:p>
          </table:table-cell>
          <table:table-cell table:formula="of:=[.A195]*0.9" office:value-type="float" office:value="1746000" calcext:value-type="float">
            <text:p>1746000</text:p>
          </table:table-cell>
          <table:table-cell table:formula="of:=[.B195]/[.E195]" office:value-type="float" office:value="1.38505473584008" calcext:value-type="float">
            <text:p>1.38505473584008</text:p>
          </table:table-cell>
          <table:table-cell table:formula="of:=([.C195]-1)" office:value-type="percentage" office:value="0.385054735840076" calcext:value-type="percentage">
            <text:p>38.51%</text:p>
          </table:table-cell>
          <table:table-cell office:value-type="float" office:value="1260600" calcext:value-type="float">
            <text:p>1260600</text:p>
          </table:table-cell>
          <table:table-cell office:value-type="float" office:value="0.0143013769993559" calcext:value-type="float">
            <text:p>0.0143013769993559</text:p>
          </table:table-cell>
          <table:table-cell office:value-type="float" office:value="1.35031230899949" calcext:value-type="float">
            <text:p>1.35031230899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50000" calcext:value-type="float">
            <text:p>1950000</text:p>
          </table:table-cell>
          <table:table-cell table:formula="of:=[.A196]*0.9" office:value-type="float" office:value="1755000" calcext:value-type="float">
            <text:p>1755000</text:p>
          </table:table-cell>
          <table:table-cell table:formula="of:=[.B196]/[.E196]" office:value-type="float" office:value="1.39219419324131" calcext:value-type="float">
            <text:p>1.39219419324131</text:p>
          </table:table-cell>
          <table:table-cell table:formula="of:=([.C196]-1)" office:value-type="percentage" office:value="0.392194193241314" calcext:value-type="percentage">
            <text:p>39.22%</text:p>
          </table:table-cell>
          <table:table-cell office:value-type="float" office:value="1260600" calcext:value-type="float">
            <text:p>1260600</text:p>
          </table:table-cell>
          <table:table-cell office:value-type="float" office:value="0.0156384549991344" calcext:value-type="float">
            <text:p>0.0156384549991344</text:p>
          </table:table-cell>
          <table:table-cell office:value-type="float" office:value="1.36595272399973" calcext:value-type="float">
            <text:p>1.36595272399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60000" calcext:value-type="float">
            <text:p>1960000</text:p>
          </table:table-cell>
          <table:table-cell table:formula="of:=[.A197]*0.9" office:value-type="float" office:value="1764000" calcext:value-type="float">
            <text:p>1764000</text:p>
          </table:table-cell>
          <table:table-cell table:formula="of:=[.B197]/[.E197]" office:value-type="float" office:value="1.39866793529971" calcext:value-type="float">
            <text:p>1.39866793529971</text:p>
          </table:table-cell>
          <table:table-cell table:formula="of:=([.C197]-1)" office:value-type="percentage" office:value="0.398667935299714" calcext:value-type="percentage">
            <text:p>39.87%</text:p>
          </table:table-cell>
          <table:table-cell office:value-type="float" office:value="1261200" calcext:value-type="float">
            <text:p>1261200</text:p>
          </table:table-cell>
          <table:table-cell office:value-type="float" office:value="0.0167152750000241" calcext:value-type="float">
            <text:p>0.0167152750000241</text:p>
          </table:table-cell>
          <table:table-cell office:value-type="float" office:value="1.38266991199998" calcext:value-type="float">
            <text:p>1.3826699119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70000" calcext:value-type="float">
            <text:p>1970000</text:p>
          </table:table-cell>
          <table:table-cell table:formula="of:=[.A198]*0.9" office:value-type="float" office:value="1773000" calcext:value-type="float">
            <text:p>1773000</text:p>
          </table:table-cell>
          <table:table-cell table:formula="of:=[.B198]/[.E198]" office:value-type="float" office:value="1.4058039961941" calcext:value-type="float">
            <text:p>1.4058039961941</text:p>
          </table:table-cell>
          <table:table-cell table:formula="of:=([.C198]-1)" office:value-type="percentage" office:value="0.405803996194101" calcext:value-type="percentage">
            <text:p>40.58%</text:p>
          </table:table-cell>
          <table:table-cell office:value-type="float" office:value="1261200" calcext:value-type="float">
            <text:p>1261200</text:p>
          </table:table-cell>
          <table:table-cell office:value-type="float" office:value="0.0137330270008533" calcext:value-type="float">
            <text:p>0.0137330270008533</text:p>
          </table:table-cell>
          <table:table-cell office:value-type="float" office:value="1.39640515300016" calcext:value-type="float">
            <text:p>1.39640515300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80000" calcext:value-type="float">
            <text:p>1980000</text:p>
          </table:table-cell>
          <table:table-cell table:formula="of:=[.A199]*0.9" office:value-type="float" office:value="1782000" calcext:value-type="float">
            <text:p>1782000</text:p>
          </table:table-cell>
          <table:table-cell table:formula="of:=[.B199]/[.E199]" office:value-type="float" office:value="1.41226818830243" calcext:value-type="float">
            <text:p>1.41226818830243</text:p>
          </table:table-cell>
          <table:table-cell table:formula="of:=([.C199]-1)" office:value-type="percentage" office:value="0.412268188302425" calcext:value-type="percentage">
            <text:p>41.23%</text:p>
          </table:table-cell>
          <table:table-cell office:value-type="float" office:value="1261800" calcext:value-type="float">
            <text:p>1261800</text:p>
          </table:table-cell>
          <table:table-cell office:value-type="float" office:value="0.0201037040005758" calcext:value-type="float">
            <text:p>0.0201037040005758</text:p>
          </table:table-cell>
          <table:table-cell office:value-type="float" office:value="1.41651079000076" calcext:value-type="float">
            <text:p>1.41651079000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1990000" calcext:value-type="float">
            <text:p>1990000</text:p>
          </table:table-cell>
          <table:table-cell table:formula="of:=[.A200]*0.9" office:value-type="float" office:value="1791000" calcext:value-type="float">
            <text:p>1791000</text:p>
          </table:table-cell>
          <table:table-cell table:formula="of:=[.B200]/[.E200]" office:value-type="float" office:value="1.41940085592011" calcext:value-type="float">
            <text:p>1.41940085592011</text:p>
          </table:table-cell>
          <table:table-cell table:formula="of:=([.C200]-1)" office:value-type="percentage" office:value="0.419400855920114" calcext:value-type="percentage">
            <text:p>41.94%</text:p>
          </table:table-cell>
          <table:table-cell office:value-type="float" office:value="1261800" calcext:value-type="float">
            <text:p>1261800</text:p>
          </table:table-cell>
          <table:table-cell office:value-type="float" office:value="0.018288165998456" calcext:value-type="float">
            <text:p>0.018288165998456</text:p>
          </table:table-cell>
          <table:table-cell office:value-type="float" office:value="1.43480142099907" calcext:value-type="float">
            <text:p>1.43480142099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201]*0.9" office:value-type="float" office:value="1800000" calcext:value-type="float">
            <text:p>1800000</text:p>
          </table:table-cell>
          <table:table-cell table:formula="of:=[.B201]/[.E201]" office:value-type="float" office:value="1.4265335235378" calcext:value-type="float">
            <text:p>1.4265335235378</text:p>
          </table:table-cell>
          <table:table-cell table:formula="of:=([.C201]-1)" office:value-type="percentage" office:value="0.426533523537803" calcext:value-type="percentage">
            <text:p>42.65%</text:p>
          </table:table-cell>
          <table:table-cell office:value-type="float" office:value="1261800" calcext:value-type="float">
            <text:p>1261800</text:p>
          </table:table-cell>
          <table:table-cell office:value-type="float" office:value="0.0149266389998957" calcext:value-type="float">
            <text:p>0.0149266389998957</text:p>
          </table:table-cell>
          <table:table-cell office:value-type="float" office:value="1.44972978999976" calcext:value-type="float">
            <text:p>1.44972978999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, 100, 3200]</text:p>
          </table:table-cell>
          <table:table-cell office:value-type="string" calcext:value-type="string">
            <text:p>[0, 90000, 600]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[10000, 20000, 30000, 40000, 50000, 60000, 70000, 80000, 90000, 100000, 110000, 120000, 130000, 140000, 150000, 160000, 170000, 180000, 190000, 200000, 210000, 220000, 230000, 240000, 250000, 260000, 270000, 280000, 290000, 300000, 310000, 320000, 330000, 340000, 350000, 360000, 370000, 380000, 390000, 400000, 410000, 420000, 430000, 440000, 450000, 460000, 470000, 480000, 490000, 500000, 510000, 520000, 530000, 540000, 550000, 560000, 570000, 580000, 590000, 600000, 610000, 620000, 630000, 640000, 650000, 660000, 670000, 680000, 690000, 700000, 710000, 720000, 730000, 740000, 750000, 760000, 770000, 780000, 790000, 800000, 810000, 820000, 830000, 840000, 850000, 860000, 870000, 880000, 890000, 900000, 910000, 920000, 930000, 940000, 950000, 960000, 970000, 980000, 990000, 1000000, 1010000, 1020000, 1030000, 1040000, 1050000, 1060000, 1070000, 1080000, 1090000, 1100000, 1110000, 1120000, 1130000, 1140000, 1150000, 1160000, 1170000, 1180000, 1190000, 1200000, 1210000, 1220000, 1230000, 1240000, 1250000, 1260000, 1270000, 1280000, 1290000, 1300000, 1310000, 1320000, 1330000, 1340000, 1350000, 1360000, 1370000, 1380000, 1390000, 1400000, 1410000, 1420000, 1430000, 1440000, 1450000, 1460000, 1470000, 1480000, 1490000, 1500000, 1510000, 1520000, 1530000, 1540000, 1550000, 1560000, 1570000, 1580000, 1590000, 1600000, 1610000, 1620000, 1630000, 1640000, 1650000, 1660000, 1670000, 1680000, 1690000, 1700000, 1710000, 1720000, 1730000, 1740000, 1750000, 1760000, 1770000, 1780000, 1790000, 1800000, 1810000, 1820000, 1830000, 1840000, 1850000, 1860000, 1870000, 1880000, 1890000, 1900000, 1910000, 1920000, 1930000, 1940000, 1950000, 1960000, 1970000, 1980000, 1990000, 2000000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.025" calcext:value-type="float">
            <text:p>0.025</text:p>
          </table:table-cell>
          <table:table-cell office:value-type="float" office:value="0.926859375" calcext:value-type="float">
            <text:p>0.926859375</text:p>
          </table:table-cell>
          <table:table-cell office:value-type="float" office:value="1.07891232151587" calcext:value-type="float">
            <text:p>1.07891232151587</text:p>
          </table:table-cell>
          <table:table-cell office:value-type="string" calcext:value-type="string">
            <text:p>-2024-06-0410-04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0:33:33.073446064</dc:date>
    <meta:editing-duration>PT18M35S</meta:editing-duration>
    <meta:editing-cycles>1</meta:editing-cycles>
    <meta:document-statistic meta:table-count="1" meta:cell-count="4020" meta:object-count="0"/>
    <meta:generator>LibreOffice/7.3.7.2$Linux_X86_64 LibreOffice_project/30$Build-2</meta:generator>
  </office:meta>
</office:document-meta>
</file>